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28.95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39.5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t_exclusive_09_10_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IfdefJobId</text:p>
          </table:table-cell>
          <table:table-cell office:value-type="string" calcext:value-type="string">
            <text:p>SimExitCode</text:p>
          </table:table-cell>
          <table:table-cell office:value-type="string" calcext:value-type="string">
            <text:p>VarExitCode</text:p>
          </table:table-cell>
          <table:table-cell office:value-type="string" calcext:value-type="string">
            <text:p>DiffErrors</text:p>
          </table:table-cell>
          <table:table-cell office:value-type="string" calcext:value-type="string">
            <text:p>ErrOnlyInSim</text:p>
          </table:table-cell>
          <table:table-cell office:value-type="string" calcext:value-type="string">
            <text:p>ErrOnlyInVar</text:p>
          </table:table-cell>
          <table:table-cell office:value-type="string" calcext:value-type="string">
            <text:p>OkInBoth</text:p>
          </table:table-cell>
          <table:table-cell office:value-type="string" calcext:value-type="string">
            <text:p>SameErrors</text:p>
          </table:table-cell>
          <table:table-cell office:value-type="string" calcext:value-type="string">
            <text:p>TestOnlyInSim</text:p>
          </table:table-cell>
          <table:table-cell office:value-type="string" calcext:value-type="string">
            <text:p>TestOnlyInVar</text:p>
          </table:table-cell>
          <table:table-cell office:value-type="string" calcext:value-type="string">
            <text:p>VarTime</text:p>
          </table:table-cell>
          <table:table-cell office:value-type="string" calcext:value-type="string">
            <text:p>SimTime</text:p>
          </table:table-cell>
          <table:table-cell office:value-type="string" calcext:value-type="string">
            <text:p>TestDir</text:p>
          </table:table-cell>
          <table:table-cell office:value-type="string" calcext:value-type="string">
            <text:p>TestCfg</text:p>
          </table:table-cell>
          <table:table-cell office:value-type="string" calcext:value-type="string">
            <text:p>ProgramCfg</text:p>
          </table:table-cell>
          <table:table-cell office:value-type="string" calcext:value-type="string">
            <text:p>TimeDiff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71" calcext:value-type="float">
            <text:p>334.71</text:p>
          </table:table-cell>
          <table:table-cell office:value-type="float" office:value="342.2" calcext:value-type="float">
            <text:p>342.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0.h</text:p>
          </table:table-cell>
          <table:table-cell table:formula="of:=IF([.L2]+[.M2]&gt;0; ((([.M2]-[.L2]))*100)/(([.M2]+[.L2])/2);0)" office:value-type="float" office:value="2.21299729653869" calcext:value-type="float">
            <text:p>2.212997296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84" calcext:value-type="float">
            <text:p>336.84</text:p>
          </table:table-cell>
          <table:table-cell office:value-type="float" office:value="342.54" calcext:value-type="float">
            <text:p>342.5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1.h</text:p>
          </table:table-cell>
          <table:table-cell table:formula="of:=IF([.L3]+[.M3]&gt;0; ((([.M3]-[.L3]))*100)/(([.M3]+[.L3])/2);0)" office:value-type="float" office:value="1.67800052989492" calcext:value-type="float">
            <text:p>1.67800052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16" calcext:value-type="float">
            <text:p>346.16</text:p>
          </table:table-cell>
          <table:table-cell office:value-type="float" office:value="352.14" calcext:value-type="float">
            <text:p>352.1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2.h</text:p>
          </table:table-cell>
          <table:table-cell table:formula="of:=IF([.L4]+[.M4]&gt;0; ((([.M4]-[.L4]))*100)/(([.M4]+[.L4])/2);0)" office:value-type="float" office:value="1.71273091794357" calcext:value-type="float">
            <text:p>1.712730917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23" calcext:value-type="float">
            <text:p>344.23</text:p>
          </table:table-cell>
          <table:table-cell office:value-type="float" office:value="348.64" calcext:value-type="float">
            <text:p>348.6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3.h</text:p>
          </table:table-cell>
          <table:table-cell table:formula="of:=IF([.L5]+[.M5]&gt;0; ((([.M5]-[.L5]))*100)/(([.M5]+[.L5])/2);0)" office:value-type="float" office:value="1.27296606867088" calcext:value-type="float">
            <text:p>1.272966068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77" calcext:value-type="float">
            <text:p>327.7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4.h</text:p>
          </table:table-cell>
          <table:table-cell table:formula="of:=IF([.L6]+[.M6]&gt;0; ((([.M6]-[.L6]))*100)/(([.M6]+[.L6])/2);0)" office:value-type="float" office:value="1.2822650317535" calcext:value-type="float">
            <text:p>1.28226503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82" calcext:value-type="float">
            <text:p>334.82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5.h</text:p>
          </table:table-cell>
          <table:table-cell table:formula="of:=IF([.L7]+[.M7]&gt;0; ((([.M7]-[.L7]))*100)/(([.M7]+[.L7])/2);0)" office:value-type="float" office:value="1.89923971245156" calcext:value-type="float">
            <text:p>1.899239712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5" calcext:value-type="float">
            <text:p>303.5</text:p>
          </table:table-cell>
          <table:table-cell office:value-type="float" office:value="300.62" calcext:value-type="float">
            <text:p>300.6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6.h</text:p>
          </table:table-cell>
          <table:table-cell table:formula="of:=IF([.L8]+[.M8]&gt;0; ((([.M8]-[.L8]))*100)/(([.M8]+[.L8])/2);0)" office:value-type="float" office:value="-0.953452956366283" calcext:value-type="float">
            <text:p>-0.953452956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77" calcext:value-type="float">
            <text:p>325.77</text:p>
          </table:table-cell>
          <table:table-cell office:value-type="float" office:value="327.3" calcext:value-type="float">
            <text:p>327.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7.h</text:p>
          </table:table-cell>
          <table:table-cell table:formula="of:=IF([.L9]+[.M9]&gt;0; ((([.M9]-[.L9]))*100)/(([.M9]+[.L9])/2);0)" office:value-type="float" office:value="0.468556203776021" calcext:value-type="float">
            <text:p>0.46855620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16" calcext:value-type="float">
            <text:p>367.16</text:p>
          </table:table-cell>
          <table:table-cell office:value-type="float" office:value="369.76" calcext:value-type="float">
            <text:p>369.7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8.h</text:p>
          </table:table-cell>
          <table:table-cell table:formula="of:=IF([.L10]+[.M10]&gt;0; ((([.M10]-[.L10]))*100)/(([.M10]+[.L10])/2);0)" office:value-type="float" office:value="0.705639689518527" calcext:value-type="float">
            <text:p>0.705639689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78" calcext:value-type="float">
            <text:p>338.78</text:p>
          </table:table-cell>
          <table:table-cell office:value-type="float" office:value="342.46" calcext:value-type="float">
            <text:p>342.4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9.h</text:p>
          </table:table-cell>
          <table:table-cell table:formula="of:=IF([.L11]+[.M11]&gt;0; ((([.M11]-[.L11]))*100)/(([.M11]+[.L11])/2);0)" office:value-type="float" office:value="1.08038283130762" calcext:value-type="float">
            <text:p>1.08038283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25" calcext:value-type="float">
            <text:p>338.25</text:p>
          </table:table-cell>
          <table:table-cell office:value-type="float" office:value="342.12" calcext:value-type="float">
            <text:p>342.1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1.h</text:p>
          </table:table-cell>
          <table:table-cell table:formula="of:=IF([.L12]+[.M12]&gt;0; ((([.M12]-[.L12]))*100)/(([.M12]+[.L12])/2);0)" office:value-type="float" office:value="1.13761629701486" calcext:value-type="float">
            <text:p>1.1376162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3.2" calcext:value-type="float">
            <text:p>343.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4.h</text:p>
          </table:table-cell>
          <table:table-cell table:formula="of:=IF([.L13]+[.M13]&gt;0; ((([.M13]-[.L13]))*100)/(([.M13]+[.L13])/2);0)" office:value-type="float" office:value="-0.786521745439781" calcext:value-type="float">
            <text:p>-0.786521745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.08" calcext:value-type="float">
            <text:p>340.08</text:p>
          </table:table-cell>
          <table:table-cell office:value-type="float" office:value="338.47" calcext:value-type="float">
            <text:p>338.4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7.h</text:p>
          </table:table-cell>
          <table:table-cell table:formula="of:=IF([.L14]+[.M14]&gt;0; ((([.M14]-[.L14]))*100)/(([.M14]+[.L14])/2);0)" office:value-type="float" office:value="-0.474541301304239" calcext:value-type="float">
            <text:p>-0.474541301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98" calcext:value-type="float">
            <text:p>332.98</text:p>
          </table:table-cell>
          <table:table-cell office:value-type="float" office:value="336.62" calcext:value-type="float">
            <text:p>336.6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9.h</text:p>
          </table:table-cell>
          <table:table-cell table:formula="of:=IF([.L15]+[.M15]&gt;0; ((([.M15]-[.L15]))*100)/(([.M15]+[.L15])/2);0)" office:value-type="float" office:value="1.08721624850657" calcext:value-type="float">
            <text:p>1.087216248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24" calcext:value-type="float">
            <text:p>325.24</text:p>
          </table:table-cell>
          <table:table-cell office:value-type="float" office:value="331.78" calcext:value-type="float">
            <text:p>331.7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0.h</text:p>
          </table:table-cell>
          <table:table-cell table:formula="of:=IF([.L16]+[.M16]&gt;0; ((([.M16]-[.L16]))*100)/(([.M16]+[.L16])/2);0)" office:value-type="float" office:value="1.99080697695655" calcext:value-type="float">
            <text:p>1.99080697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53" calcext:value-type="float">
            <text:p>382.53</text:p>
          </table:table-cell>
          <table:table-cell office:value-type="float" office:value="387.08" calcext:value-type="float">
            <text:p>387.0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1.h</text:p>
          </table:table-cell>
          <table:table-cell table:formula="of:=IF([.L17]+[.M17]&gt;0; ((([.M17]-[.L17]))*100)/(([.M17]+[.L17])/2);0)" office:value-type="float" office:value="1.18241706838529" calcext:value-type="float">
            <text:p>1.182417068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15" calcext:value-type="float">
            <text:p>323.15</text:p>
          </table:table-cell>
          <table:table-cell office:value-type="float" office:value="325.64" calcext:value-type="float">
            <text:p>325.6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2.h</text:p>
          </table:table-cell>
          <table:table-cell table:formula="of:=IF([.L18]+[.M18]&gt;0; ((([.M18]-[.L18]))*100)/(([.M18]+[.L18])/2);0)" office:value-type="float" office:value="0.767582730929888" calcext:value-type="float">
            <text:p>0.76758273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42" calcext:value-type="float">
            <text:p>133.42</text:p>
          </table:table-cell>
          <table:table-cell office:value-type="float" office:value="132.29" calcext:value-type="float">
            <text:p>132.2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0.h</text:p>
          </table:table-cell>
          <table:table-cell table:formula="of:=IF([.L19]+[.M19]&gt;0; ((([.M19]-[.L19]))*100)/(([.M19]+[.L19])/2);0)" office:value-type="float" office:value="-0.850551352978808" calcext:value-type="float">
            <text:p>-0.85055135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01" calcext:value-type="float">
            <text:p>137.01</text:p>
          </table:table-cell>
          <table:table-cell office:value-type="float" office:value="137.35" calcext:value-type="float">
            <text:p>137.3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1.h</text:p>
          </table:table-cell>
          <table:table-cell table:formula="of:=IF([.L20]+[.M20]&gt;0; ((([.M20]-[.L20]))*100)/(([.M20]+[.L20])/2);0)" office:value-type="float" office:value="0.247849540749383" calcext:value-type="float">
            <text:p>0.247849540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19" calcext:value-type="float">
            <text:p>140.19</text:p>
          </table:table-cell>
          <table:table-cell office:value-type="float" office:value="139.92" calcext:value-type="float">
            <text:p>139.9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2.h</text:p>
          </table:table-cell>
          <table:table-cell table:formula="of:=IF([.L21]+[.M21]&gt;0; ((([.M21]-[.L21]))*100)/(([.M21]+[.L21])/2);0)" office:value-type="float" office:value="-0.192781407304281" calcext:value-type="float">
            <text:p>-0.192781407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1" calcext:value-type="float">
            <text:p>145.91</text:p>
          </table:table-cell>
          <table:table-cell office:value-type="float" office:value="140.92" calcext:value-type="float">
            <text:p>140.9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3.h</text:p>
          </table:table-cell>
          <table:table-cell table:formula="of:=IF([.L22]+[.M22]&gt;0; ((([.M22]-[.L22]))*100)/(([.M22]+[.L22])/2);0)" office:value-type="float" office:value="-3.47941289265419" calcext:value-type="float">
            <text:p>-3.479412892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33" calcext:value-type="float">
            <text:p>141.33</text:p>
          </table:table-cell>
          <table:table-cell office:value-type="float" office:value="139.72" calcext:value-type="float">
            <text:p>139.7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4.h</text:p>
          </table:table-cell>
          <table:table-cell table:formula="of:=IF([.L23]+[.M23]&gt;0; ((([.M23]-[.L23]))*100)/(([.M23]+[.L23])/2);0)" office:value-type="float" office:value="-1.14570361145705" calcext:value-type="float">
            <text:p>-1.14570361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24" calcext:value-type="float">
            <text:p>134.24</text:p>
          </table:table-cell>
          <table:table-cell office:value-type="float" office:value="133.62" calcext:value-type="float">
            <text:p>133.6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5.h</text:p>
          </table:table-cell>
          <table:table-cell table:formula="of:=IF([.L24]+[.M24]&gt;0; ((([.M24]-[.L24]))*100)/(([.M24]+[.L24])/2);0)" office:value-type="float" office:value="-0.462928395430452" calcext:value-type="float">
            <text:p>-0.462928395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48" calcext:value-type="float">
            <text:p>137.48</text:p>
          </table:table-cell>
          <table:table-cell office:value-type="float" office:value="136.39" calcext:value-type="float">
            <text:p>136.3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6.h</text:p>
          </table:table-cell>
          <table:table-cell table:formula="of:=IF([.L25]+[.M25]&gt;0; ((([.M25]-[.L25]))*100)/(([.M25]+[.L25])/2);0)" office:value-type="float" office:value="-0.795998101288935" calcext:value-type="float">
            <text:p>-0.79599810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12" calcext:value-type="float">
            <text:p>132.12</text:p>
          </table:table-cell>
          <table:table-cell office:value-type="float" office:value="131.96" calcext:value-type="float">
            <text:p>131.9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7.h</text:p>
          </table:table-cell>
          <table:table-cell table:formula="of:=IF([.L26]+[.M26]&gt;0; ((([.M26]-[.L26]))*100)/(([.M26]+[.L26])/2);0)" office:value-type="float" office:value="-0.121175401393515" calcext:value-type="float">
            <text:p>-0.12117540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61" calcext:value-type="float">
            <text:p>139.61</text:p>
          </table:table-cell>
          <table:table-cell office:value-type="float" office:value="139.76" calcext:value-type="float">
            <text:p>139.7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8.h</text:p>
          </table:table-cell>
          <table:table-cell table:formula="of:=IF([.L27]+[.M27]&gt;0; ((([.M27]-[.L27]))*100)/(([.M27]+[.L27])/2);0)" office:value-type="float" office:value="0.107384472205303" calcext:value-type="float">
            <text:p>0.107384472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45" calcext:value-type="float">
            <text:p>138.4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9.h</text:p>
          </table:table-cell>
          <table:table-cell table:formula="of:=IF([.L28]+[.M28]&gt;0; ((([.M28]-[.L28]))*100)/(([.M28]+[.L28])/2);0)" office:value-type="float" office:value="-0.68853053089327" calcext:value-type="float">
            <text:p>-0.688530530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22" calcext:value-type="float">
            <text:p>134.22</text:p>
          </table:table-cell>
          <table:table-cell office:value-type="float" office:value="132.59" calcext:value-type="float">
            <text:p>132.5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1.h</text:p>
          </table:table-cell>
          <table:table-cell table:formula="of:=IF([.L29]+[.M29]&gt;0; ((([.M29]-[.L29]))*100)/(([.M29]+[.L29])/2);0)" office:value-type="float" office:value="-1.22184325924815" calcext:value-type="float">
            <text:p>-1.221843259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83" calcext:value-type="float">
            <text:p>140.83</text:p>
          </table:table-cell>
          <table:table-cell office:value-type="float" office:value="138.15" calcext:value-type="float">
            <text:p>138.1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2.h</text:p>
          </table:table-cell>
          <table:table-cell table:formula="of:=IF([.L30]+[.M30]&gt;0; ((([.M30]-[.L30]))*100)/(([.M30]+[.L30])/2);0)" office:value-type="float" office:value="-1.92128467990537" calcext:value-type="float">
            <text:p>-1.921284679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57" calcext:value-type="float">
            <text:p>140.57</text:p>
          </table:table-cell>
          <table:table-cell office:value-type="float" office:value="138.96" calcext:value-type="float">
            <text:p>138.9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3.h</text:p>
          </table:table-cell>
          <table:table-cell table:formula="of:=IF([.L31]+[.M31]&gt;0; ((([.M31]-[.L31]))*100)/(([.M31]+[.L31])/2);0)" office:value-type="float" office:value="-1.15193360283332" calcext:value-type="float">
            <text:p>-1.151933602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54" calcext:value-type="float">
            <text:p>133.54</text:p>
          </table:table-cell>
          <table:table-cell office:value-type="float" office:value="132.61" calcext:value-type="float">
            <text:p>132.6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4.h</text:p>
          </table:table-cell>
          <table:table-cell table:formula="of:=IF([.L32]+[.M32]&gt;0; ((([.M32]-[.L32]))*100)/(([.M32]+[.L32])/2);0)" office:value-type="float" office:value="-0.698854029682494" calcext:value-type="float">
            <text:p>-0.698854029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52" calcext:value-type="float">
            <text:p>135.52</text:p>
          </table:table-cell>
          <table:table-cell office:value-type="float" office:value="136.32" calcext:value-type="float">
            <text:p>136.3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6.h</text:p>
          </table:table-cell>
          <table:table-cell table:formula="of:=IF([.L33]+[.M33]&gt;0; ((([.M33]-[.L33]))*100)/(([.M33]+[.L33])/2);0)" office:value-type="float" office:value="0.588581518540305" calcext:value-type="float">
            <text:p>0.588581518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38" calcext:value-type="float">
            <text:p>132.38</text:p>
          </table:table-cell>
          <table:table-cell office:value-type="float" office:value="132.32" calcext:value-type="float">
            <text:p>132.3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7.h</text:p>
          </table:table-cell>
          <table:table-cell table:formula="of:=IF([.L34]+[.M34]&gt;0; ((([.M34]-[.L34]))*100)/(([.M34]+[.L34])/2);0)" office:value-type="float" office:value="-0.0453343407631298" calcext:value-type="float">
            <text:p>-0.04533434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85" calcext:value-type="float">
            <text:p>138.85</text:p>
          </table:table-cell>
          <table:table-cell office:value-type="float" office:value="137.03" calcext:value-type="float">
            <text:p>137.0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9.h</text:p>
          </table:table-cell>
          <table:table-cell table:formula="of:=IF([.L35]+[.M35]&gt;0; ((([.M35]-[.L35]))*100)/(([.M35]+[.L35])/2);0)" office:value-type="float" office:value="-1.31941423807452" calcext:value-type="float">
            <text:p>-1.319414238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97" calcext:value-type="float">
            <text:p>140.97</text:p>
          </table:table-cell>
          <table:table-cell office:value-type="float" office:value="140.99" calcext:value-type="float">
            <text:p>140.9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0.h</text:p>
          </table:table-cell>
          <table:table-cell table:formula="of:=IF([.L36]+[.M36]&gt;0; ((([.M36]-[.L36]))*100)/(([.M36]+[.L36])/2);0)" office:value-type="float" office:value="0.0141864094197831" calcext:value-type="float">
            <text:p>0.01418640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29" calcext:value-type="float">
            <text:p>148.29</text:p>
          </table:table-cell>
          <table:table-cell office:value-type="float" office:value="146.4" calcext:value-type="float">
            <text:p>146.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1.h</text:p>
          </table:table-cell>
          <table:table-cell table:formula="of:=IF([.L37]+[.M37]&gt;0; ((([.M37]-[.L37]))*100)/(([.M37]+[.L37])/2);0)" office:value-type="float" office:value="-1.28270385829176" calcext:value-type="float">
            <text:p>-1.282703858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24" calcext:value-type="float">
            <text:p>131.24</text:p>
          </table:table-cell>
          <table:table-cell office:value-type="float" office:value="129.32" calcext:value-type="float">
            <text:p>129.3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2.h</text:p>
          </table:table-cell>
          <table:table-cell table:formula="of:=IF([.L38]+[.M38]&gt;0; ((([.M38]-[.L38]))*100)/(([.M38]+[.L38])/2);0)" office:value-type="float" office:value="-1.47374884863372" calcext:value-type="float">
            <text:p>-1.473748848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85.25" calcext:value-type="float">
            <text:p>285.2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0.h</text:p>
          </table:table-cell>
          <table:table-cell table:formula="of:=IF([.L39]+[.M39]&gt;0; ((([.M39]-[.L39]))*100)/(([.M39]+[.L39])/2);0)" office:value-type="float" office:value="0.43917435221783" calcext:value-type="float">
            <text:p>0.439174352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83" calcext:value-type="float">
            <text:p>290.83</text:p>
          </table:table-cell>
          <table:table-cell office:value-type="float" office:value="294.47" calcext:value-type="float">
            <text:p>294.4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1.h</text:p>
          </table:table-cell>
          <table:table-cell table:formula="of:=IF([.L40]+[.M40]&gt;0; ((([.M40]-[.L40]))*100)/(([.M40]+[.L40])/2);0)" office:value-type="float" office:value="1.24380659490861" calcext:value-type="float">
            <text:p>1.243806594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44" calcext:value-type="float">
            <text:p>323.44</text:p>
          </table:table-cell>
          <table:table-cell office:value-type="float" office:value="325.89" calcext:value-type="float">
            <text:p>325.8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2.h</text:p>
          </table:table-cell>
          <table:table-cell table:formula="of:=IF([.L41]+[.M41]&gt;0; ((([.M41]-[.L41]))*100)/(([.M41]+[.L41])/2);0)" office:value-type="float" office:value="0.754623997043103" calcext:value-type="float">
            <text:p>0.75462399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8" calcext:value-type="float">
            <text:p>314.8</text:p>
          </table:table-cell>
          <table:table-cell office:value-type="float" office:value="318.11" calcext:value-type="float">
            <text:p>318.1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3.h</text:p>
          </table:table-cell>
          <table:table-cell table:formula="of:=IF([.L42]+[.M42]&gt;0; ((([.M42]-[.L42]))*100)/(([.M42]+[.L42])/2);0)" office:value-type="float" office:value="1.04596230111706" calcext:value-type="float">
            <text:p>1.045962301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42" calcext:value-type="float">
            <text:p>280.42</text:p>
          </table:table-cell>
          <table:table-cell office:value-type="float" office:value="284.15" calcext:value-type="float">
            <text:p>284.1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4.h</text:p>
          </table:table-cell>
          <table:table-cell table:formula="of:=IF([.L43]+[.M43]&gt;0; ((([.M43]-[.L43]))*100)/(([.M43]+[.L43])/2);0)" office:value-type="float" office:value="1.32135961882493" calcext:value-type="float">
            <text:p>1.321359618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13" calcext:value-type="float">
            <text:p>298.13</text:p>
          </table:table-cell>
          <table:table-cell office:value-type="float" office:value="300.32" calcext:value-type="float">
            <text:p>300.3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5.h</text:p>
          </table:table-cell>
          <table:table-cell table:formula="of:=IF([.L44]+[.M44]&gt;0; ((([.M44]-[.L44]))*100)/(([.M44]+[.L44])/2);0)" office:value-type="float" office:value="0.731890717687358" calcext:value-type="float">
            <text:p>0.731890717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66" calcext:value-type="float">
            <text:p>277.66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6.h</text:p>
          </table:table-cell>
          <table:table-cell table:formula="of:=IF([.L45]+[.M45]&gt;0; ((([.M45]-[.L45]))*100)/(([.M45]+[.L45])/2);0)" office:value-type="float" office:value="0.967707250636174" calcext:value-type="float">
            <text:p>0.967707250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78" calcext:value-type="float">
            <text:p>298.78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7.h</text:p>
          </table:table-cell>
          <table:table-cell table:formula="of:=IF([.L46]+[.M46]&gt;0; ((([.M46]-[.L46]))*100)/(([.M46]+[.L46])/2);0)" office:value-type="float" office:value="1.17122512810276" calcext:value-type="float">
            <text:p>1.171225128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9.74" calcext:value-type="float">
            <text:p>369.7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8.h</text:p>
          </table:table-cell>
          <table:table-cell table:formula="of:=IF([.L47]+[.M47]&gt;0; ((([.M47]-[.L47]))*100)/(([.M47]+[.L47])/2);0)" office:value-type="float" office:value="2.34502195892791" calcext:value-type="float">
            <text:p>2.345021958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12" calcext:value-type="float">
            <text:p>277.12</text:p>
          </table:table-cell>
          <table:table-cell office:value-type="float" office:value="283.76" calcext:value-type="float">
            <text:p>283.7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9.h</text:p>
          </table:table-cell>
          <table:table-cell table:formula="of:=IF([.L48]+[.M48]&gt;0; ((([.M48]-[.L48]))*100)/(([.M48]+[.L48])/2);0)" office:value-type="float" office:value="2.36770788760519" calcext:value-type="float">
            <text:p>2.367707887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84" calcext:value-type="float">
            <text:p>283.84</text:p>
          </table:table-cell>
          <table:table-cell office:value-type="float" office:value="287.83" calcext:value-type="float">
            <text:p>287.8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1.h</text:p>
          </table:table-cell>
          <table:table-cell table:formula="of:=IF([.L49]+[.M49]&gt;0; ((([.M49]-[.L49]))*100)/(([.M49]+[.L49])/2);0)" office:value-type="float" office:value="1.3959102279287" calcext:value-type="float">
            <text:p>1.395910227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38" calcext:value-type="float">
            <text:p>287.38</text:p>
          </table:table-cell>
          <table:table-cell office:value-type="float" office:value="290.28" calcext:value-type="float">
            <text:p>290.2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2.h</text:p>
          </table:table-cell>
          <table:table-cell table:formula="of:=IF([.L50]+[.M50]&gt;0; ((([.M50]-[.L50]))*100)/(([.M50]+[.L50])/2);0)" office:value-type="float" office:value="1.00405082574524" calcext:value-type="float">
            <text:p>1.004050825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57" calcext:value-type="float">
            <text:p>301.57</text:p>
          </table:table-cell>
          <table:table-cell office:value-type="float" office:value="302.85" calcext:value-type="float">
            <text:p>302.8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4.h</text:p>
          </table:table-cell>
          <table:table-cell table:formula="of:=IF([.L51]+[.M51]&gt;0; ((([.M51]-[.L51]))*100)/(([.M51]+[.L51])/2);0)" office:value-type="float" office:value="0.423546540485103" calcext:value-type="float">
            <text:p>0.42354654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76" calcext:value-type="float">
            <text:p>280.76</text:p>
          </table:table-cell>
          <table:table-cell office:value-type="float" office:value="281.77" calcext:value-type="float">
            <text:p>281.7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6.h</text:p>
          </table:table-cell>
          <table:table-cell table:formula="of:=IF([.L52]+[.M52]&gt;0; ((([.M52]-[.L52]))*100)/(([.M52]+[.L52])/2);0)" office:value-type="float" office:value="0.359091959539932" calcext:value-type="float">
            <text:p>0.359091959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95" calcext:value-type="float">
            <text:p>291.95</text:p>
          </table:table-cell>
          <table:table-cell office:value-type="float" office:value="293.45" calcext:value-type="float">
            <text:p>293.4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7.h</text:p>
          </table:table-cell>
          <table:table-cell table:formula="of:=IF([.L53]+[.M53]&gt;0; ((([.M53]-[.L53]))*100)/(([.M53]+[.L53])/2);0)" office:value-type="float" office:value="0.512470105910489" calcext:value-type="float">
            <text:p>0.51247010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9.h</text:p>
          </table:table-cell>
          <table:table-cell table:formula="of:=IF([.L54]+[.M54]&gt;0; ((([.M54]-[.L54]))*100)/(([.M54]+[.L54])/2);0)" office:value-type="float" office:value="-0.124819457570288" calcext:value-type="float">
            <text:p>-0.124819457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09" calcext:value-type="float">
            <text:p>295.09</text:p>
          </table:table-cell>
          <table:table-cell office:value-type="float" office:value="296.24" calcext:value-type="float">
            <text:p>296.2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0.h</text:p>
          </table:table-cell>
          <table:table-cell table:formula="of:=IF([.L55]+[.M55]&gt;0; ((([.M55]-[.L55]))*100)/(([.M55]+[.L55])/2);0)" office:value-type="float" office:value="0.388953714507985" calcext:value-type="float">
            <text:p>0.388953714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16" calcext:value-type="float">
            <text:p>330.16</text:p>
          </table:table-cell>
          <table:table-cell office:value-type="float" office:value="335.38" calcext:value-type="float">
            <text:p>335.3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1.h</text:p>
          </table:table-cell>
          <table:table-cell table:formula="of:=IF([.L56]+[.M56]&gt;0; ((([.M56]-[.L56]))*100)/(([.M56]+[.L56])/2);0)" office:value-type="float" office:value="1.56865102022417" calcext:value-type="float">
            <text:p>1.568651020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office:value-type="float" office:value="303.85" calcext:value-type="float">
            <text:p>303.8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2.h</text:p>
          </table:table-cell>
          <table:table-cell table:formula="of:=IF([.L57]+[.M57]&gt;0; ((([.M57]-[.L57]))*100)/(([.M57]+[.L57])/2);0)" office:value-type="float" office:value="0.736617834079316" calcext:value-type="float">
            <text:p>0.736617834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93" calcext:value-type="float">
            <text:p>318.93</text:p>
          </table:table-cell>
          <table:table-cell office:value-type="float" office:value="318.66" calcext:value-type="float">
            <text:p>318.6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0.h</text:p>
          </table:table-cell>
          <table:table-cell table:formula="of:=IF([.L58]+[.M58]&gt;0; ((([.M58]-[.L58]))*100)/(([.M58]+[.L58])/2);0)" office:value-type="float" office:value="-0.0846939255634442" calcext:value-type="float">
            <text:p>-0.084693925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.84" calcext:value-type="float">
            <text:p>319.84</text:p>
          </table:table-cell>
          <table:table-cell office:value-type="float" office:value="322.62" calcext:value-type="float">
            <text:p>322.6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1.h</text:p>
          </table:table-cell>
          <table:table-cell table:formula="of:=IF([.L59]+[.M59]&gt;0; ((([.M59]-[.L59]))*100)/(([.M59]+[.L59])/2);0)" office:value-type="float" office:value="0.865423528313056" calcext:value-type="float">
            <text:p>0.865423528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34" calcext:value-type="float">
            <text:p>330.34</text:p>
          </table:table-cell>
          <table:table-cell office:value-type="float" office:value="331.56" calcext:value-type="float">
            <text:p>331.5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2.h</text:p>
          </table:table-cell>
          <table:table-cell table:formula="of:=IF([.L60]+[.M60]&gt;0; ((([.M60]-[.L60]))*100)/(([.M60]+[.L60])/2);0)" office:value-type="float" office:value="0.368635745580912" calcext:value-type="float">
            <text:p>0.368635745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.71" calcext:value-type="float">
            <text:p>312.71</text:p>
          </table:table-cell>
          <table:table-cell office:value-type="float" office:value="316.99" calcext:value-type="float">
            <text:p>316.9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3.h</text:p>
          </table:table-cell>
          <table:table-cell table:formula="of:=IF([.L61]+[.M61]&gt;0; ((([.M61]-[.L61]))*100)/(([.M61]+[.L61])/2);0)" office:value-type="float" office:value="1.35937748134033" calcext:value-type="float">
            <text:p>1.35937748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32.8" calcext:value-type="float">
            <text:p>332.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4.h</text:p>
          </table:table-cell>
          <table:table-cell table:formula="of:=IF([.L62]+[.M62]&gt;0; ((([.M62]-[.L62]))*100)/(([.M62]+[.L62])/2);0)" office:value-type="float" office:value="1.9478746321187" calcext:value-type="float">
            <text:p>1.94787463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99" calcext:value-type="float">
            <text:p>317.99</text:p>
          </table:table-cell>
          <table:table-cell office:value-type="float" office:value="321.81" calcext:value-type="float">
            <text:p>321.8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5.h</text:p>
          </table:table-cell>
          <table:table-cell table:formula="of:=IF([.L63]+[.M63]&gt;0; ((([.M63]-[.L63]))*100)/(([.M63]+[.L63])/2);0)" office:value-type="float" office:value="1.19412316348859" calcext:value-type="float">
            <text:p>1.194123163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.33" calcext:value-type="float">
            <text:p>308.33</text:p>
          </table:table-cell>
          <table:table-cell office:value-type="float" office:value="306.02" calcext:value-type="float">
            <text:p>306.0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6.h</text:p>
          </table:table-cell>
          <table:table-cell table:formula="of:=IF([.L64]+[.M64]&gt;0; ((([.M64]-[.L64]))*100)/(([.M64]+[.L64])/2);0)" office:value-type="float" office:value="-0.752014324082364" calcext:value-type="float">
            <text:p>-0.752014324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26" calcext:value-type="float">
            <text:p>323.26</text:p>
          </table:table-cell>
          <table:table-cell office:value-type="float" office:value="320.55" calcext:value-type="float">
            <text:p>320.5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7.h</text:p>
          </table:table-cell>
          <table:table-cell table:formula="of:=IF([.L65]+[.M65]&gt;0; ((([.M65]-[.L65]))*100)/(([.M65]+[.L65])/2);0)" office:value-type="float" office:value="-0.841863282645495" calcext:value-type="float">
            <text:p>-0.841863282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33" calcext:value-type="float">
            <text:p>352.33</text:p>
          </table:table-cell>
          <table:table-cell office:value-type="float" office:value="361.94" calcext:value-type="float">
            <text:p>361.9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8.h</text:p>
          </table:table-cell>
          <table:table-cell table:formula="of:=IF([.L66]+[.M66]&gt;0; ((([.M66]-[.L66]))*100)/(([.M66]+[.L66])/2);0)" office:value-type="float" office:value="2.69085919890238" calcext:value-type="float">
            <text:p>2.690859198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19" calcext:value-type="float">
            <text:p>346.19</text:p>
          </table:table-cell>
          <table:table-cell office:value-type="float" office:value="343.04" calcext:value-type="float">
            <text:p>343.0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9.h</text:p>
          </table:table-cell>
          <table:table-cell table:formula="of:=IF([.L67]+[.M67]&gt;0; ((([.M67]-[.L67]))*100)/(([.M67]+[.L67])/2);0)" office:value-type="float" office:value="-0.914063520160172" calcext:value-type="float">
            <text:p>-0.914063520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32" calcext:value-type="float">
            <text:p>325.32</text:p>
          </table:table-cell>
          <table:table-cell office:value-type="float" office:value="326.62" calcext:value-type="float">
            <text:p>326.6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1.h</text:p>
          </table:table-cell>
          <table:table-cell table:formula="of:=IF([.L68]+[.M68]&gt;0; ((([.M68]-[.L68]))*100)/(([.M68]+[.L68])/2);0)" office:value-type="float" office:value="0.398809706414704" calcext:value-type="float">
            <text:p>0.398809706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3" calcext:value-type="float">
            <text:p>309.3</text:p>
          </table:table-cell>
          <table:table-cell office:value-type="float" office:value="309.95" calcext:value-type="float">
            <text:p>309.9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4.h</text:p>
          </table:table-cell>
          <table:table-cell table:formula="of:=IF([.L69]+[.M69]&gt;0; ((([.M69]-[.L69]))*100)/(([.M69]+[.L69])/2);0)" office:value-type="float" office:value="0.20993136859103" calcext:value-type="float">
            <text:p>0.209931368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.22" calcext:value-type="float">
            <text:p>322.22</text:p>
          </table:table-cell>
          <table:table-cell office:value-type="float" office:value="317.25" calcext:value-type="float">
            <text:p>317.2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6.h</text:p>
          </table:table-cell>
          <table:table-cell table:formula="of:=IF([.L70]+[.M70]&gt;0; ((([.M70]-[.L70]))*100)/(([.M70]+[.L70])/2);0)" office:value-type="float" office:value="-1.55441224764259" calcext:value-type="float">
            <text:p>-1.554412247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.99" calcext:value-type="float">
            <text:p>324.99</text:p>
          </table:table-cell>
          <table:table-cell office:value-type="float" office:value="322.61" calcext:value-type="float">
            <text:p>322.6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7.h</text:p>
          </table:table-cell>
          <table:table-cell table:formula="of:=IF([.L71]+[.M71]&gt;0; ((([.M71]-[.L71]))*100)/(([.M71]+[.L71])/2);0)" office:value-type="float" office:value="-0.735021618282889" calcext:value-type="float">
            <text:p>-0.735021618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.19" calcext:value-type="float">
            <text:p>308.19</text:p>
          </table:table-cell>
          <table:table-cell office:value-type="float" office:value="305.82" calcext:value-type="float">
            <text:p>305.8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9.h</text:p>
          </table:table-cell>
          <table:table-cell table:formula="of:=IF([.L72]+[.M72]&gt;0; ((([.M72]-[.L72]))*100)/(([.M72]+[.L72])/2);0)" office:value-type="float" office:value="-0.771974397811112" calcext:value-type="float">
            <text:p>-0.771974397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48" calcext:value-type="float">
            <text:p>306.48</text:p>
          </table:table-cell>
          <table:table-cell office:value-type="float" office:value="307.14" calcext:value-type="float">
            <text:p>307.1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0.h</text:p>
          </table:table-cell>
          <table:table-cell table:formula="of:=IF([.L73]+[.M73]&gt;0; ((([.M73]-[.L73]))*100)/(([.M73]+[.L73])/2);0)" office:value-type="float" office:value="0.215116847560369" calcext:value-type="float">
            <text:p>0.215116847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74" calcext:value-type="float">
            <text:p>362.74</text:p>
          </table:table-cell>
          <table:table-cell office:value-type="float" office:value="366.94" calcext:value-type="float">
            <text:p>366.9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1.h</text:p>
          </table:table-cell>
          <table:table-cell table:formula="of:=IF([.L74]+[.M74]&gt;0; ((([.M74]-[.L74]))*100)/(([.M74]+[.L74])/2);0)" office:value-type="float" office:value="1.15118956254796" calcext:value-type="float">
            <text:p>1.15118956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98" calcext:value-type="float">
            <text:p>320.98</text:p>
          </table:table-cell>
          <table:table-cell office:value-type="float" office:value="315.06" calcext:value-type="float">
            <text:p>315.0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2.h</text:p>
          </table:table-cell>
          <table:table-cell table:formula="of:=IF([.L75]+[.M75]&gt;0; ((([.M75]-[.L75]))*100)/(([.M75]+[.L75])/2);0)" office:value-type="float" office:value="-1.86151814351299" calcext:value-type="float">
            <text:p>-1.86151814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46" calcext:value-type="float">
            <text:p>327.46</text:p>
          </table:table-cell>
          <table:table-cell office:value-type="float" office:value="323.58" calcext:value-type="float">
            <text:p>323.5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0.h</text:p>
          </table:table-cell>
          <table:table-cell table:formula="of:=IF([.L76]+[.M76]&gt;0; ((([.M76]-[.L76]))*100)/(([.M76]+[.L76])/2);0)" office:value-type="float" office:value="-1.19193905136397" calcext:value-type="float">
            <text:p>-1.19193905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1" calcext:value-type="float">
            <text:p>338.1</text:p>
          </table:table-cell>
          <table:table-cell office:value-type="float" office:value="339.13" calcext:value-type="float">
            <text:p>339.1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1.h</text:p>
          </table:table-cell>
          <table:table-cell table:formula="of:=IF([.L77]+[.M77]&gt;0; ((([.M77]-[.L77]))*100)/(([.M77]+[.L77])/2);0)" office:value-type="float" office:value="0.304180263721327" calcext:value-type="float">
            <text:p>0.304180263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44" calcext:value-type="float">
            <text:p>335.44</text:p>
          </table:table-cell>
          <table:table-cell office:value-type="float" office:value="337.72" calcext:value-type="float">
            <text:p>337.7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2.h</text:p>
          </table:table-cell>
          <table:table-cell table:formula="of:=IF([.L78]+[.M78]&gt;0; ((([.M78]-[.L78]))*100)/(([.M78]+[.L78])/2);0)" office:value-type="float" office:value="0.677402103511804" calcext:value-type="float">
            <text:p>0.677402103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.18" calcext:value-type="float">
            <text:p>319.18</text:p>
          </table:table-cell>
          <table:table-cell office:value-type="float" office:value="322.72" calcext:value-type="float">
            <text:p>322.7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3.h</text:p>
          </table:table-cell>
          <table:table-cell table:formula="of:=IF([.L79]+[.M79]&gt;0; ((([.M79]-[.L79]))*100)/(([.M79]+[.L79])/2);0)" office:value-type="float" office:value="1.10297554136159" calcext:value-type="float">
            <text:p>1.10297554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58" calcext:value-type="float">
            <text:p>306.58</text:p>
          </table:table-cell>
          <table:table-cell office:value-type="float" office:value="307.17" calcext:value-type="float">
            <text:p>307.1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4.h</text:p>
          </table:table-cell>
          <table:table-cell table:formula="of:=IF([.L80]+[.M80]&gt;0; ((([.M80]-[.L80]))*100)/(([.M80]+[.L80])/2);0)" office:value-type="float" office:value="0.192260692464369" calcext:value-type="float">
            <text:p>0.19226069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43" calcext:value-type="float">
            <text:p>318.43</text:p>
          </table:table-cell>
          <table:table-cell office:value-type="float" office:value="321.59" calcext:value-type="float">
            <text:p>321.5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5.h</text:p>
          </table:table-cell>
          <table:table-cell table:formula="of:=IF([.L81]+[.M81]&gt;0; ((([.M81]-[.L81]))*100)/(([.M81]+[.L81])/2);0)" office:value-type="float" office:value="0.987469141589315" calcext:value-type="float">
            <text:p>0.98746914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64" calcext:value-type="float">
            <text:p>300.64</text:p>
          </table:table-cell>
          <table:table-cell office:value-type="float" office:value="305.79" calcext:value-type="float">
            <text:p>305.7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6.h</text:p>
          </table:table-cell>
          <table:table-cell table:formula="of:=IF([.L82]+[.M82]&gt;0; ((([.M82]-[.L82]))*100)/(([.M82]+[.L82])/2);0)" office:value-type="float" office:value="1.69846478571312" calcext:value-type="float">
            <text:p>1.698464785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.09" calcext:value-type="float">
            <text:p>322.09</text:p>
          </table:table-cell>
          <table:table-cell office:value-type="float" office:value="327.31" calcext:value-type="float">
            <text:p>327.3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7.h</text:p>
          </table:table-cell>
          <table:table-cell table:formula="of:=IF([.L83]+[.M83]&gt;0; ((([.M83]-[.L83]))*100)/(([.M83]+[.L83])/2);0)" office:value-type="float" office:value="1.60763781952572" calcext:value-type="float">
            <text:p>1.607637819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5" calcext:value-type="float">
            <text:p>335.5</text:p>
          </table:table-cell>
          <table:table-cell office:value-type="float" office:value="340.47" calcext:value-type="float">
            <text:p>340.4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8.h</text:p>
          </table:table-cell>
          <table:table-cell table:formula="of:=IF([.L84]+[.M84]&gt;0; ((([.M84]-[.L84]))*100)/(([.M84]+[.L84])/2);0)" office:value-type="float" office:value="1.4704794591476" calcext:value-type="float">
            <text:p>1.470479459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13" calcext:value-type="float">
            <text:p>315.13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9.h</text:p>
          </table:table-cell>
          <table:table-cell table:formula="of:=IF([.L85]+[.M85]&gt;0; ((([.M85]-[.L85]))*100)/(([.M85]+[.L85])/2);0)" office:value-type="float" office:value="-0.764501640493096" calcext:value-type="float">
            <text:p>-0.7645016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61" calcext:value-type="float">
            <text:p>330.61</text:p>
          </table:table-cell>
          <table:table-cell office:value-type="float" office:value="336.84" calcext:value-type="float">
            <text:p>336.8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1.h</text:p>
          </table:table-cell>
          <table:table-cell table:formula="of:=IF([.L86]+[.M86]&gt;0; ((([.M86]-[.L86]))*100)/(([.M86]+[.L86])/2);0)" office:value-type="float" office:value="1.86680650235972" calcext:value-type="float">
            <text:p>1.866806502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.26" calcext:value-type="float">
            <text:p>308.26</text:p>
          </table:table-cell>
          <table:table-cell office:value-type="float" office:value="313.56" calcext:value-type="float">
            <text:p>313.5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2.h</text:p>
          </table:table-cell>
          <table:table-cell table:formula="of:=IF([.L87]+[.M87]&gt;0; ((([.M87]-[.L87]))*100)/(([.M87]+[.L87])/2);0)" office:value-type="float" office:value="1.70467337814802" calcext:value-type="float">
            <text:p>1.704673378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33.4" calcext:value-type="float">
            <text:p>333.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4.h</text:p>
          </table:table-cell>
          <table:table-cell table:formula="of:=IF([.L88]+[.M88]&gt;0; ((([.M88]-[.L88]))*100)/(([.M88]+[.L88])/2);0)" office:value-type="float" office:value="-0.478755236385405" calcext:value-type="float">
            <text:p>-0.478755236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21" calcext:value-type="float">
            <text:p>327.21</text:p>
          </table:table-cell>
          <table:table-cell office:value-type="float" office:value="324.72" calcext:value-type="float">
            <text:p>324.7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6.h</text:p>
          </table:table-cell>
          <table:table-cell table:formula="of:=IF([.L89]+[.M89]&gt;0; ((([.M89]-[.L89]))*100)/(([.M89]+[.L89])/2);0)" office:value-type="float" office:value="-0.76388569324926" calcext:value-type="float">
            <text:p>-0.76388569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21" calcext:value-type="float">
            <text:p>299.21</text:p>
          </table:table-cell>
          <table:table-cell office:value-type="float" office:value="303.06" calcext:value-type="float">
            <text:p>303.0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7.h</text:p>
          </table:table-cell>
          <table:table-cell table:formula="of:=IF([.L90]+[.M90]&gt;0; ((([.M90]-[.L90]))*100)/(([.M90]+[.L90])/2);0)" office:value-type="float" office:value="1.2784963554552" calcext:value-type="float">
            <text:p>1.27849635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91" calcext:value-type="float">
            <text:p>314.91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9.h</text:p>
          </table:table-cell>
          <table:table-cell table:formula="of:=IF([.L91]+[.M91]&gt;0; ((([.M91]-[.L91]))*100)/(([.M91]+[.L91])/2);0)" office:value-type="float" office:value="1.03931386330968" calcext:value-type="float">
            <text:p>1.039313863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27" calcext:value-type="float">
            <text:p>302.27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0.h</text:p>
          </table:table-cell>
          <table:table-cell table:formula="of:=IF([.L92]+[.M92]&gt;0; ((([.M92]-[.L92]))*100)/(([.M92]+[.L92])/2);0)" office:value-type="float" office:value="0.20160290836983" calcext:value-type="float">
            <text:p>0.201602908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95" calcext:value-type="float">
            <text:p>373.95</text:p>
          </table:table-cell>
          <table:table-cell office:value-type="float" office:value="391.81" calcext:value-type="float">
            <text:p>391.8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1.h</text:p>
          </table:table-cell>
          <table:table-cell table:formula="of:=IF([.L93]+[.M93]&gt;0; ((([.M93]-[.L93]))*100)/(([.M93]+[.L93])/2);0)" office:value-type="float" office:value="4.66464688675303" calcext:value-type="float">
            <text:p>4.664646886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21" calcext:value-type="float">
            <text:p>301.21</text:p>
          </table:table-cell>
          <table:table-cell office:value-type="float" office:value="304.52" calcext:value-type="float">
            <text:p>304.5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2.h</text:p>
          </table:table-cell>
          <table:table-cell table:formula="of:=IF([.L94]+[.M94]&gt;0; ((([.M94]-[.L94]))*100)/(([.M94]+[.L94])/2);0)" office:value-type="float" office:value="1.09289617486339" calcext:value-type="float">
            <text:p>1.092896174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.09" calcext:value-type="float">
            <text:p>322.09</text:p>
          </table:table-cell>
          <table:table-cell office:value-type="float" office:value="320.79" calcext:value-type="float">
            <text:p>320.7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0.h</text:p>
          </table:table-cell>
          <table:table-cell table:formula="of:=IF([.L95]+[.M95]&gt;0; ((([.M95]-[.L95]))*100)/(([.M95]+[.L95])/2);0)" office:value-type="float" office:value="-0.404430064708796" calcext:value-type="float">
            <text:p>-0.404430064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2.57" calcext:value-type="float">
            <text:p>292.5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1.h</text:p>
          </table:table-cell>
          <table:table-cell table:formula="of:=IF([.L96]+[.M96]&gt;0; ((([.M96]-[.L96]))*100)/(([.M96]+[.L96])/2);0)" office:value-type="float" office:value="1.61946109847701" calcext:value-type="float">
            <text:p>1.619461098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63" calcext:value-type="float">
            <text:p>337.63</text:p>
          </table:table-cell>
          <table:table-cell office:value-type="float" office:value="338.37" calcext:value-type="float">
            <text:p>338.3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2.h</text:p>
          </table:table-cell>
          <table:table-cell table:formula="of:=IF([.L97]+[.M97]&gt;0; ((([.M97]-[.L97]))*100)/(([.M97]+[.L97])/2);0)" office:value-type="float" office:value="0.218934911242606" calcext:value-type="float">
            <text:p>0.21893491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44" calcext:value-type="float">
            <text:p>315.44</text:p>
          </table:table-cell>
          <table:table-cell office:value-type="float" office:value="315.38" calcext:value-type="float">
            <text:p>315.3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3.h</text:p>
          </table:table-cell>
          <table:table-cell table:formula="of:=IF([.L98]+[.M98]&gt;0; ((([.M98]-[.L98]))*100)/(([.M98]+[.L98])/2);0)" office:value-type="float" office:value="-0.0190228591357288" calcext:value-type="float">
            <text:p>-0.019022859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93" calcext:value-type="float">
            <text:p>337.93</text:p>
          </table:table-cell>
          <table:table-cell office:value-type="float" office:value="333.86" calcext:value-type="float">
            <text:p>333.8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4.h</text:p>
          </table:table-cell>
          <table:table-cell table:formula="of:=IF([.L99]+[.M99]&gt;0; ((([.M99]-[.L99]))*100)/(([.M99]+[.L99])/2);0)" office:value-type="float" office:value="-1.21168817636464" calcext:value-type="float">
            <text:p>-1.211688176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79" calcext:value-type="float">
            <text:p>323.79</text:p>
          </table:table-cell>
          <table:table-cell office:value-type="float" office:value="329.55" calcext:value-type="float">
            <text:p>329.5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5.h</text:p>
          </table:table-cell>
          <table:table-cell table:formula="of:=IF([.L100]+[.M100]&gt;0; ((([.M100]-[.L100]))*100)/(([.M100]+[.L100])/2);0)" office:value-type="float" office:value="1.76324731380292" calcext:value-type="float">
            <text:p>1.763247313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9" calcext:value-type="float">
            <text:p>300.9</text:p>
          </table:table-cell>
          <table:table-cell office:value-type="float" office:value="303.14" calcext:value-type="float">
            <text:p>303.1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6.h</text:p>
          </table:table-cell>
          <table:table-cell table:formula="of:=IF([.L101]+[.M101]&gt;0; ((([.M101]-[.L101]))*100)/(([.M101]+[.L101])/2);0)" office:value-type="float" office:value="0.741672736904844" calcext:value-type="float">
            <text:p>0.741672736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55" calcext:value-type="float">
            <text:p>314.55</text:p>
          </table:table-cell>
          <table:table-cell office:value-type="float" office:value="315.29" calcext:value-type="float">
            <text:p>315.2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7.h</text:p>
          </table:table-cell>
          <table:table-cell table:formula="of:=IF([.L102]+[.M102]&gt;0; ((([.M102]-[.L102]))*100)/(([.M102]+[.L102])/2);0)" office:value-type="float" office:value="0.23498031246031" calcext:value-type="float">
            <text:p>0.234980312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9" calcext:value-type="float">
            <text:p>334.49</text:p>
          </table:table-cell>
          <table:table-cell office:value-type="float" office:value="336.79" calcext:value-type="float">
            <text:p>336.7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8.h</text:p>
          </table:table-cell>
          <table:table-cell table:formula="of:=IF([.L103]+[.M103]&gt;0; ((([.M103]-[.L103]))*100)/(([.M103]+[.L103])/2);0)" office:value-type="float" office:value="0.685258014539391" calcext:value-type="float">
            <text:p>0.685258014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65" calcext:value-type="float">
            <text:p>295.65</text:p>
          </table:table-cell>
          <table:table-cell office:value-type="float" office:value="302.84" calcext:value-type="float">
            <text:p>302.8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9.h</text:p>
          </table:table-cell>
          <table:table-cell table:formula="of:=IF([.L104]+[.M104]&gt;0; ((([.M104]-[.L104]))*100)/(([.M104]+[.L104])/2);0)" office:value-type="float" office:value="2.40271349563067" calcext:value-type="float">
            <text:p>2.40271349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49" calcext:value-type="float">
            <text:p>355.49</text:p>
          </table:table-cell>
          <table:table-cell office:value-type="float" office:value="359.17" calcext:value-type="float">
            <text:p>359.1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1.h</text:p>
          </table:table-cell>
          <table:table-cell table:formula="of:=IF([.L105]+[.M105]&gt;0; ((([.M105]-[.L105]))*100)/(([.M105]+[.L105])/2);0)" office:value-type="float" office:value="1.02986035317494" calcext:value-type="float">
            <text:p>1.0298603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57" calcext:value-type="float">
            <text:p>310.57</text:p>
          </table:table-cell>
          <table:table-cell office:value-type="float" office:value="311.57" calcext:value-type="float">
            <text:p>311.5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2.h</text:p>
          </table:table-cell>
          <table:table-cell table:formula="of:=IF([.L106]+[.M106]&gt;0; ((([.M106]-[.L106]))*100)/(([.M106]+[.L106])/2);0)" office:value-type="float" office:value="0.32147105153181" calcext:value-type="float">
            <text:p>0.321471051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65" calcext:value-type="float">
            <text:p>331.65</text:p>
          </table:table-cell>
          <table:table-cell office:value-type="float" office:value="331.92" calcext:value-type="float">
            <text:p>331.9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4.h</text:p>
          </table:table-cell>
          <table:table-cell table:formula="of:=IF([.L107]+[.M107]&gt;0; ((([.M107]-[.L107]))*100)/(([.M107]+[.L107])/2);0)" office:value-type="float" office:value="0.0813780008137917" calcext:value-type="float">
            <text:p>0.081378000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06.54" calcext:value-type="float">
            <text:p>306.5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6.h</text:p>
          </table:table-cell>
          <table:table-cell table:formula="of:=IF([.L108]+[.M108]&gt;0; ((([.M108]-[.L108]))*100)/(([.M108]+[.L108])/2);0)" office:value-type="float" office:value="-0.14994947354695" calcext:value-type="float">
            <text:p>-0.149949473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25" calcext:value-type="float">
            <text:p>300.25</text:p>
          </table:table-cell>
          <table:table-cell office:value-type="float" office:value="300.14" calcext:value-type="float">
            <text:p>300.1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7.h</text:p>
          </table:table-cell>
          <table:table-cell table:formula="of:=IF([.L109]+[.M109]&gt;0; ((([.M109]-[.L109]))*100)/(([.M109]+[.L109])/2);0)" office:value-type="float" office:value="-0.0366428488149415" calcext:value-type="float">
            <text:p>-0.036642848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54" calcext:value-type="float">
            <text:p>331.54</text:p>
          </table:table-cell>
          <table:table-cell office:value-type="float" office:value="328.41" calcext:value-type="float">
            <text:p>328.4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9.h</text:p>
          </table:table-cell>
          <table:table-cell table:formula="of:=IF([.L110]+[.M110]&gt;0; ((([.M110]-[.L110]))*100)/(([.M110]+[.L110])/2);0)" office:value-type="float" office:value="-0.948556708841577" calcext:value-type="float">
            <text:p>-0.948556708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7" calcext:value-type="float">
            <text:p>325.7</text:p>
          </table:table-cell>
          <table:table-cell office:value-type="float" office:value="325.79" calcext:value-type="float">
            <text:p>325.7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0.h</text:p>
          </table:table-cell>
          <table:table-cell table:formula="of:=IF([.L111]+[.M111]&gt;0; ((([.M111]-[.L111]))*100)/(([.M111]+[.L111])/2);0)" office:value-type="float" office:value="0.0276289735836411" calcext:value-type="float">
            <text:p>0.027628973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32" calcext:value-type="float">
            <text:p>363.32</text:p>
          </table:table-cell>
          <table:table-cell office:value-type="float" office:value="361.37" calcext:value-type="float">
            <text:p>361.3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1.h</text:p>
          </table:table-cell>
          <table:table-cell table:formula="of:=IF([.L112]+[.M112]&gt;0; ((([.M112]-[.L112]))*100)/(([.M112]+[.L112])/2);0)" office:value-type="float" office:value="-0.538161144765345" calcext:value-type="float">
            <text:p>-0.538161144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37" calcext:value-type="float">
            <text:p>299.37</text:p>
          </table:table-cell>
          <table:table-cell office:value-type="float" office:value="301.38" calcext:value-type="float">
            <text:p>301.3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2.h</text:p>
          </table:table-cell>
          <table:table-cell table:formula="of:=IF([.L113]+[.M113]&gt;0; ((([.M113]-[.L113]))*100)/(([.M113]+[.L113])/2);0)" office:value-type="float" office:value="0.669163545568037" calcext:value-type="float">
            <text:p>0.669163545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08" calcext:value-type="float">
            <text:p>303.08</text:p>
          </table:table-cell>
          <table:table-cell office:value-type="float" office:value="306.52" calcext:value-type="float">
            <text:p>306.5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0.h</text:p>
          </table:table-cell>
          <table:table-cell table:formula="of:=IF([.L114]+[.M114]&gt;0; ((([.M114]-[.L114]))*100)/(([.M114]+[.L114])/2);0)" office:value-type="float" office:value="1.12860892388451" calcext:value-type="float">
            <text:p>1.128608923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.92" calcext:value-type="float">
            <text:p>294.92</text:p>
          </table:table-cell>
          <table:table-cell office:value-type="float" office:value="296.99" calcext:value-type="float">
            <text:p>296.9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1.h</text:p>
          </table:table-cell>
          <table:table-cell table:formula="of:=IF([.L115]+[.M115]&gt;0; ((([.M115]-[.L115]))*100)/(([.M115]+[.L115])/2);0)" office:value-type="float" office:value="0.69943065668767" calcext:value-type="float">
            <text:p>0.699430656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14" calcext:value-type="float">
            <text:p>315.14</text:p>
          </table:table-cell>
          <table:table-cell office:value-type="float" office:value="312.43" calcext:value-type="float">
            <text:p>312.4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2.h</text:p>
          </table:table-cell>
          <table:table-cell table:formula="of:=IF([.L116]+[.M116]&gt;0; ((([.M116]-[.L116]))*100)/(([.M116]+[.L116])/2);0)" office:value-type="float" office:value="-0.863648676641643" calcext:value-type="float">
            <text:p>-0.863648676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66" calcext:value-type="float">
            <text:p>362.66</text:p>
          </table:table-cell>
          <table:table-cell office:value-type="float" office:value="365.58" calcext:value-type="float">
            <text:p>365.5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3.h</text:p>
          </table:table-cell>
          <table:table-cell table:formula="of:=IF([.L117]+[.M117]&gt;0; ((([.M117]-[.L117]))*100)/(([.M117]+[.L117])/2);0)" office:value-type="float" office:value="0.801933428540031" calcext:value-type="float">
            <text:p>0.801933428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87" calcext:value-type="float">
            <text:p>301.87</text:p>
          </table:table-cell>
          <table:table-cell office:value-type="float" office:value="305.12" calcext:value-type="float">
            <text:p>305.1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4.h</text:p>
          </table:table-cell>
          <table:table-cell table:formula="of:=IF([.L118]+[.M118]&gt;0; ((([.M118]-[.L118]))*100)/(([.M118]+[.L118])/2);0)" office:value-type="float" office:value="1.07085783950312" calcext:value-type="float">
            <text:p>1.070857839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23" calcext:value-type="float">
            <text:p>328.23</text:p>
          </table:table-cell>
          <table:table-cell office:value-type="float" office:value="329.92" calcext:value-type="float">
            <text:p>329.9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5.h</text:p>
          </table:table-cell>
          <table:table-cell table:formula="of:=IF([.L119]+[.M119]&gt;0; ((([.M119]-[.L119]))*100)/(([.M119]+[.L119])/2);0)" office:value-type="float" office:value="0.513560738433487" calcext:value-type="float">
            <text:p>0.513560738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13" calcext:value-type="float">
            <text:p>300.13</text:p>
          </table:table-cell>
          <table:table-cell office:value-type="float" office:value="302.67" calcext:value-type="float">
            <text:p>302.6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6.h</text:p>
          </table:table-cell>
          <table:table-cell table:formula="of:=IF([.L120]+[.M120]&gt;0; ((([.M120]-[.L120]))*100)/(([.M120]+[.L120])/2);0)" office:value-type="float" office:value="0.842733908427346" calcext:value-type="float">
            <text:p>0.842733908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7.h</text:p>
          </table:table-cell>
          <table:table-cell table:formula="of:=IF([.L121]+[.M121]&gt;0; ((([.M121]-[.L121]))*100)/(([.M121]+[.L121])/2);0)" office:value-type="float" office:value="1.02694597173626" calcext:value-type="float">
            <text:p>1.026945971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74" calcext:value-type="float">
            <text:p>362.74</text:p>
          </table:table-cell>
          <table:table-cell office:value-type="float" office:value="363.33" calcext:value-type="float">
            <text:p>363.3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8.h</text:p>
          </table:table-cell>
          <table:table-cell table:formula="of:=IF([.L122]+[.M122]&gt;0; ((([.M122]-[.L122]))*100)/(([.M122]+[.L122])/2);0)" office:value-type="float" office:value="0.162518765408287" calcext:value-type="float">
            <text:p>0.162518765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.28" calcext:value-type="float">
            <text:p>294.28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9.h</text:p>
          </table:table-cell>
          <table:table-cell table:formula="of:=IF([.L123]+[.M123]&gt;0; ((([.M123]-[.L123]))*100)/(([.M123]+[.L123])/2);0)" office:value-type="float" office:value="0.379867046533715" calcext:value-type="float">
            <text:p>0.379867046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44" calcext:value-type="float">
            <text:p>296.44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1.h</text:p>
          </table:table-cell>
          <table:table-cell table:formula="of:=IF([.L124]+[.M124]&gt;0; ((([.M124]-[.L124]))*100)/(([.M124]+[.L124])/2);0)" office:value-type="float" office:value="-1.61186112150169" calcext:value-type="float">
            <text:p>-1.611861121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52" calcext:value-type="float">
            <text:p>325.52</text:p>
          </table:table-cell>
          <table:table-cell office:value-type="float" office:value="323.98" calcext:value-type="float">
            <text:p>323.9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2.h</text:p>
          </table:table-cell>
          <table:table-cell table:formula="of:=IF([.L125]+[.M125]&gt;0; ((([.M125]-[.L125]))*100)/(([.M125]+[.L125])/2);0)" office:value-type="float" office:value="-0.474210931485747" calcext:value-type="float">
            <text:p>-0.474210931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31" calcext:value-type="float">
            <text:p>305.31</text:p>
          </table:table-cell>
          <table:table-cell office:value-type="float" office:value="308.19" calcext:value-type="float">
            <text:p>308.1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4.h</text:p>
          </table:table-cell>
          <table:table-cell table:formula="of:=IF([.L126]+[.M126]&gt;0; ((([.M126]-[.L126]))*100)/(([.M126]+[.L126])/2);0)" office:value-type="float" office:value="0.93887530562347" calcext:value-type="float">
            <text:p>0.938875305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.65" calcext:value-type="float">
            <text:p>304.65</text:p>
          </table:table-cell>
          <table:table-cell office:value-type="float" office:value="304.98" calcext:value-type="float">
            <text:p>304.9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6.h</text:p>
          </table:table-cell>
          <table:table-cell table:formula="of:=IF([.L127]+[.M127]&gt;0; ((([.M127]-[.L127]))*100)/(([.M127]+[.L127])/2);0)" office:value-type="float" office:value="0.108262388661989" calcext:value-type="float">
            <text:p>0.108262388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91" calcext:value-type="float">
            <text:p>287.91</text:p>
          </table:table-cell>
          <table:table-cell office:value-type="float" office:value="289.08" calcext:value-type="float">
            <text:p>289.0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7.h</text:p>
          </table:table-cell>
          <table:table-cell table:formula="of:=IF([.L128]+[.M128]&gt;0; ((([.M128]-[.L128]))*100)/(([.M128]+[.L128])/2);0)" office:value-type="float" office:value="0.405552955857106" calcext:value-type="float">
            <text:p>0.405552955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39" calcext:value-type="float">
            <text:p>329.39</text:p>
          </table:table-cell>
          <table:table-cell office:value-type="float" office:value="331.06" calcext:value-type="float">
            <text:p>331.0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9.h</text:p>
          </table:table-cell>
          <table:table-cell table:formula="of:=IF([.L129]+[.M129]&gt;0; ((([.M129]-[.L129]))*100)/(([.M129]+[.L129])/2);0)" office:value-type="float" office:value="0.505715799833452" calcext:value-type="float">
            <text:p>0.505715799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22" calcext:value-type="float">
            <text:p>300.22</text:p>
          </table:table-cell>
          <table:table-cell office:value-type="float" office:value="303.31" calcext:value-type="float">
            <text:p>303.3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0.h</text:p>
          </table:table-cell>
          <table:table-cell table:formula="of:=IF([.L130]+[.M130]&gt;0; ((([.M130]-[.L130]))*100)/(([.M130]+[.L130])/2);0)" office:value-type="float" office:value="1.02397561016022" calcext:value-type="float">
            <text:p>1.023975610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22" calcext:value-type="float">
            <text:p>404.22</text:p>
          </table:table-cell>
          <table:table-cell office:value-type="float" office:value="400.17" calcext:value-type="float">
            <text:p>400.1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1.h</text:p>
          </table:table-cell>
          <table:table-cell table:formula="of:=IF([.L131]+[.M131]&gt;0; ((([.M131]-[.L131]))*100)/(([.M131]+[.L131])/2);0)" office:value-type="float" office:value="-1.00697422891881" calcext:value-type="float">
            <text:p>-1.006974228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86" calcext:value-type="float">
            <text:p>329.86</text:p>
          </table:table-cell>
          <table:table-cell office:value-type="float" office:value="327.83" calcext:value-type="float">
            <text:p>327.8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2.h</text:p>
          </table:table-cell>
          <table:table-cell table:formula="of:=IF([.L132]+[.M132]&gt;0; ((([.M132]-[.L132]))*100)/(([.M132]+[.L132])/2);0)" office:value-type="float" office:value="-0.617312107527872" calcext:value-type="float">
            <text:p>-0.617312107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06" calcext:value-type="float">
            <text:p>332.06</text:p>
          </table:table-cell>
          <table:table-cell office:value-type="float" office:value="328.68" calcext:value-type="float">
            <text:p>328.6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0.h</text:p>
          </table:table-cell>
          <table:table-cell table:formula="of:=IF([.L133]+[.M133]&gt;0; ((([.M133]-[.L133]))*100)/(([.M133]+[.L133])/2);0)" office:value-type="float" office:value="-1.02309531737143" calcext:value-type="float">
            <text:p>-1.023095317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48" calcext:value-type="float">
            <text:p>320.48</text:p>
          </table:table-cell>
          <table:table-cell office:value-type="float" office:value="324.86" calcext:value-type="float">
            <text:p>324.8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1.h</text:p>
          </table:table-cell>
          <table:table-cell table:formula="of:=IF([.L134]+[.M134]&gt;0; ((([.M134]-[.L134]))*100)/(([.M134]+[.L134])/2);0)" office:value-type="float" office:value="1.35742399355378" calcext:value-type="float">
            <text:p>1.357423993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77" calcext:value-type="float">
            <text:p>298.77</text:p>
          </table:table-cell>
          <table:table-cell office:value-type="float" office:value="298.41" calcext:value-type="float">
            <text:p>298.4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2.h</text:p>
          </table:table-cell>
          <table:table-cell table:formula="of:=IF([.L135]+[.M135]&gt;0; ((([.M135]-[.L135]))*100)/(([.M135]+[.L135])/2);0)" office:value-type="float" office:value="-0.120566663317578" calcext:value-type="float">
            <text:p>-0.120566663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93" calcext:value-type="float">
            <text:p>296.93</text:p>
          </table:table-cell>
          <table:table-cell office:value-type="float" office:value="297.94" calcext:value-type="float">
            <text:p>297.9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3.h</text:p>
          </table:table-cell>
          <table:table-cell table:formula="of:=IF([.L136]+[.M136]&gt;0; ((([.M136]-[.L136]))*100)/(([.M136]+[.L136])/2);0)" office:value-type="float" office:value="0.339569990081864" calcext:value-type="float">
            <text:p>0.33956999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9.13" calcext:value-type="float">
            <text:p>319.1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4.h</text:p>
          </table:table-cell>
          <table:table-cell table:formula="of:=IF([.L137]+[.M137]&gt;0; ((([.M137]-[.L137]))*100)/(([.M137]+[.L137])/2);0)" office:value-type="float" office:value="0.3012709869763" calcext:value-type="float">
            <text:p>0.30127098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57" calcext:value-type="float">
            <text:p>305.57</text:p>
          </table:table-cell>
          <table:table-cell office:value-type="float" office:value="305.23" calcext:value-type="float">
            <text:p>305.2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5.h</text:p>
          </table:table-cell>
          <table:table-cell table:formula="of:=IF([.L138]+[.M138]&gt;0; ((([.M138]-[.L138]))*100)/(([.M138]+[.L138])/2);0)" office:value-type="float" office:value="-0.111329404060241" calcext:value-type="float">
            <text:p>-0.111329404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11" calcext:value-type="float">
            <text:p>306.11</text:p>
          </table:table-cell>
          <table:table-cell office:value-type="float" office:value="309.13" calcext:value-type="float">
            <text:p>309.1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6.h</text:p>
          </table:table-cell>
          <table:table-cell table:formula="of:=IF([.L139]+[.M139]&gt;0; ((([.M139]-[.L139]))*100)/(([.M139]+[.L139])/2);0)" office:value-type="float" office:value="0.981730706716072" calcext:value-type="float">
            <text:p>0.981730706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53" calcext:value-type="float">
            <text:p>297.53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7.h</text:p>
          </table:table-cell>
          <table:table-cell table:formula="of:=IF([.L140]+[.M140]&gt;0; ((([.M140]-[.L140]))*100)/(([.M140]+[.L140])/2);0)" office:value-type="float" office:value="0.836736059977241" calcext:value-type="float">
            <text:p>0.8367360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.21" calcext:value-type="float">
            <text:p>370.21</text:p>
          </table:table-cell>
          <table:table-cell office:value-type="float" office:value="375.26" calcext:value-type="float">
            <text:p>375.2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8.h</text:p>
          </table:table-cell>
          <table:table-cell table:formula="of:=IF([.L141]+[.M141]&gt;0; ((([.M141]-[.L141]))*100)/(([.M141]+[.L141])/2);0)" office:value-type="float" office:value="1.35484996042765" calcext:value-type="float">
            <text:p>1.354849960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21" calcext:value-type="float">
            <text:p>328.21</text:p>
          </table:table-cell>
          <table:table-cell office:value-type="float" office:value="334.48" calcext:value-type="float">
            <text:p>334.4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9.h</text:p>
          </table:table-cell>
          <table:table-cell table:formula="of:=IF([.L142]+[.M142]&gt;0; ((([.M142]-[.L142]))*100)/(([.M142]+[.L142])/2);0)" office:value-type="float" office:value="1.89228749490713" calcext:value-type="float">
            <text:p>1.892287494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.13" calcext:value-type="float">
            <text:p>354.1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1.h</text:p>
          </table:table-cell>
          <table:table-cell table:formula="of:=IF([.L143]+[.M143]&gt;0; ((([.M143]-[.L143]))*100)/(([.M143]+[.L143])/2);0)" office:value-type="float" office:value="0.851973175498047" calcext:value-type="float">
            <text:p>0.851973175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5" calcext:value-type="float">
            <text:p>291.5</text:p>
          </table:table-cell>
          <table:table-cell office:value-type="float" office:value="290.88" calcext:value-type="float">
            <text:p>290.8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4.h</text:p>
          </table:table-cell>
          <table:table-cell table:formula="of:=IF([.L144]+[.M144]&gt;0; ((([.M144]-[.L144]))*100)/(([.M144]+[.L144])/2);0)" office:value-type="float" office:value="-0.212919399704662" calcext:value-type="float">
            <text:p>-0.212919399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47" calcext:value-type="float">
            <text:p>288.47</text:p>
          </table:table-cell>
          <table:table-cell office:value-type="float" office:value="291.89" calcext:value-type="float">
            <text:p>291.8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6.h</text:p>
          </table:table-cell>
          <table:table-cell table:formula="of:=IF([.L145]+[.M145]&gt;0; ((([.M145]-[.L145]))*100)/(([.M145]+[.L145])/2);0)" office:value-type="float" office:value="1.17857881315044" calcext:value-type="float">
            <text:p>1.178578813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.21" calcext:value-type="float">
            <text:p>312.21</text:p>
          </table:table-cell>
          <table:table-cell office:value-type="float" office:value="310.63" calcext:value-type="float">
            <text:p>310.6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7.h</text:p>
          </table:table-cell>
          <table:table-cell table:formula="of:=IF([.L146]+[.M146]&gt;0; ((([.M146]-[.L146]))*100)/(([.M146]+[.L146])/2);0)" office:value-type="float" office:value="-0.507353413396694" calcext:value-type="float">
            <text:p>-0.507353413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91" calcext:value-type="float">
            <text:p>318.91</text:p>
          </table:table-cell>
          <table:table-cell office:value-type="float" office:value="318.92" calcext:value-type="float">
            <text:p>318.9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9.h</text:p>
          </table:table-cell>
          <table:table-cell table:formula="of:=IF([.L147]+[.M147]&gt;0; ((([.M147]-[.L147]))*100)/(([.M147]+[.L147])/2);0)" office:value-type="float" office:value="0.00313563175140426" calcext:value-type="float">
            <text:p>0.003135631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76" calcext:value-type="float">
            <text:p>313.76</text:p>
          </table:table-cell>
          <table:table-cell office:value-type="float" office:value="322.44" calcext:value-type="float">
            <text:p>322.4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0.h</text:p>
          </table:table-cell>
          <table:table-cell table:formula="of:=IF([.L148]+[.M148]&gt;0; ((([.M148]-[.L148]))*100)/(([.M148]+[.L148])/2);0)" office:value-type="float" office:value="2.72870166614272" calcext:value-type="float">
            <text:p>2.728701666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99" calcext:value-type="float">
            <text:p>358.99</text:p>
          </table:table-cell>
          <table:table-cell office:value-type="float" office:value="355.8" calcext:value-type="float">
            <text:p>355.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1.h</text:p>
          </table:table-cell>
          <table:table-cell table:formula="of:=IF([.L149]+[.M149]&gt;0; ((([.M149]-[.L149]))*100)/(([.M149]+[.L149])/2);0)" office:value-type="float" office:value="-0.892569845688943" calcext:value-type="float">
            <text:p>-0.892569845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83" calcext:value-type="float">
            <text:p>306.83</text:p>
          </table:table-cell>
          <table:table-cell office:value-type="float" office:value="306.34" calcext:value-type="float">
            <text:p>306.3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2.h</text:p>
          </table:table-cell>
          <table:table-cell table:formula="of:=IF([.L150]+[.M150]&gt;0; ((([.M150]-[.L150]))*100)/(([.M150]+[.L150])/2);0)" office:value-type="float" office:value="-0.15982517083354" calcext:value-type="float">
            <text:p>-0.159825170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4" calcext:value-type="float">
            <text:p>288.4</text:p>
          </table:table-cell>
          <table:table-cell office:value-type="float" office:value="292.19" calcext:value-type="float">
            <text:p>292.1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0.h</text:p>
          </table:table-cell>
          <table:table-cell table:formula="of:=IF([.L151]+[.M151]&gt;0; ((([.M151]-[.L151]))*100)/(([.M151]+[.L151])/2);0)" office:value-type="float" office:value="1.30556847344943" calcext:value-type="float">
            <text:p>1.305568473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.16" calcext:value-type="float">
            <text:p>267.16</text:p>
          </table:table-cell>
          <table:table-cell office:value-type="float" office:value="268.95" calcext:value-type="float">
            <text:p>268.9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1.h</text:p>
          </table:table-cell>
          <table:table-cell table:formula="of:=IF([.L152]+[.M152]&gt;0; ((([.M152]-[.L152]))*100)/(([.M152]+[.L152])/2);0)" office:value-type="float" office:value="0.667773404711706" calcext:value-type="float">
            <text:p>0.667773404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71" calcext:value-type="float">
            <text:p>300.71</text:p>
          </table:table-cell>
          <table:table-cell office:value-type="float" office:value="301.15" calcext:value-type="float">
            <text:p>301.1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2.h</text:p>
          </table:table-cell>
          <table:table-cell table:formula="of:=IF([.L153]+[.M153]&gt;0; ((([.M153]-[.L153]))*100)/(([.M153]+[.L153])/2);0)" office:value-type="float" office:value="0.146213405110822" calcext:value-type="float">
            <text:p>0.146213405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58" calcext:value-type="float">
            <text:p>263.58</text:p>
          </table:table-cell>
          <table:table-cell office:value-type="float" office:value="270.09" calcext:value-type="float">
            <text:p>270.0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3.h</text:p>
          </table:table-cell>
          <table:table-cell table:formula="of:=IF([.L154]+[.M154]&gt;0; ((([.M154]-[.L154]))*100)/(([.M154]+[.L154])/2);0)" office:value-type="float" office:value="2.43970993310472" calcext:value-type="float">
            <text:p>2.439709933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57" calcext:value-type="float">
            <text:p>261.57</text:p>
          </table:table-cell>
          <table:table-cell office:value-type="float" office:value="264.18" calcext:value-type="float">
            <text:p>264.1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4.h</text:p>
          </table:table-cell>
          <table:table-cell table:formula="of:=IF([.L155]+[.M155]&gt;0; ((([.M155]-[.L155]))*100)/(([.M155]+[.L155])/2);0)" office:value-type="float" office:value="0.992867332382316" calcext:value-type="float">
            <text:p>0.992867332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.72" calcext:value-type="float">
            <text:p>293.72</text:p>
          </table:table-cell>
          <table:table-cell office:value-type="float" office:value="294.65" calcext:value-type="float">
            <text:p>294.6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5.h</text:p>
          </table:table-cell>
          <table:table-cell table:formula="of:=IF([.L156]+[.M156]&gt;0; ((([.M156]-[.L156]))*100)/(([.M156]+[.L156])/2);0)" office:value-type="float" office:value="0.316127606778031" calcext:value-type="float">
            <text:p>0.316127606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61" calcext:value-type="float">
            <text:p>283.61</text:p>
          </table:table-cell>
          <table:table-cell office:value-type="float" office:value="284.58" calcext:value-type="float">
            <text:p>284.5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6.h</text:p>
          </table:table-cell>
          <table:table-cell table:formula="of:=IF([.L157]+[.M157]&gt;0; ((([.M157]-[.L157]))*100)/(([.M157]+[.L157])/2);0)" office:value-type="float" office:value="0.34143508333479" calcext:value-type="float">
            <text:p>0.341435083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97" calcext:value-type="float">
            <text:p>288.97</text:p>
          </table:table-cell>
          <table:table-cell office:value-type="float" office:value="290.98" calcext:value-type="float">
            <text:p>290.9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7.h</text:p>
          </table:table-cell>
          <table:table-cell table:formula="of:=IF([.L158]+[.M158]&gt;0; ((([.M158]-[.L158]))*100)/(([.M158]+[.L158])/2);0)" office:value-type="float" office:value="0.693163203724456" calcext:value-type="float">
            <text:p>0.693163203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63" calcext:value-type="float">
            <text:p>367.63</text:p>
          </table:table-cell>
          <table:table-cell office:value-type="float" office:value="367.53" calcext:value-type="float">
            <text:p>367.5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8.h</text:p>
          </table:table-cell>
          <table:table-cell table:formula="of:=IF([.L159]+[.M159]&gt;0; ((([.M159]-[.L159]))*100)/(([.M159]+[.L159])/2);0)" office:value-type="float" office:value="-0.0272049621851087" calcext:value-type="float">
            <text:p>-0.027204962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13" calcext:value-type="float">
            <text:p>279.13</text:p>
          </table:table-cell>
          <table:table-cell office:value-type="float" office:value="287.82" calcext:value-type="float">
            <text:p>287.8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9.h</text:p>
          </table:table-cell>
          <table:table-cell table:formula="of:=IF([.L160]+[.M160]&gt;0; ((([.M160]-[.L160]))*100)/(([.M160]+[.L160])/2);0)" office:value-type="float" office:value="3.06552606049916" calcext:value-type="float">
            <text:p>3.065526060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15" calcext:value-type="float">
            <text:p>274.15</text:p>
          </table:table-cell>
          <table:table-cell office:value-type="float" office:value="272.51" calcext:value-type="float">
            <text:p>272.5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1.h</text:p>
          </table:table-cell>
          <table:table-cell table:formula="of:=IF([.L161]+[.M161]&gt;0; ((([.M161]-[.L161]))*100)/(([.M161]+[.L161])/2);0)" office:value-type="float" office:value="-0.600007317162399" calcext:value-type="float">
            <text:p>-0.600007317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82" calcext:value-type="float">
            <text:p>276.82</text:p>
          </table:table-cell>
          <table:table-cell office:value-type="float" office:value="278.39" calcext:value-type="float">
            <text:p>278.3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4.h</text:p>
          </table:table-cell>
          <table:table-cell table:formula="of:=IF([.L162]+[.M162]&gt;0; ((([.M162]-[.L162]))*100)/(([.M162]+[.L162])/2);0)" office:value-type="float" office:value="0.56555177320293" calcext:value-type="float">
            <text:p>0.565551773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.02" calcext:value-type="float">
            <text:p>270.02</text:p>
          </table:table-cell>
          <table:table-cell office:value-type="float" office:value="267.72" calcext:value-type="float">
            <text:p>267.7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6.h</text:p>
          </table:table-cell>
          <table:table-cell table:formula="of:=IF([.L163]+[.M163]&gt;0; ((([.M163]-[.L163]))*100)/(([.M163]+[.L163])/2);0)" office:value-type="float" office:value="-0.855431993156527" calcext:value-type="float">
            <text:p>-0.855431993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.72" calcext:value-type="float">
            <text:p>278.72</text:p>
          </table:table-cell>
          <table:table-cell office:value-type="float" office:value="279.49" calcext:value-type="float">
            <text:p>279.4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7.h</text:p>
          </table:table-cell>
          <table:table-cell table:formula="of:=IF([.L164]+[.M164]&gt;0; ((([.M164]-[.L164]))*100)/(([.M164]+[.L164])/2);0)" office:value-type="float" office:value="0.275881836584791" calcext:value-type="float">
            <text:p>0.275881836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15" calcext:value-type="float">
            <text:p>263.15</text:p>
          </table:table-cell>
          <table:table-cell office:value-type="float" office:value="264.96" calcext:value-type="float">
            <text:p>264.9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9.h</text:p>
          </table:table-cell>
          <table:table-cell table:formula="of:=IF([.L165]+[.M165]&gt;0; ((([.M165]-[.L165]))*100)/(([.M165]+[.L165])/2);0)" office:value-type="float" office:value="0.685463255761111" calcext:value-type="float">
            <text:p>0.685463255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91" calcext:value-type="float">
            <text:p>261.91</text:p>
          </table:table-cell>
          <table:table-cell office:value-type="float" office:value="265.45" calcext:value-type="float">
            <text:p>265.4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0.h</text:p>
          </table:table-cell>
          <table:table-cell table:formula="of:=IF([.L166]+[.M166]&gt;0; ((([.M166]-[.L166]))*100)/(([.M166]+[.L166])/2);0)" office:value-type="float" office:value="1.34253640776698" calcext:value-type="float">
            <text:p>1.342536407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8" calcext:value-type="float">
            <text:p>333.8</text:p>
          </table:table-cell>
          <table:table-cell office:value-type="float" office:value="338.03" calcext:value-type="float">
            <text:p>338.0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1.h</text:p>
          </table:table-cell>
          <table:table-cell table:formula="of:=IF([.L167]+[.M167]&gt;0; ((([.M167]-[.L167]))*100)/(([.M167]+[.L167])/2);0)" office:value-type="float" office:value="1.25924713097062" calcext:value-type="float">
            <text:p>1.25924713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43" calcext:value-type="float">
            <text:p>295.43</text:p>
          </table:table-cell>
          <table:table-cell office:value-type="float" office:value="296.12" calcext:value-type="float">
            <text:p>296.1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2.h</text:p>
          </table:table-cell>
          <table:table-cell table:formula="of:=IF([.L168]+[.M168]&gt;0; ((([.M168]-[.L168]))*100)/(([.M168]+[.L168])/2);0)" office:value-type="float" office:value="0.233285436564956" calcext:value-type="float">
            <text:p>0.233285436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.39" calcext:value-type="float">
            <text:p>304.39</text:p>
          </table:table-cell>
          <table:table-cell office:value-type="float" office:value="304.89" calcext:value-type="float">
            <text:p>304.8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0.h</text:p>
          </table:table-cell>
          <table:table-cell table:formula="of:=IF([.L169]+[.M169]&gt;0; ((([.M169]-[.L169]))*100)/(([.M169]+[.L169])/2);0)" office:value-type="float" office:value="0.164128151260504" calcext:value-type="float">
            <text:p>0.164128151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77" calcext:value-type="float">
            <text:p>297.77</text:p>
          </table:table-cell>
          <table:table-cell office:value-type="float" office:value="301.15" calcext:value-type="float">
            <text:p>301.1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1.h</text:p>
          </table:table-cell>
          <table:table-cell table:formula="of:=IF([.L170]+[.M170]&gt;0; ((([.M170]-[.L170]))*100)/(([.M170]+[.L170])/2);0)" office:value-type="float" office:value="1.12869832364923" calcext:value-type="float">
            <text:p>1.128698323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06" calcext:value-type="float">
            <text:p>285.06</text:p>
          </table:table-cell>
          <table:table-cell office:value-type="float" office:value="283.74" calcext:value-type="float">
            <text:p>283.7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2.h</text:p>
          </table:table-cell>
          <table:table-cell table:formula="of:=IF([.L171]+[.M171]&gt;0; ((([.M171]-[.L171]))*100)/(([.M171]+[.L171])/2);0)" office:value-type="float" office:value="-0.464135021097044" calcext:value-type="float">
            <text:p>-0.464135021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47" calcext:value-type="float">
            <text:p>296.47</text:p>
          </table:table-cell>
          <table:table-cell office:value-type="float" office:value="296.05" calcext:value-type="float">
            <text:p>296.0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3.h</text:p>
          </table:table-cell>
          <table:table-cell table:formula="of:=IF([.L172]+[.M172]&gt;0; ((([.M172]-[.L172]))*100)/(([.M172]+[.L172])/2);0)" office:value-type="float" office:value="-0.141767366502402" calcext:value-type="float">
            <text:p>-0.141767366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21" calcext:value-type="float">
            <text:p>337.21</text:p>
          </table:table-cell>
          <table:table-cell office:value-type="float" office:value="333.85" calcext:value-type="float">
            <text:p>333.8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4.h</text:p>
          </table:table-cell>
          <table:table-cell table:formula="of:=IF([.L173]+[.M173]&gt;0; ((([.M173]-[.L173]))*100)/(([.M173]+[.L173])/2);0)" office:value-type="float" office:value="-1.00140076893272" calcext:value-type="float">
            <text:p>-1.001400768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98" calcext:value-type="float">
            <text:p>285.98</text:p>
          </table:table-cell>
          <table:table-cell office:value-type="float" office:value="287.18" calcext:value-type="float">
            <text:p>287.1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5.h</text:p>
          </table:table-cell>
          <table:table-cell table:formula="of:=IF([.L174]+[.M174]&gt;0; ((([.M174]-[.L174]))*100)/(([.M174]+[.L174])/2);0)" office:value-type="float" office:value="0.418731244329677" calcext:value-type="float">
            <text:p>0.418731244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.15" calcext:value-type="float">
            <text:p>278.15</text:p>
          </table:table-cell>
          <table:table-cell office:value-type="float" office:value="279.29" calcext:value-type="float">
            <text:p>279.29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6.h</text:p>
          </table:table-cell>
          <table:table-cell table:formula="of:=IF([.L175]+[.M175]&gt;0; ((([.M175]-[.L175]))*100)/(([.M175]+[.L175])/2);0)" office:value-type="float" office:value="0.409012629161898" calcext:value-type="float">
            <text:p>0.409012629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73" calcext:value-type="float">
            <text:p>272.73</text:p>
          </table:table-cell>
          <table:table-cell office:value-type="float" office:value="276.26" calcext:value-type="float">
            <text:p>276.2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7.h</text:p>
          </table:table-cell>
          <table:table-cell table:formula="of:=IF([.L176]+[.M176]&gt;0; ((([.M176]-[.L176]))*100)/(([.M176]+[.L176])/2);0)" office:value-type="float" office:value="1.28599792345943" calcext:value-type="float">
            <text:p>1.285997923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96" calcext:value-type="float">
            <text:p>301.96</text:p>
          </table:table-cell>
          <table:table-cell office:value-type="float" office:value="304.11" calcext:value-type="float">
            <text:p>304.1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8.h</text:p>
          </table:table-cell>
          <table:table-cell table:formula="of:=IF([.L177]+[.M177]&gt;0; ((([.M177]-[.L177]))*100)/(([.M177]+[.L177])/2);0)" office:value-type="float" office:value="0.709489002920466" calcext:value-type="float">
            <text:p>0.709489002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41" calcext:value-type="float">
            <text:p>302.41</text:p>
          </table:table-cell>
          <table:table-cell office:value-type="float" office:value="305.78" calcext:value-type="float">
            <text:p>305.78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9.h</text:p>
          </table:table-cell>
          <table:table-cell table:formula="of:=IF([.L178]+[.M178]&gt;0; ((([.M178]-[.L178]))*100)/(([.M178]+[.L178])/2);0)" office:value-type="float" office:value="1.10820631710483" calcext:value-type="float">
            <text:p>1.108206317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18" calcext:value-type="float">
            <text:p>315.18</text:p>
          </table:table-cell>
          <table:table-cell office:value-type="float" office:value="314.01" calcext:value-type="float">
            <text:p>314.01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1.h</text:p>
          </table:table-cell>
          <table:table-cell table:formula="of:=IF([.L179]+[.M179]&gt;0; ((([.M179]-[.L179]))*100)/(([.M179]+[.L179])/2);0)" office:value-type="float" office:value="-0.371906737233591" calcext:value-type="float">
            <text:p>-0.371906737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87" calcext:value-type="float">
            <text:p>284.87</text:p>
          </table:table-cell>
          <table:table-cell office:value-type="float" office:value="287.13" calcext:value-type="float">
            <text:p>287.1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4.h</text:p>
          </table:table-cell>
          <table:table-cell table:formula="of:=IF([.L180]+[.M180]&gt;0; ((([.M180]-[.L180]))*100)/(([.M180]+[.L180])/2);0)" office:value-type="float" office:value="0.790209790209787" calcext:value-type="float">
            <text:p>0.790209790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15" calcext:value-type="float">
            <text:p>295.15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7.h</text:p>
          </table:table-cell>
          <table:table-cell table:formula="of:=IF([.L181]+[.M181]&gt;0; ((([.M181]-[.L181]))*100)/(([.M181]+[.L181])/2);0)" office:value-type="float" office:value="1.19558811147597" calcext:value-type="float">
            <text:p>1.195588111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81" calcext:value-type="float">
            <text:p>279.81</text:p>
          </table:table-cell>
          <table:table-cell office:value-type="float" office:value="283.5" calcext:value-type="float">
            <text:p>283.5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9.h</text:p>
          </table:table-cell>
          <table:table-cell table:formula="of:=IF([.L182]+[.M182]&gt;0; ((([.M182]-[.L182]))*100)/(([.M182]+[.L182])/2);0)" office:value-type="float" office:value="1.31011343665122" calcext:value-type="float">
            <text:p>1.310113436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59" calcext:value-type="float">
            <text:p>288.59</text:p>
          </table:table-cell>
          <table:table-cell office:value-type="float" office:value="292.72" calcext:value-type="float">
            <text:p>292.72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0.h</text:p>
          </table:table-cell>
          <table:table-cell table:formula="of:=IF([.L183]+[.M183]&gt;0; ((([.M183]-[.L183]))*100)/(([.M183]+[.L183])/2);0)" office:value-type="float" office:value="1.42092859231737" calcext:value-type="float">
            <text:p>1.420928592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24" calcext:value-type="float">
            <text:p>333.24</text:p>
          </table:table-cell>
          <table:table-cell office:value-type="float" office:value="339.64" calcext:value-type="float">
            <text:p>339.64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1.h</text:p>
          </table:table-cell>
          <table:table-cell table:formula="of:=IF([.L184]+[.M184]&gt;0; ((([.M184]-[.L184]))*100)/(([.M184]+[.L184])/2);0)" office:value-type="float" office:value="1.90227083581024" calcext:value-type="float">
            <text:p>1.902270835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.3" calcext:value-type="float">
            <text:p>286.3</text:p>
          </table:table-cell>
          <table:table-cell office:value-type="float" office:value="287.46" calcext:value-type="float">
            <text:p>287.46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2.h</text:p>
          </table:table-cell>
          <table:table-cell table:formula="of:=IF([.L185]+[.M185]&gt;0; ((([.M185]-[.L185]))*100)/(([.M185]+[.L185])/2);0)" office:value-type="float" office:value="0.404350250976007" calcext:value-type="float">
            <text:p>0.40435025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96" calcext:value-type="float">
            <text:p>380.96</text:p>
          </table:table-cell>
          <table:table-cell office:value-type="float" office:value="381.28" calcext:value-type="float">
            <text:p>381.2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0.h</text:p>
          </table:table-cell>
          <table:table-cell table:formula="of:=IF([.L186]+[.M186]&gt;0; ((([.M186]-[.L186]))*100)/(([.M186]+[.L186])/2);0)" office:value-type="float" office:value="0.0839630562552459" calcext:value-type="float">
            <text:p>0.083963056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.7" calcext:value-type="float">
            <text:p>441.7</text:p>
          </table:table-cell>
          <table:table-cell office:value-type="float" office:value="440.26" calcext:value-type="float">
            <text:p>440.2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1.h</text:p>
          </table:table-cell>
          <table:table-cell table:formula="of:=IF([.L187]+[.M187]&gt;0; ((([.M187]-[.L187]))*100)/(([.M187]+[.L187])/2);0)" office:value-type="float" office:value="-0.326545421561068" calcext:value-type="float">
            <text:p>-0.326545421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61" calcext:value-type="float">
            <text:p>358.61</text:p>
          </table:table-cell>
          <table:table-cell office:value-type="float" office:value="360.57" calcext:value-type="float">
            <text:p>360.5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2.h</text:p>
          </table:table-cell>
          <table:table-cell table:formula="of:=IF([.L188]+[.M188]&gt;0; ((([.M188]-[.L188]))*100)/(([.M188]+[.L188])/2);0)" office:value-type="float" office:value="0.545065213159426" calcext:value-type="float">
            <text:p>0.545065213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62.65" calcext:value-type="float">
            <text:p>362.6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3.h</text:p>
          </table:table-cell>
          <table:table-cell table:formula="of:=IF([.L189]+[.M189]&gt;0; ((([.M189]-[.L189]))*100)/(([.M189]+[.L189])/2);0)" office:value-type="float" office:value="1.61783510313004" calcext:value-type="float">
            <text:p>1.617835103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45" calcext:value-type="float">
            <text:p>377.45</text:p>
          </table:table-cell>
          <table:table-cell office:value-type="float" office:value="379.56" calcext:value-type="float">
            <text:p>379.5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4.h</text:p>
          </table:table-cell>
          <table:table-cell table:formula="of:=IF([.L190]+[.M190]&gt;0; ((([.M190]-[.L190]))*100)/(([.M190]+[.L190])/2);0)" office:value-type="float" office:value="0.557456308371095" calcext:value-type="float">
            <text:p>0.557456308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.44" calcext:value-type="float">
            <text:p>405.44</text:p>
          </table:table-cell>
          <table:table-cell office:value-type="float" office:value="407.87" calcext:value-type="float">
            <text:p>407.8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5.h</text:p>
          </table:table-cell>
          <table:table-cell table:formula="of:=IF([.L191]+[.M191]&gt;0; ((([.M191]-[.L191]))*100)/(([.M191]+[.L191])/2);0)" office:value-type="float" office:value="0.59755812666757" calcext:value-type="float">
            <text:p>0.597558126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82" calcext:value-type="float">
            <text:p>396.82</text:p>
          </table:table-cell>
          <table:table-cell office:value-type="float" office:value="401.53" calcext:value-type="float">
            <text:p>401.5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6.h</text:p>
          </table:table-cell>
          <table:table-cell table:formula="of:=IF([.L192]+[.M192]&gt;0; ((([.M192]-[.L192]))*100)/(([.M192]+[.L192])/2);0)" office:value-type="float" office:value="1.17993361307697" calcext:value-type="float">
            <text:p>1.179933613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63" calcext:value-type="float">
            <text:p>420.63</text:p>
          </table:table-cell>
          <table:table-cell office:value-type="float" office:value="424.79" calcext:value-type="float">
            <text:p>424.7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7.h</text:p>
          </table:table-cell>
          <table:table-cell table:formula="of:=IF([.L193]+[.M193]&gt;0; ((([.M193]-[.L193]))*100)/(([.M193]+[.L193])/2);0)" office:value-type="float" office:value="0.984126233114907" calcext:value-type="float">
            <text:p>0.984126233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.43" calcext:value-type="float">
            <text:p>404.43</text:p>
          </table:table-cell>
          <table:table-cell office:value-type="float" office:value="406.75" calcext:value-type="float">
            <text:p>406.7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8.h</text:p>
          </table:table-cell>
          <table:table-cell table:formula="of:=IF([.L194]+[.M194]&gt;0; ((([.M194]-[.L194]))*100)/(([.M194]+[.L194])/2);0)" office:value-type="float" office:value="0.572006213170934" calcext:value-type="float">
            <text:p>0.572006213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.69" calcext:value-type="float">
            <text:p>382.69</text:p>
          </table:table-cell>
          <table:table-cell office:value-type="float" office:value="376.19" calcext:value-type="float">
            <text:p>376.1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9.h</text:p>
          </table:table-cell>
          <table:table-cell table:formula="of:=IF([.L195]+[.M195]&gt;0; ((([.M195]-[.L195]))*100)/(([.M195]+[.L195])/2);0)" office:value-type="float" office:value="-1.71305081172254" calcext:value-type="float">
            <text:p>-1.713050811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46" calcext:value-type="float">
            <text:p>367.46</text:p>
          </table:table-cell>
          <table:table-cell office:value-type="float" office:value="363.03" calcext:value-type="float">
            <text:p>363.0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1.h</text:p>
          </table:table-cell>
          <table:table-cell table:formula="of:=IF([.L196]+[.M196]&gt;0; ((([.M196]-[.L196]))*100)/(([.M196]+[.L196])/2);0)" office:value-type="float" office:value="-1.21288450218347" calcext:value-type="float">
            <text:p>-1.212884502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23" calcext:value-type="float">
            <text:p>364.23</text:p>
          </table:table-cell>
          <table:table-cell office:value-type="float" office:value="359.39" calcext:value-type="float">
            <text:p>359.3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4.h</text:p>
          </table:table-cell>
          <table:table-cell table:formula="of:=IF([.L197]+[.M197]&gt;0; ((([.M197]-[.L197]))*100)/(([.M197]+[.L197])/2);0)" office:value-type="float" office:value="-1.33771869213124" calcext:value-type="float">
            <text:p>-1.337718692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87" calcext:value-type="float">
            <text:p>366.87</text:p>
          </table:table-cell>
          <table:table-cell office:value-type="float" office:value="361.52" calcext:value-type="float">
            <text:p>361.5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6.h</text:p>
          </table:table-cell>
          <table:table-cell table:formula="of:=IF([.L198]+[.M198]&gt;0; ((([.M198]-[.L198]))*100)/(([.M198]+[.L198])/2);0)" office:value-type="float" office:value="-1.46899325910571" calcext:value-type="float">
            <text:p>-1.468993259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43" calcext:value-type="float">
            <text:p>358.43</text:p>
          </table:table-cell>
          <table:table-cell office:value-type="float" office:value="360.62" calcext:value-type="float">
            <text:p>360.6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7.h</text:p>
          </table:table-cell>
          <table:table-cell table:formula="of:=IF([.L199]+[.M199]&gt;0; ((([.M199]-[.L199]))*100)/(([.M199]+[.L199])/2);0)" office:value-type="float" office:value="0.609137055837563" calcext:value-type="float">
            <text:p>0.609137055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.38" calcext:value-type="float">
            <text:p>440.38</text:p>
          </table:table-cell>
          <table:table-cell office:value-type="float" office:value="442.6" calcext:value-type="float">
            <text:p>442.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9.h</text:p>
          </table:table-cell>
          <table:table-cell table:formula="of:=IF([.L200]+[.M200]&gt;0; ((([.M200]-[.L200]))*100)/(([.M200]+[.L200])/2);0)" office:value-type="float" office:value="0.502842646492566" calcext:value-type="float">
            <text:p>0.502842646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.87" calcext:value-type="float">
            <text:p>359.87</text:p>
          </table:table-cell>
          <table:table-cell office:value-type="float" office:value="359.47" calcext:value-type="float">
            <text:p>359.4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0.h</text:p>
          </table:table-cell>
          <table:table-cell table:formula="of:=IF([.L201]+[.M201]&gt;0; ((([.M201]-[.L201]))*100)/(([.M201]+[.L201])/2);0)" office:value-type="float" office:value="-0.111213056412817" calcext:value-type="float">
            <text:p>-0.111213056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61" calcext:value-type="float">
            <text:p>417.61</text:p>
          </table:table-cell>
          <table:table-cell office:value-type="float" office:value="430.88" calcext:value-type="float">
            <text:p>430.8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1.h</text:p>
          </table:table-cell>
          <table:table-cell table:formula="of:=IF([.L202]+[.M202]&gt;0; ((([.M202]-[.L202]))*100)/(([.M202]+[.L202])/2);0)" office:value-type="float" office:value="3.12790958054897" calcext:value-type="float">
            <text:p>3.12790958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.02" calcext:value-type="float">
            <text:p>381.02</text:p>
          </table:table-cell>
          <table:table-cell office:value-type="float" office:value="381.86" calcext:value-type="float">
            <text:p>381.8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2.h</text:p>
          </table:table-cell>
          <table:table-cell table:formula="of:=IF([.L203]+[.M203]&gt;0; ((([.M203]-[.L203]))*100)/(([.M203]+[.L203])/2);0)" office:value-type="float" office:value="0.220218120805377" calcext:value-type="float">
            <text:p>0.220218120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45" calcext:value-type="float">
            <text:p>180.45</text:p>
          </table:table-cell>
          <table:table-cell office:value-type="float" office:value="177.17" calcext:value-type="float">
            <text:p>177.1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0.h</text:p>
          </table:table-cell>
          <table:table-cell table:formula="of:=IF([.L204]+[.M204]&gt;0; ((([.M204]-[.L204]))*100)/(([.M204]+[.L204])/2);0)" office:value-type="float" office:value="-1.83434930932275" calcext:value-type="float">
            <text:p>-1.834349309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01" calcext:value-type="float">
            <text:p>177.01</text:p>
          </table:table-cell>
          <table:table-cell office:value-type="float" office:value="173.74" calcext:value-type="float">
            <text:p>173.7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1.h</text:p>
          </table:table-cell>
          <table:table-cell table:formula="of:=IF([.L205]+[.M205]&gt;0; ((([.M205]-[.L205]))*100)/(([.M205]+[.L205])/2);0)" office:value-type="float" office:value="-1.86457590876692" calcext:value-type="float">
            <text:p>-1.864575908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8" calcext:value-type="float">
            <text:p>184.8</text:p>
          </table:table-cell>
          <table:table-cell office:value-type="float" office:value="185.97" calcext:value-type="float">
            <text:p>185.9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2.h</text:p>
          </table:table-cell>
          <table:table-cell table:formula="of:=IF([.L206]+[.M206]&gt;0; ((([.M206]-[.L206]))*100)/(([.M206]+[.L206])/2);0)" office:value-type="float" office:value="0.631119022574635" calcext:value-type="float">
            <text:p>0.631119022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84" calcext:value-type="float">
            <text:p>164.84</text:p>
          </table:table-cell>
          <table:table-cell office:value-type="float" office:value="162.69" calcext:value-type="float">
            <text:p>162.6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3.h</text:p>
          </table:table-cell>
          <table:table-cell table:formula="of:=IF([.L207]+[.M207]&gt;0; ((([.M207]-[.L207]))*100)/(([.M207]+[.L207])/2);0)" office:value-type="float" office:value="-1.3128568375416" calcext:value-type="float">
            <text:p>-1.31285683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7.6" calcext:value-type="float">
            <text:p>167.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4.h</text:p>
          </table:table-cell>
          <table:table-cell table:formula="of:=IF([.L208]+[.M208]&gt;0; ((([.M208]-[.L208]))*100)/(([.M208]+[.L208])/2);0)" office:value-type="float" office:value="0.0775957262661506" calcext:value-type="float">
            <text:p>0.077595726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86" calcext:value-type="float">
            <text:p>181.86</text:p>
          </table:table-cell>
          <table:table-cell office:value-type="float" office:value="180.47" calcext:value-type="float">
            <text:p>180.4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5.h</text:p>
          </table:table-cell>
          <table:table-cell table:formula="of:=IF([.L209]+[.M209]&gt;0; ((([.M209]-[.L209]))*100)/(([.M209]+[.L209])/2);0)" office:value-type="float" office:value="-0.767256368503858" calcext:value-type="float">
            <text:p>-0.767256368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4.4" calcext:value-type="float">
            <text:p>174.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6.h</text:p>
          </table:table-cell>
          <table:table-cell table:formula="of:=IF([.L210]+[.M210]&gt;0; ((([.M210]-[.L210]))*100)/(([.M210]+[.L210])/2);0)" office:value-type="float" office:value="1.18240807498198" calcext:value-type="float">
            <text:p>1.18240807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45" calcext:value-type="float">
            <text:p>160.45</text:p>
          </table:table-cell>
          <table:table-cell office:value-type="float" office:value="158.99" calcext:value-type="float">
            <text:p>158.9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7.h</text:p>
          </table:table-cell>
          <table:table-cell table:formula="of:=IF([.L211]+[.M211]&gt;0; ((([.M211]-[.L211]))*100)/(([.M211]+[.L211])/2);0)" office:value-type="float" office:value="-0.91409967443024" calcext:value-type="float">
            <text:p>-0.914099674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44" calcext:value-type="float">
            <text:p>179.44</text:p>
          </table:table-cell>
          <table:table-cell office:value-type="float" office:value="179.27" calcext:value-type="float">
            <text:p>179.2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8.h</text:p>
          </table:table-cell>
          <table:table-cell table:formula="of:=IF([.L212]+[.M212]&gt;0; ((([.M212]-[.L212]))*100)/(([.M212]+[.L212])/2);0)" office:value-type="float" office:value="-0.0947840874243748" calcext:value-type="float">
            <text:p>-0.094784087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47" calcext:value-type="float">
            <text:p>175.47</text:p>
          </table:table-cell>
          <table:table-cell office:value-type="float" office:value="176.1" calcext:value-type="float">
            <text:p>176.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9.h</text:p>
          </table:table-cell>
          <table:table-cell table:formula="of:=IF([.L213]+[.M213]&gt;0; ((([.M213]-[.L213]))*100)/(([.M213]+[.L213])/2);0)" office:value-type="float" office:value="0.358392354296439" calcext:value-type="float">
            <text:p>0.358392354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79" calcext:value-type="float">
            <text:p>160.79</text:p>
          </table:table-cell>
          <table:table-cell office:value-type="float" office:value="159.21" calcext:value-type="float">
            <text:p>159.2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1.h</text:p>
          </table:table-cell>
          <table:table-cell table:formula="of:=IF([.L214]+[.M214]&gt;0; ((([.M214]-[.L214]))*100)/(([.M214]+[.L214])/2);0)" office:value-type="float" office:value="-0.98749999999999" calcext:value-type="float">
            <text:p>-0.987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92" calcext:value-type="float">
            <text:p>155.92</text:p>
          </table:table-cell>
          <table:table-cell office:value-type="float" office:value="154.61" calcext:value-type="float">
            <text:p>154.6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2.h</text:p>
          </table:table-cell>
          <table:table-cell table:formula="of:=IF([.L215]+[.M215]&gt;0; ((([.M215]-[.L215]))*100)/(([.M215]+[.L215])/2);0)" office:value-type="float" office:value="-0.843718803336215" calcext:value-type="float">
            <text:p>-0.843718803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48" calcext:value-type="float">
            <text:p>274.48</text:p>
          </table:table-cell>
          <table:table-cell office:value-type="float" office:value="269.49" calcext:value-type="float">
            <text:p>269.4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3.h</text:p>
          </table:table-cell>
          <table:table-cell table:formula="of:=IF([.L216]+[.M216]&gt;0; ((([.M216]-[.L216]))*100)/(([.M216]+[.L216])/2);0)" office:value-type="float" office:value="-1.83465999963234" calcext:value-type="float">
            <text:p>-1.834659999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2.13" calcext:value-type="float">
            <text:p>162.1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4.h</text:p>
          </table:table-cell>
          <table:table-cell table:formula="of:=IF([.L217]+[.M217]&gt;0; ((([.M217]-[.L217]))*100)/(([.M217]+[.L217])/2);0)" office:value-type="float" office:value="-0.38167938931298" calcext:value-type="float">
            <text:p>-0.381679389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4" calcext:value-type="float">
            <text:p>83.84</text:p>
          </table:table-cell>
          <table:table-cell office:value-type="float" office:value="84.98" calcext:value-type="float">
            <text:p>84.9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5.h</text:p>
          </table:table-cell>
          <table:table-cell table:formula="of:=IF([.L218]+[.M218]&gt;0; ((([.M218]-[.L218]))*100)/(([.M218]+[.L218])/2);0)" office:value-type="float" office:value="1.35055088259685" calcext:value-type="float">
            <text:p>1.350550882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5.33" calcext:value-type="float">
            <text:p>155.3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6.h</text:p>
          </table:table-cell>
          <table:table-cell table:formula="of:=IF([.L219]+[.M219]&gt;0; ((([.M219]-[.L219]))*100)/(([.M219]+[.L219])/2);0)" office:value-type="float" office:value="-0.954669229537069" calcext:value-type="float">
            <text:p>-0.954669229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39" calcext:value-type="float">
            <text:p>181.39</text:p>
          </table:table-cell>
          <table:table-cell office:value-type="float" office:value="176.79" calcext:value-type="float">
            <text:p>176.7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7.h</text:p>
          </table:table-cell>
          <table:table-cell table:formula="of:=IF([.L220]+[.M220]&gt;0; ((([.M220]-[.L220]))*100)/(([.M220]+[.L220])/2);0)" office:value-type="float" office:value="-2.56854095706069" calcext:value-type="float">
            <text:p>-2.568540957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71" calcext:value-type="float">
            <text:p>178.71</text:p>
          </table:table-cell>
          <table:table-cell office:value-type="float" office:value="175.17" calcext:value-type="float">
            <text:p>175.1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8.h</text:p>
          </table:table-cell>
          <table:table-cell table:formula="of:=IF([.L221]+[.M221]&gt;0; ((([.M221]-[.L221]))*100)/(([.M221]+[.L221])/2);0)" office:value-type="float" office:value="-2.00067819599866" calcext:value-type="float">
            <text:p>-2.00067819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7.13" calcext:value-type="float">
            <text:p>157.1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9.h</text:p>
          </table:table-cell>
          <table:table-cell table:formula="of:=IF([.L222]+[.M222]&gt;0; ((([.M222]-[.L222]))*100)/(([.M222]+[.L222])/2);0)" office:value-type="float" office:value="0.114620478858894" calcext:value-type="float">
            <text:p>0.114620478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191.34" calcext:value-type="float">
            <text:p>191.3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0.h</text:p>
          </table:table-cell>
          <table:table-cell table:formula="of:=IF([.L223]+[.M223]&gt;0; ((([.M223]-[.L223]))*100)/(([.M223]+[.L223])/2);0)" office:value-type="float" office:value="-1.14321346913323" calcext:value-type="float">
            <text:p>-1.143213469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17" calcext:value-type="float">
            <text:p>170.17</text:p>
          </table:table-cell>
          <table:table-cell office:value-type="float" office:value="172.82" calcext:value-type="float">
            <text:p>172.8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1.h</text:p>
          </table:table-cell>
          <table:table-cell table:formula="of:=IF([.L224]+[.M224]&gt;0; ((([.M224]-[.L224]))*100)/(([.M224]+[.L224])/2);0)" office:value-type="float" office:value="1.5452345549433" calcext:value-type="float">
            <text:p>1.545234554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8" calcext:value-type="float">
            <text:p>168.8</text:p>
          </table:table-cell>
          <table:table-cell office:value-type="float" office:value="168.55" calcext:value-type="float">
            <text:p>168.5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2.h</text:p>
          </table:table-cell>
          <table:table-cell table:formula="of:=IF([.L225]+[.M225]&gt;0; ((([.M225]-[.L225]))*100)/(([.M225]+[.L225])/2);0)" office:value-type="float" office:value="-0.148214021046391" calcext:value-type="float">
            <text:p>-0.14821402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5.37" calcext:value-type="float">
            <text:p>355.37</text:p>
          </table:table-cell>
          <table:table-cell office:value-type="float" office:value="355.23" calcext:value-type="float">
            <text:p>355.2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0.h</text:p>
          </table:table-cell>
          <table:table-cell table:formula="of:=IF([.L226]+[.M226]&gt;0; ((([.M226]-[.L226]))*100)/(([.M226]+[.L226])/2);0)" office:value-type="float" office:value="-0.0394033211370634" calcext:value-type="float">
            <text:p>-0.039403321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.51" calcext:value-type="float">
            <text:p>346.51</text:p>
          </table:table-cell>
          <table:table-cell office:value-type="float" office:value="349.46" calcext:value-type="float">
            <text:p>349.4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1.h</text:p>
          </table:table-cell>
          <table:table-cell table:formula="of:=IF([.L227]+[.M227]&gt;0; ((([.M227]-[.L227]))*100)/(([.M227]+[.L227])/2);0)" office:value-type="float" office:value="0.84773768984295" calcext:value-type="float">
            <text:p>0.847737689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.43" calcext:value-type="float">
            <text:p>408.43</text:p>
          </table:table-cell>
          <table:table-cell office:value-type="float" office:value="408.18" calcext:value-type="float">
            <text:p>408.1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2.h</text:p>
          </table:table-cell>
          <table:table-cell table:formula="of:=IF([.L228]+[.M228]&gt;0; ((([.M228]-[.L228]))*100)/(([.M228]+[.L228])/2);0)" office:value-type="float" office:value="-0.0612287383206182" calcext:value-type="float">
            <text:p>-0.061228738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13" calcext:value-type="float">
            <text:p>390.13</text:p>
          </table:table-cell>
          <table:table-cell office:value-type="float" office:value="390.6" calcext:value-type="float">
            <text:p>390.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3.h</text:p>
          </table:table-cell>
          <table:table-cell table:formula="of:=IF([.L229]+[.M229]&gt;0; ((([.M229]-[.L229]))*100)/(([.M229]+[.L229])/2);0)" office:value-type="float" office:value="0.120400138332081" calcext:value-type="float">
            <text:p>0.120400138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.86" calcext:value-type="float">
            <text:p>403.86</text:p>
          </table:table-cell>
          <table:table-cell office:value-type="float" office:value="395.98" calcext:value-type="float">
            <text:p>395.9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4.h</text:p>
          </table:table-cell>
          <table:table-cell table:formula="of:=IF([.L230]+[.M230]&gt;0; ((([.M230]-[.L230]))*100)/(([.M230]+[.L230])/2);0)" office:value-type="float" office:value="-1.97039407881576" calcext:value-type="float">
            <text:p>-1.9703940788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.27" calcext:value-type="float">
            <text:p>361.27</text:p>
          </table:table-cell>
          <table:table-cell office:value-type="float" office:value="361.61" calcext:value-type="float">
            <text:p>361.6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5.h</text:p>
          </table:table-cell>
          <table:table-cell table:formula="of:=IF([.L231]+[.M231]&gt;0; ((([.M231]-[.L231]))*100)/(([.M231]+[.L231])/2);0)" office:value-type="float" office:value="0.0940681717574236" calcext:value-type="float">
            <text:p>0.094068171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4" calcext:value-type="float">
            <text:p>348.4</text:p>
          </table:table-cell>
          <table:table-cell office:value-type="float" office:value="345.61" calcext:value-type="float">
            <text:p>345.6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6.h</text:p>
          </table:table-cell>
          <table:table-cell table:formula="of:=IF([.L232]+[.M232]&gt;0; ((([.M232]-[.L232]))*100)/(([.M232]+[.L232])/2);0)" office:value-type="float" office:value="-0.804022996786779" calcext:value-type="float">
            <text:p>-0.804022996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77" calcext:value-type="float">
            <text:p>394.77</text:p>
          </table:table-cell>
          <table:table-cell office:value-type="float" office:value="389.93" calcext:value-type="float">
            <text:p>389.9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7.h</text:p>
          </table:table-cell>
          <table:table-cell table:formula="of:=IF([.L233]+[.M233]&gt;0; ((([.M233]-[.L233]))*100)/(([.M233]+[.L233])/2);0)" office:value-type="float" office:value="-1.23359245571555" calcext:value-type="float">
            <text:p>-1.233592455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.14" calcext:value-type="float">
            <text:p>447.14</text:p>
          </table:table-cell>
          <table:table-cell office:value-type="float" office:value="443.77" calcext:value-type="float">
            <text:p>443.7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8.h</text:p>
          </table:table-cell>
          <table:table-cell table:formula="of:=IF([.L234]+[.M234]&gt;0; ((([.M234]-[.L234]))*100)/(([.M234]+[.L234])/2);0)" office:value-type="float" office:value="-0.756529840275674" calcext:value-type="float">
            <text:p>-0.756529840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5.18" calcext:value-type="float">
            <text:p>355.18</text:p>
          </table:table-cell>
          <table:table-cell office:value-type="float" office:value="354.7" calcext:value-type="float">
            <text:p>354.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9.h</text:p>
          </table:table-cell>
          <table:table-cell table:formula="of:=IF([.L235]+[.M235]&gt;0; ((([.M235]-[.L235]))*100)/(([.M235]+[.L235])/2);0)" office:value-type="float" office:value="-0.135234124077314" calcext:value-type="float">
            <text:p>-0.135234124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8" calcext:value-type="float">
            <text:p>400.8</text:p>
          </table:table-cell>
          <table:table-cell office:value-type="float" office:value="396.71" calcext:value-type="float">
            <text:p>396.7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1.h</text:p>
          </table:table-cell>
          <table:table-cell table:formula="of:=IF([.L236]+[.M236]&gt;0; ((([.M236]-[.L236]))*100)/(([.M236]+[.L236])/2);0)" office:value-type="float" office:value="-1.02569246780605" calcext:value-type="float">
            <text:p>-1.025692467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27" calcext:value-type="float">
            <text:p>365.27</text:p>
          </table:table-cell>
          <table:table-cell office:value-type="float" office:value="362.42" calcext:value-type="float">
            <text:p>362.4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4.h</text:p>
          </table:table-cell>
          <table:table-cell table:formula="of:=IF([.L237]+[.M237]&gt;0; ((([.M237]-[.L237]))*100)/(([.M237]+[.L237])/2);0)" office:value-type="float" office:value="-0.783300581291475" calcext:value-type="float">
            <text:p>-0.783300581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46" calcext:value-type="float">
            <text:p>427.46</text:p>
          </table:table-cell>
          <table:table-cell office:value-type="float" office:value="427.9" calcext:value-type="float">
            <text:p>427.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6.h</text:p>
          </table:table-cell>
          <table:table-cell table:formula="of:=IF([.L238]+[.M238]&gt;0; ((([.M238]-[.L238]))*100)/(([.M238]+[.L238])/2);0)" office:value-type="float" office:value="0.102880658436213" calcext:value-type="float">
            <text:p>0.102880658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.15" calcext:value-type="float">
            <text:p>374.15</text:p>
          </table:table-cell>
          <table:table-cell office:value-type="float" office:value="369.94" calcext:value-type="float">
            <text:p>369.9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7.h</text:p>
          </table:table-cell>
          <table:table-cell table:formula="of:=IF([.L239]+[.M239]&gt;0; ((([.M239]-[.L239]))*100)/(([.M239]+[.L239])/2);0)" office:value-type="float" office:value="-1.13158354500127" calcext:value-type="float">
            <text:p>-1.13158354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16" calcext:value-type="float">
            <text:p>348.16</text:p>
          </table:table-cell>
          <table:table-cell office:value-type="float" office:value="348.62" calcext:value-type="float">
            <text:p>348.6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9.h</text:p>
          </table:table-cell>
          <table:table-cell table:formula="of:=IF([.L240]+[.M240]&gt;0; ((([.M240]-[.L240]))*100)/(([.M240]+[.L240])/2);0)" office:value-type="float" office:value="0.132035936737558" calcext:value-type="float">
            <text:p>0.132035936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.7" calcext:value-type="float">
            <text:p>353.7</text:p>
          </table:table-cell>
          <table:table-cell office:value-type="float" office:value="351.16" calcext:value-type="float">
            <text:p>351.1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0.h</text:p>
          </table:table-cell>
          <table:table-cell table:formula="of:=IF([.L241]+[.M241]&gt;0; ((([.M241]-[.L241]))*100)/(([.M241]+[.L241])/2);0)" office:value-type="float" office:value="-0.720710495701264" calcext:value-type="float">
            <text:p>-0.720710495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24" calcext:value-type="float">
            <text:p>365.24</text:p>
          </table:table-cell>
          <table:table-cell office:value-type="float" office:value="361.53" calcext:value-type="float">
            <text:p>361.5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1.h</text:p>
          </table:table-cell>
          <table:table-cell table:formula="of:=IF([.L242]+[.M242]&gt;0; ((([.M242]-[.L242]))*100)/(([.M242]+[.L242])/2);0)" office:value-type="float" office:value="-1.02095573565228" calcext:value-type="float">
            <text:p>-1.020955735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.16" calcext:value-type="float">
            <text:p>359.16</text:p>
          </table:table-cell>
          <table:table-cell office:value-type="float" office:value="361.48" calcext:value-type="float">
            <text:p>361.4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2.h</text:p>
          </table:table-cell>
          <table:table-cell table:formula="of:=IF([.L243]+[.M243]&gt;0; ((([.M243]-[.L243]))*100)/(([.M243]+[.L243])/2);0)" office:value-type="float" office:value="0.64387211367673" calcext:value-type="float">
            <text:p>0.643872113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.62" calcext:value-type="float">
            <text:p>416.62</text:p>
          </table:table-cell>
          <table:table-cell office:value-type="float" office:value="409.71" calcext:value-type="float">
            <text:p>409.7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0.h</text:p>
          </table:table-cell>
          <table:table-cell table:formula="of:=IF([.L244]+[.M244]&gt;0; ((([.M244]-[.L244]))*100)/(([.M244]+[.L244])/2);0)" office:value-type="float" office:value="-1.67245531446275" calcext:value-type="float">
            <text:p>-1.672455314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67" calcext:value-type="float">
            <text:p>420.67</text:p>
          </table:table-cell>
          <table:table-cell office:value-type="float" office:value="415.61" calcext:value-type="float">
            <text:p>415.6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1.h</text:p>
          </table:table-cell>
          <table:table-cell table:formula="of:=IF([.L245]+[.M245]&gt;0; ((([.M245]-[.L245]))*100)/(([.M245]+[.L245])/2);0)" office:value-type="float" office:value="-1.21012101210121" calcext:value-type="float">
            <text:p>-1.210121012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.12" calcext:value-type="float">
            <text:p>408.12</text:p>
          </table:table-cell>
          <table:table-cell office:value-type="float" office:value="405.19" calcext:value-type="float">
            <text:p>405.1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2.h</text:p>
          </table:table-cell>
          <table:table-cell table:formula="of:=IF([.L246]+[.M246]&gt;0; ((([.M246]-[.L246]))*100)/(([.M246]+[.L246])/2);0)" office:value-type="float" office:value="-0.72051247371851" calcext:value-type="float">
            <text:p>-0.720512473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.79" calcext:value-type="float">
            <text:p>367.79</text:p>
          </table:table-cell>
          <table:table-cell office:value-type="float" office:value="365.37" calcext:value-type="float">
            <text:p>365.3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3.h</text:p>
          </table:table-cell>
          <table:table-cell table:formula="of:=IF([.L247]+[.M247]&gt;0; ((([.M247]-[.L247]))*100)/(([.M247]+[.L247])/2);0)" office:value-type="float" office:value="-0.660156036881449" calcext:value-type="float">
            <text:p>-0.660156036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8.39" calcext:value-type="float">
            <text:p>398.3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4.h</text:p>
          </table:table-cell>
          <table:table-cell table:formula="of:=IF([.L248]+[.M248]&gt;0; ((([.M248]-[.L248]))*100)/(([.M248]+[.L248])/2);0)" office:value-type="float" office:value="-0.772625551652151" calcext:value-type="float">
            <text:p>-0.772625551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7" calcext:value-type="float">
            <text:p>377.7</text:p>
          </table:table-cell>
          <table:table-cell office:value-type="float" office:value="381.48" calcext:value-type="float">
            <text:p>381.4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5.h</text:p>
          </table:table-cell>
          <table:table-cell table:formula="of:=IF([.L249]+[.M249]&gt;0; ((([.M249]-[.L249]))*100)/(([.M249]+[.L249])/2);0)" office:value-type="float" office:value="0.99581127005454" calcext:value-type="float">
            <text:p>0.995811270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.41" calcext:value-type="float">
            <text:p>383.41</text:p>
          </table:table-cell>
          <table:table-cell office:value-type="float" office:value="383.14" calcext:value-type="float">
            <text:p>383.1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6.h</text:p>
          </table:table-cell>
          <table:table-cell table:formula="of:=IF([.L250]+[.M250]&gt;0; ((([.M250]-[.L250]))*100)/(([.M250]+[.L250])/2);0)" office:value-type="float" office:value="-0.0704455025764891" calcext:value-type="float">
            <text:p>-0.070445502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64" calcext:value-type="float">
            <text:p>420.64</text:p>
          </table:table-cell>
          <table:table-cell office:value-type="float" office:value="424.94" calcext:value-type="float">
            <text:p>424.9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7.h</text:p>
          </table:table-cell>
          <table:table-cell table:formula="of:=IF([.L251]+[.M251]&gt;0; ((([.M251]-[.L251]))*100)/(([.M251]+[.L251])/2);0)" office:value-type="float" office:value="1.01705338347643" calcext:value-type="float">
            <text:p>1.017053383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3" calcext:value-type="float">
            <text:p>439.3</text:p>
          </table:table-cell>
          <table:table-cell office:value-type="float" office:value="436.9" calcext:value-type="float">
            <text:p>436.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8.h</text:p>
          </table:table-cell>
          <table:table-cell table:formula="of:=IF([.L252]+[.M252]&gt;0; ((([.M252]-[.L252]))*100)/(([.M252]+[.L252])/2);0)" office:value-type="float" office:value="-0.547820132389873" calcext:value-type="float">
            <text:p>-0.547820132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.1" calcext:value-type="float">
            <text:p>440.1</text:p>
          </table:table-cell>
          <table:table-cell office:value-type="float" office:value="442.47" calcext:value-type="float">
            <text:p>442.4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9.h</text:p>
          </table:table-cell>
          <table:table-cell table:formula="of:=IF([.L253]+[.M253]&gt;0; ((([.M253]-[.L253]))*100)/(([.M253]+[.L253])/2);0)" office:value-type="float" office:value="0.537067881301201" calcext:value-type="float">
            <text:p>0.537067881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57" calcext:value-type="float">
            <text:p>318.57</text:p>
          </table:table-cell>
          <table:table-cell office:value-type="float" office:value="317.47" calcext:value-type="float">
            <text:p>317.4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1.h</text:p>
          </table:table-cell>
          <table:table-cell table:formula="of:=IF([.L254]+[.M254]&gt;0; ((([.M254]-[.L254]))*100)/(([.M254]+[.L254])/2);0)" office:value-type="float" office:value="-0.345890195585173" calcext:value-type="float">
            <text:p>-0.345890195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28" calcext:value-type="float">
            <text:p>357.28</text:p>
          </table:table-cell>
          <table:table-cell office:value-type="float" office:value="355.28" calcext:value-type="float">
            <text:p>355.2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4.h</text:p>
          </table:table-cell>
          <table:table-cell table:formula="of:=IF([.L255]+[.M255]&gt;0; ((([.M255]-[.L255]))*100)/(([.M255]+[.L255])/2);0)" office:value-type="float" office:value="-0.561356236667789" calcext:value-type="float">
            <text:p>-0.561356236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.92" calcext:value-type="float">
            <text:p>362.92</text:p>
          </table:table-cell>
          <table:table-cell office:value-type="float" office:value="366.91" calcext:value-type="float">
            <text:p>366.9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6.h</text:p>
          </table:table-cell>
          <table:table-cell table:formula="of:=IF([.L256]+[.M256]&gt;0; ((([.M256]-[.L256]))*100)/(([.M256]+[.L256])/2);0)" office:value-type="float" office:value="1.09340531356618" calcext:value-type="float">
            <text:p>1.093405313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51" calcext:value-type="float">
            <text:p>356.51</text:p>
          </table:table-cell>
          <table:table-cell office:value-type="float" office:value="356.93" calcext:value-type="float">
            <text:p>356.9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7.h</text:p>
          </table:table-cell>
          <table:table-cell table:formula="of:=IF([.L257]+[.M257]&gt;0; ((([.M257]-[.L257]))*100)/(([.M257]+[.L257])/2);0)" office:value-type="float" office:value="0.117739403453694" calcext:value-type="float">
            <text:p>0.117739403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68" calcext:value-type="float">
            <text:p>400.68</text:p>
          </table:table-cell>
          <table:table-cell office:value-type="float" office:value="399.23" calcext:value-type="float">
            <text:p>399.2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9.h</text:p>
          </table:table-cell>
          <table:table-cell table:formula="of:=IF([.L258]+[.M258]&gt;0; ((([.M258]-[.L258]))*100)/(([.M258]+[.L258])/2);0)" office:value-type="float" office:value="-0.362540785838404" calcext:value-type="float">
            <text:p>-0.362540785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.3" calcext:value-type="float">
            <text:p>402.3</text:p>
          </table:table-cell>
          <table:table-cell office:value-type="float" office:value="403.16" calcext:value-type="float">
            <text:p>403.1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0.h</text:p>
          </table:table-cell>
          <table:table-cell table:formula="of:=IF([.L259]+[.M259]&gt;0; ((([.M259]-[.L259]))*100)/(([.M259]+[.L259])/2);0)" office:value-type="float" office:value="0.213542571946469" calcext:value-type="float">
            <text:p>0.213542571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83" calcext:value-type="float">
            <text:p>444.83</text:p>
          </table:table-cell>
          <table:table-cell office:value-type="float" office:value="450.64" calcext:value-type="float">
            <text:p>450.6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1.h</text:p>
          </table:table-cell>
          <table:table-cell table:formula="of:=IF([.L260]+[.M260]&gt;0; ((([.M260]-[.L260]))*100)/(([.M260]+[.L260])/2);0)" office:value-type="float" office:value="1.29764257875752" calcext:value-type="float">
            <text:p>1.297642578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5" calcext:value-type="float">
            <text:p>364.5</text:p>
          </table:table-cell>
          <table:table-cell office:value-type="float" office:value="364.93" calcext:value-type="float">
            <text:p>364.9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2.h</text:p>
          </table:table-cell>
          <table:table-cell table:formula="of:=IF([.L261]+[.M261]&gt;0; ((([.M261]-[.L261]))*100)/(([.M261]+[.L261])/2);0)" office:value-type="float" office:value="0.117900278299496" calcext:value-type="float">
            <text:p>0.117900278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.56" calcext:value-type="float">
            <text:p>392.56</text:p>
          </table:table-cell>
          <table:table-cell office:value-type="float" office:value="395.31" calcext:value-type="float">
            <text:p>395.3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0.h</text:p>
          </table:table-cell>
          <table:table-cell table:formula="of:=IF([.L262]+[.M262]&gt;0; ((([.M262]-[.L262]))*100)/(([.M262]+[.L262])/2);0)" office:value-type="float" office:value="0.698084709406374" calcext:value-type="float">
            <text:p>0.698084709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.1" calcext:value-type="float">
            <text:p>397.1</text:p>
          </table:table-cell>
          <table:table-cell office:value-type="float" office:value="399.32" calcext:value-type="float">
            <text:p>399.3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1.h</text:p>
          </table:table-cell>
          <table:table-cell table:formula="of:=IF([.L263]+[.M263]&gt;0; ((([.M263]-[.L263]))*100)/(([.M263]+[.L263])/2);0)" office:value-type="float" office:value="0.55749478918158" calcext:value-type="float">
            <text:p>0.557494789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22" calcext:value-type="float">
            <text:p>385.22</text:p>
          </table:table-cell>
          <table:table-cell office:value-type="float" office:value="385.41" calcext:value-type="float">
            <text:p>385.4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2.h</text:p>
          </table:table-cell>
          <table:table-cell table:formula="of:=IF([.L264]+[.M264]&gt;0; ((([.M264]-[.L264]))*100)/(([.M264]+[.L264])/2);0)" office:value-type="float" office:value="0.049310304556012" calcext:value-type="float">
            <text:p>0.049310304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02" calcext:value-type="float">
            <text:p>427.02</text:p>
          </table:table-cell>
          <table:table-cell office:value-type="float" office:value="425.26" calcext:value-type="float">
            <text:p>425.2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3.h</text:p>
          </table:table-cell>
          <table:table-cell table:formula="of:=IF([.L265]+[.M265]&gt;0; ((([.M265]-[.L265]))*100)/(([.M265]+[.L265])/2);0)" office:value-type="float" office:value="-0.413009808982961" calcext:value-type="float">
            <text:p>-0.41300980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.7" calcext:value-type="float">
            <text:p>404.7</text:p>
          </table:table-cell>
          <table:table-cell office:value-type="float" office:value="403.26" calcext:value-type="float">
            <text:p>403.2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4.h</text:p>
          </table:table-cell>
          <table:table-cell table:formula="of:=IF([.L266]+[.M266]&gt;0; ((([.M266]-[.L266]))*100)/(([.M266]+[.L266])/2);0)" office:value-type="float" office:value="-0.35645328976682" calcext:value-type="float">
            <text:p>-0.356453289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67" calcext:value-type="float">
            <text:p>356.67</text:p>
          </table:table-cell>
          <table:table-cell office:value-type="float" office:value="358.11" calcext:value-type="float">
            <text:p>358.1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5.h</text:p>
          </table:table-cell>
          <table:table-cell table:formula="of:=IF([.L267]+[.M267]&gt;0; ((([.M267]-[.L267]))*100)/(([.M267]+[.L267])/2);0)" office:value-type="float" office:value="0.402921178544447" calcext:value-type="float">
            <text:p>0.402921178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97" calcext:value-type="float">
            <text:p>443.97</text:p>
          </table:table-cell>
          <table:table-cell office:value-type="float" office:value="441.14" calcext:value-type="float">
            <text:p>441.1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6.h</text:p>
          </table:table-cell>
          <table:table-cell table:formula="of:=IF([.L268]+[.M268]&gt;0; ((([.M268]-[.L268]))*100)/(([.M268]+[.L268])/2);0)" office:value-type="float" office:value="-0.639468540633377" calcext:value-type="float">
            <text:p>-0.639468540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.57" calcext:value-type="float">
            <text:p>361.57</text:p>
          </table:table-cell>
          <table:table-cell office:value-type="float" office:value="368.61" calcext:value-type="float">
            <text:p>368.6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7.h</text:p>
          </table:table-cell>
          <table:table-cell table:formula="of:=IF([.L269]+[.M269]&gt;0; ((([.M269]-[.L269]))*100)/(([.M269]+[.L269])/2);0)" office:value-type="float" office:value="1.92829165411269" calcext:value-type="float">
            <text:p>1.928291654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.39" calcext:value-type="float">
            <text:p>391.39</text:p>
          </table:table-cell>
          <table:table-cell office:value-type="float" office:value="391.99" calcext:value-type="float">
            <text:p>391.9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8.h</text:p>
          </table:table-cell>
          <table:table-cell table:formula="of:=IF([.L270]+[.M270]&gt;0; ((([.M270]-[.L270]))*100)/(([.M270]+[.L270])/2);0)" office:value-type="float" office:value="0.153182363603876" calcext:value-type="float">
            <text:p>0.153182363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.17" calcext:value-type="float">
            <text:p>373.17</text:p>
          </table:table-cell>
          <table:table-cell office:value-type="float" office:value="382.2" calcext:value-type="float">
            <text:p>382.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9.h</text:p>
          </table:table-cell>
          <table:table-cell table:formula="of:=IF([.L271]+[.M271]&gt;0; ((([.M271]-[.L271]))*100)/(([.M271]+[.L271])/2);0)" office:value-type="float" office:value="2.39088128996385" calcext:value-type="float">
            <text:p>2.3908812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67" calcext:value-type="float">
            <text:p>324.6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1.h</text:p>
          </table:table-cell>
          <table:table-cell table:formula="of:=IF([.L272]+[.M272]&gt;0; ((([.M272]-[.L272]))*100)/(([.M272]+[.L272])/2);0)" office:value-type="float" office:value="0.00308009794711192" calcext:value-type="float">
            <text:p>0.003080097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5.07" calcext:value-type="float">
            <text:p>395.07</text:p>
          </table:table-cell>
          <table:table-cell office:value-type="float" office:value="393.21" calcext:value-type="float">
            <text:p>393.2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4.h</text:p>
          </table:table-cell>
          <table:table-cell table:formula="of:=IF([.L273]+[.M273]&gt;0; ((([.M273]-[.L273]))*100)/(([.M273]+[.L273])/2);0)" office:value-type="float" office:value="-0.471913533262296" calcext:value-type="float">
            <text:p>-0.471913533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28" calcext:value-type="float">
            <text:p>400.28</text:p>
          </table:table-cell>
          <table:table-cell office:value-type="float" office:value="400.59" calcext:value-type="float">
            <text:p>400.5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6.h</text:p>
          </table:table-cell>
          <table:table-cell table:formula="of:=IF([.L274]+[.M274]&gt;0; ((([.M274]-[.L274]))*100)/(([.M274]+[.L274])/2);0)" office:value-type="float" office:value="0.0774158103062925" calcext:value-type="float">
            <text:p>0.077415810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03" calcext:value-type="float">
            <text:p>443.03</text:p>
          </table:table-cell>
          <table:table-cell office:value-type="float" office:value="444.77" calcext:value-type="float">
            <text:p>444.7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7.h</text:p>
          </table:table-cell>
          <table:table-cell table:formula="of:=IF([.L275]+[.M275]&gt;0; ((([.M275]-[.L275]))*100)/(([.M275]+[.L275])/2);0)" office:value-type="float" office:value="0.391980175715253" calcext:value-type="float">
            <text:p>0.391980175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22" calcext:value-type="float">
            <text:p>378.22</text:p>
          </table:table-cell>
          <table:table-cell office:value-type="float" office:value="378.73" calcext:value-type="float">
            <text:p>378.7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9.h</text:p>
          </table:table-cell>
          <table:table-cell table:formula="of:=IF([.L276]+[.M276]&gt;0; ((([.M276]-[.L276]))*100)/(([.M276]+[.L276])/2);0)" office:value-type="float" office:value="0.134751304577579" calcext:value-type="float">
            <text:p>0.134751304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43" calcext:value-type="float">
            <text:p>396.43</text:p>
          </table:table-cell>
          <table:table-cell office:value-type="float" office:value="394.62" calcext:value-type="float">
            <text:p>394.6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0.h</text:p>
          </table:table-cell>
          <table:table-cell table:formula="of:=IF([.L277]+[.M277]&gt;0; ((([.M277]-[.L277]))*100)/(([.M277]+[.L277])/2);0)" office:value-type="float" office:value="-0.457619619493079" calcext:value-type="float">
            <text:p>-0.457619619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.2" calcext:value-type="float">
            <text:p>415.2</text:p>
          </table:table-cell>
          <table:table-cell office:value-type="float" office:value="424.77" calcext:value-type="float">
            <text:p>424.7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1.h</text:p>
          </table:table-cell>
          <table:table-cell table:formula="of:=IF([.L278]+[.M278]&gt;0; ((([.M278]-[.L278]))*100)/(([.M278]+[.L278])/2);0)" office:value-type="float" office:value="2.27865280902889" calcext:value-type="float">
            <text:p>2.278652809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62" calcext:value-type="float">
            <text:p>357.62</text:p>
          </table:table-cell>
          <table:table-cell office:value-type="float" office:value="356.45" calcext:value-type="float">
            <text:p>356.4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2.h</text:p>
          </table:table-cell>
          <table:table-cell table:formula="of:=IF([.L279]+[.M279]&gt;0; ((([.M279]-[.L279]))*100)/(([.M279]+[.L279])/2);0)" office:value-type="float" office:value="-0.327698965087461" calcext:value-type="float">
            <text:p>-0.327698965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.61" calcext:value-type="float">
            <text:p>440.61</text:p>
          </table:table-cell>
          <table:table-cell office:value-type="float" office:value="439.42" calcext:value-type="float">
            <text:p>439.4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0.h</text:p>
          </table:table-cell>
          <table:table-cell table:formula="of:=IF([.L280]+[.M280]&gt;0; ((([.M280]-[.L280]))*100)/(([.M280]+[.L280])/2);0)" office:value-type="float" office:value="-0.270445325727531" calcext:value-type="float">
            <text:p>-0.270445325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46" calcext:value-type="float">
            <text:p>407.46</text:p>
          </table:table-cell>
          <table:table-cell office:value-type="float" office:value="401.43" calcext:value-type="float">
            <text:p>401.4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1.h</text:p>
          </table:table-cell>
          <table:table-cell table:formula="of:=IF([.L281]+[.M281]&gt;0; ((([.M281]-[.L281]))*100)/(([.M281]+[.L281])/2);0)" office:value-type="float" office:value="-1.49093201795052" calcext:value-type="float">
            <text:p>-1.49093201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.9" calcext:value-type="float">
            <text:p>362.9</text:p>
          </table:table-cell>
          <table:table-cell office:value-type="float" office:value="366.46" calcext:value-type="float">
            <text:p>366.4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2.h</text:p>
          </table:table-cell>
          <table:table-cell table:formula="of:=IF([.L282]+[.M282]&gt;0; ((([.M282]-[.L282]))*100)/(([.M282]+[.L282])/2);0)" office:value-type="float" office:value="0.976198310847867" calcext:value-type="float">
            <text:p>0.976198310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.37" calcext:value-type="float">
            <text:p>442.37</text:p>
          </table:table-cell>
          <table:table-cell office:value-type="float" office:value="443.81" calcext:value-type="float">
            <text:p>443.8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3.h</text:p>
          </table:table-cell>
          <table:table-cell table:formula="of:=IF([.L283]+[.M283]&gt;0; ((([.M283]-[.L283]))*100)/(([.M283]+[.L283])/2);0)" office:value-type="float" office:value="0.3249904082692" calcext:value-type="float">
            <text:p>0.324990408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57" calcext:value-type="float">
            <text:p>378.57</text:p>
          </table:table-cell>
          <table:table-cell office:value-type="float" office:value="381.59" calcext:value-type="float">
            <text:p>381.5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4.h</text:p>
          </table:table-cell>
          <table:table-cell table:formula="of:=IF([.L284]+[.M284]&gt;0; ((([.M284]-[.L284]))*100)/(([.M284]+[.L284])/2);0)" office:value-type="float" office:value="0.794569564302247" calcext:value-type="float">
            <text:p>0.794569564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7" calcext:value-type="float">
            <text:p>357.7</text:p>
          </table:table-cell>
          <table:table-cell office:value-type="float" office:value="357.86" calcext:value-type="float">
            <text:p>357.8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5.h</text:p>
          </table:table-cell>
          <table:table-cell table:formula="of:=IF([.L285]+[.M285]&gt;0; ((([.M285]-[.L285]))*100)/(([.M285]+[.L285])/2);0)" office:value-type="float" office:value="0.0447202191290807" calcext:value-type="float">
            <text:p>0.044720219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.74" calcext:value-type="float">
            <text:p>362.74</text:p>
          </table:table-cell>
          <table:table-cell office:value-type="float" office:value="362.91" calcext:value-type="float">
            <text:p>362.9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6.h</text:p>
          </table:table-cell>
          <table:table-cell table:formula="of:=IF([.L286]+[.M286]&gt;0; ((([.M286]-[.L286]))*100)/(([.M286]+[.L286])/2);0)" office:value-type="float" office:value="0.0468545442017545" calcext:value-type="float">
            <text:p>0.046854544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95" calcext:value-type="float">
            <text:p>394.95</text:p>
          </table:table-cell>
          <table:table-cell office:value-type="float" office:value="400.23" calcext:value-type="float">
            <text:p>400.2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7.h</text:p>
          </table:table-cell>
          <table:table-cell table:formula="of:=IF([.L287]+[.M287]&gt;0; ((([.M287]-[.L287]))*100)/(([.M287]+[.L287])/2);0)" office:value-type="float" office:value="1.32800120727383" calcext:value-type="float">
            <text:p>1.328001207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53" calcext:value-type="float">
            <text:p>439.53</text:p>
          </table:table-cell>
          <table:table-cell office:value-type="float" office:value="438.61" calcext:value-type="float">
            <text:p>438.6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8.h</text:p>
          </table:table-cell>
          <table:table-cell table:formula="of:=IF([.L288]+[.M288]&gt;0; ((([.M288]-[.L288]))*100)/(([.M288]+[.L288])/2);0)" office:value-type="float" office:value="-0.209533787323197" calcext:value-type="float">
            <text:p>-0.209533787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24" calcext:value-type="float">
            <text:p>378.24</text:p>
          </table:table-cell>
          <table:table-cell office:value-type="float" office:value="377.59" calcext:value-type="float">
            <text:p>377.5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9.h</text:p>
          </table:table-cell>
          <table:table-cell table:formula="of:=IF([.L289]+[.M289]&gt;0; ((([.M289]-[.L289]))*100)/(([.M289]+[.L289])/2);0)" office:value-type="float" office:value="-0.171996348385228" calcext:value-type="float">
            <text:p>-0.171996348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88" calcext:value-type="float">
            <text:p>348.88</text:p>
          </table:table-cell>
          <table:table-cell office:value-type="float" office:value="347.47" calcext:value-type="float">
            <text:p>347.4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1.h</text:p>
          </table:table-cell>
          <table:table-cell table:formula="of:=IF([.L290]+[.M290]&gt;0; ((([.M290]-[.L290]))*100)/(([.M290]+[.L290])/2);0)" office:value-type="float" office:value="-0.404968765706891" calcext:value-type="float">
            <text:p>-0.404968765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26" calcext:value-type="float">
            <text:p>435.26</text:p>
          </table:table-cell>
          <table:table-cell office:value-type="float" office:value="433.99" calcext:value-type="float">
            <text:p>433.9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4.h</text:p>
          </table:table-cell>
          <table:table-cell table:formula="of:=IF([.L291]+[.M291]&gt;0; ((([.M291]-[.L291]))*100)/(([.M291]+[.L291])/2);0)" office:value-type="float" office:value="-0.292205924647681" calcext:value-type="float">
            <text:p>-0.292205924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.6" calcext:value-type="float">
            <text:p>399.6</text:p>
          </table:table-cell>
          <table:table-cell office:value-type="float" office:value="396.6" calcext:value-type="float">
            <text:p>396.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6.h</text:p>
          </table:table-cell>
          <table:table-cell table:formula="of:=IF([.L292]+[.M292]&gt;0; ((([.M292]-[.L292]))*100)/(([.M292]+[.L292])/2);0)" office:value-type="float" office:value="-0.753579502637528" calcext:value-type="float">
            <text:p>-0.753579502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33" calcext:value-type="float">
            <text:p>356.33</text:p>
          </table:table-cell>
          <table:table-cell office:value-type="float" office:value="357.45" calcext:value-type="float">
            <text:p>357.4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7.h</text:p>
          </table:table-cell>
          <table:table-cell table:formula="of:=IF([.L293]+[.M293]&gt;0; ((([.M293]-[.L293]))*100)/(([.M293]+[.L293])/2);0)" office:value-type="float" office:value="0.313822186107766" calcext:value-type="float">
            <text:p>0.313822186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87" calcext:value-type="float">
            <text:p>400.87</text:p>
          </table:table-cell>
          <table:table-cell office:value-type="float" office:value="403.25" calcext:value-type="float">
            <text:p>403.2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9.h</text:p>
          </table:table-cell>
          <table:table-cell table:formula="of:=IF([.L294]+[.M294]&gt;0; ((([.M294]-[.L294]))*100)/(([.M294]+[.L294])/2);0)" office:value-type="float" office:value="0.591951450032332" calcext:value-type="float">
            <text:p>0.5919514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.46" calcext:value-type="float">
            <text:p>363.46</text:p>
          </table:table-cell>
          <table:table-cell office:value-type="float" office:value="364.17" calcext:value-type="float">
            <text:p>364.1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0.h</text:p>
          </table:table-cell>
          <table:table-cell table:formula="of:=IF([.L295]+[.M295]&gt;0; ((([.M295]-[.L295]))*100)/(([.M295]+[.L295])/2);0)" office:value-type="float" office:value="0.195154130533385" calcext:value-type="float">
            <text:p>0.195154130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9.63" calcext:value-type="float">
            <text:p>449.63</text:p>
          </table:table-cell>
          <table:table-cell office:value-type="float" office:value="453.57" calcext:value-type="float">
            <text:p>453.5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1.h</text:p>
          </table:table-cell>
          <table:table-cell table:formula="of:=IF([.L296]+[.M296]&gt;0; ((([.M296]-[.L296]))*100)/(([.M296]+[.L296])/2);0)" office:value-type="float" office:value="0.87245349867139" calcext:value-type="float">
            <text:p>0.872453498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89" calcext:value-type="float">
            <text:p>356.89</text:p>
          </table:table-cell>
          <table:table-cell office:value-type="float" office:value="357.29" calcext:value-type="float">
            <text:p>357.2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2.h</text:p>
          </table:table-cell>
          <table:table-cell table:formula="of:=IF([.L297]+[.M297]&gt;0; ((([.M297]-[.L297]))*100)/(([.M297]+[.L297])/2);0)" office:value-type="float" office:value="0.112016578453621" calcext:value-type="float">
            <text:p>0.112016578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.93" calcext:value-type="float">
            <text:p>388.93</text:p>
          </table:table-cell>
          <table:table-cell office:value-type="float" office:value="388.42" calcext:value-type="float">
            <text:p>388.4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0.h</text:p>
          </table:table-cell>
          <table:table-cell table:formula="of:=IF([.L298]+[.M298]&gt;0; ((([.M298]-[.L298]))*100)/(([.M298]+[.L298])/2);0)" office:value-type="float" office:value="-0.131215025406829" calcext:value-type="float">
            <text:p>-0.131215025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.11" calcext:value-type="float">
            <text:p>367.11</text:p>
          </table:table-cell>
          <table:table-cell office:value-type="float" office:value="364.3" calcext:value-type="float">
            <text:p>364.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1.h</text:p>
          </table:table-cell>
          <table:table-cell table:formula="of:=IF([.L299]+[.M299]&gt;0; ((([.M299]-[.L299]))*100)/(([.M299]+[.L299])/2);0)" office:value-type="float" office:value="-0.768378884620118" calcext:value-type="float">
            <text:p>-0.768378884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.14" calcext:value-type="float">
            <text:p>441.14</text:p>
          </table:table-cell>
          <table:table-cell office:value-type="float" office:value="439.11" calcext:value-type="float">
            <text:p>439.1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2.h</text:p>
          </table:table-cell>
          <table:table-cell table:formula="of:=IF([.L300]+[.M300]&gt;0; ((([.M300]-[.L300]))*100)/(([.M300]+[.L300])/2);0)" office:value-type="float" office:value="-0.461232604373751" calcext:value-type="float">
            <text:p>-0.4612326044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31" calcext:value-type="float">
            <text:p>396.31</text:p>
          </table:table-cell>
          <table:table-cell office:value-type="float" office:value="394.17" calcext:value-type="float">
            <text:p>394.1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3.h</text:p>
          </table:table-cell>
          <table:table-cell table:formula="of:=IF([.L301]+[.M301]&gt;0; ((([.M301]-[.L301]))*100)/(([.M301]+[.L301])/2);0)" office:value-type="float" office:value="-0.541443173767834" calcext:value-type="float">
            <text:p>-0.541443173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24" calcext:value-type="float">
            <text:p>394.24</text:p>
          </table:table-cell>
          <table:table-cell office:value-type="float" office:value="390.74" calcext:value-type="float">
            <text:p>390.7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4.h</text:p>
          </table:table-cell>
          <table:table-cell table:formula="of:=IF([.L302]+[.M302]&gt;0; ((([.M302]-[.L302]))*100)/(([.M302]+[.L302])/2);0)" office:value-type="float" office:value="-0.891742464776173" calcext:value-type="float">
            <text:p>-0.891742464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07" calcext:value-type="float">
            <text:p>380.07</text:p>
          </table:table-cell>
          <table:table-cell office:value-type="float" office:value="378.01" calcext:value-type="float">
            <text:p>378.0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5.h</text:p>
          </table:table-cell>
          <table:table-cell table:formula="of:=IF([.L303]+[.M303]&gt;0; ((([.M303]-[.L303]))*100)/(([.M303]+[.L303])/2);0)" office:value-type="float" office:value="-0.543478260869566" calcext:value-type="float">
            <text:p>-0.543478260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.29" calcext:value-type="float">
            <text:p>401.29</text:p>
          </table:table-cell>
          <table:table-cell office:value-type="float" office:value="404.64" calcext:value-type="float">
            <text:p>404.6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6.h</text:p>
          </table:table-cell>
          <table:table-cell table:formula="of:=IF([.L304]+[.M304]&gt;0; ((([.M304]-[.L304]))*100)/(([.M304]+[.L304])/2);0)" office:value-type="float" office:value="0.831337709230322" calcext:value-type="float">
            <text:p>0.831337709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84" calcext:value-type="float">
            <text:p>358.84</text:p>
          </table:table-cell>
          <table:table-cell office:value-type="float" office:value="352.72" calcext:value-type="float">
            <text:p>352.7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7.h</text:p>
          </table:table-cell>
          <table:table-cell table:formula="of:=IF([.L305]+[.M305]&gt;0; ((([.M305]-[.L305]))*100)/(([.M305]+[.L305])/2);0)" office:value-type="float" office:value="-1.72016414638258" calcext:value-type="float">
            <text:p>-1.720164146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.2" calcext:value-type="float">
            <text:p>433.2</text:p>
          </table:table-cell>
          <table:table-cell office:value-type="float" office:value="433.35" calcext:value-type="float">
            <text:p>433.3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8.h</text:p>
          </table:table-cell>
          <table:table-cell table:formula="of:=IF([.L306]+[.M306]&gt;0; ((([.M306]-[.L306]))*100)/(([.M306]+[.L306])/2);0)" office:value-type="float" office:value="0.0346200450060664" calcext:value-type="float">
            <text:p>0.03462004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44" calcext:value-type="float">
            <text:p>439.44</text:p>
          </table:table-cell>
          <table:table-cell office:value-type="float" office:value="440.71" calcext:value-type="float">
            <text:p>440.7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9.h</text:p>
          </table:table-cell>
          <table:table-cell table:formula="of:=IF([.L307]+[.M307]&gt;0; ((([.M307]-[.L307]))*100)/(([.M307]+[.L307])/2);0)" office:value-type="float" office:value="0.288587172641023" calcext:value-type="float">
            <text:p>0.288587172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77" calcext:value-type="float">
            <text:p>318.77</text:p>
          </table:table-cell>
          <table:table-cell office:value-type="float" office:value="324.18" calcext:value-type="float">
            <text:p>324.1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1.h</text:p>
          </table:table-cell>
          <table:table-cell table:formula="of:=IF([.L308]+[.M308]&gt;0; ((([.M308]-[.L308]))*100)/(([.M308]+[.L308])/2);0)" office:value-type="float" office:value="1.68286803017343" calcext:value-type="float">
            <text:p>1.682868030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6.63" calcext:value-type="float">
            <text:p>396.6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4.h</text:p>
          </table:table-cell>
          <table:table-cell table:formula="of:=IF([.L309]+[.M309]&gt;0; ((([.M309]-[.L309]))*100)/(([.M309]+[.L309])/2);0)" office:value-type="float" office:value="0.449790266336477" calcext:value-type="float">
            <text:p>0.449790266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.66" calcext:value-type="float">
            <text:p>350.66</text:p>
          </table:table-cell>
          <table:table-cell office:value-type="float" office:value="350.1" calcext:value-type="float">
            <text:p>350.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6.h</text:p>
          </table:table-cell>
          <table:table-cell table:formula="of:=IF([.L310]+[.M310]&gt;0; ((([.M310]-[.L310]))*100)/(([.M310]+[.L310])/2);0)" office:value-type="float" office:value="-0.15982647411382" calcext:value-type="float">
            <text:p>-0.159826474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66" calcext:value-type="float">
            <text:p>366.66</text:p>
          </table:table-cell>
          <table:table-cell office:value-type="float" office:value="364.3" calcext:value-type="float">
            <text:p>364.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7.h</text:p>
          </table:table-cell>
          <table:table-cell table:formula="of:=IF([.L311]+[.M311]&gt;0; ((([.M311]-[.L311]))*100)/(([.M311]+[.L311])/2);0)" office:value-type="float" office:value="-0.645726168326588" calcext:value-type="float">
            <text:p>-0.645726168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38" calcext:value-type="float">
            <text:p>371.38</text:p>
          </table:table-cell>
          <table:table-cell office:value-type="float" office:value="370.79" calcext:value-type="float">
            <text:p>370.7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9.h</text:p>
          </table:table-cell>
          <table:table-cell table:formula="of:=IF([.L312]+[.M312]&gt;0; ((([.M312]-[.L312]))*100)/(([.M312]+[.L312])/2);0)" office:value-type="float" office:value="-0.158993222577031" calcext:value-type="float">
            <text:p>-0.158993222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64" calcext:value-type="float">
            <text:p>435.64</text:p>
          </table:table-cell>
          <table:table-cell office:value-type="float" office:value="430.89" calcext:value-type="float">
            <text:p>430.8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0.h</text:p>
          </table:table-cell>
          <table:table-cell table:formula="of:=IF([.L313]+[.M313]&gt;0; ((([.M313]-[.L313]))*100)/(([.M313]+[.L313])/2);0)" office:value-type="float" office:value="-1.09632672844564" calcext:value-type="float">
            <text:p>-1.096326728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.12" calcext:value-type="float">
            <text:p>460.12</text:p>
          </table:table-cell>
          <table:table-cell office:value-type="float" office:value="465.19" calcext:value-type="float">
            <text:p>465.1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1.h</text:p>
          </table:table-cell>
          <table:table-cell table:formula="of:=IF([.L314]+[.M314]&gt;0; ((([.M314]-[.L314]))*100)/(([.M314]+[.L314])/2);0)" office:value-type="float" office:value="1.09584895872734" calcext:value-type="float">
            <text:p>1.095848958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76" calcext:value-type="float">
            <text:p>394.76</text:p>
          </table:table-cell>
          <table:table-cell office:value-type="float" office:value="395.31" calcext:value-type="float">
            <text:p>395.3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2.h</text:p>
          </table:table-cell>
          <table:table-cell table:formula="of:=IF([.L315]+[.M315]&gt;0; ((([.M315]-[.L315]))*100)/(([.M315]+[.L315])/2);0)" office:value-type="float" office:value="0.139228169655856" calcext:value-type="float">
            <text:p>0.139228169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56" calcext:value-type="float">
            <text:p>385.56</text:p>
          </table:table-cell>
          <table:table-cell office:value-type="float" office:value="387.36" calcext:value-type="float">
            <text:p>387.3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0.h</text:p>
          </table:table-cell>
          <table:table-cell table:formula="of:=IF([.L316]+[.M316]&gt;0; ((([.M316]-[.L316]))*100)/(([.M316]+[.L316])/2);0)" office:value-type="float" office:value="0.465766185374945" calcext:value-type="float">
            <text:p>0.4657661854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58" calcext:value-type="float">
            <text:p>390.58</text:p>
          </table:table-cell>
          <table:table-cell office:value-type="float" office:value="395.56" calcext:value-type="float">
            <text:p>395.5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1.h</text:p>
          </table:table-cell>
          <table:table-cell table:formula="of:=IF([.L317]+[.M317]&gt;0; ((([.M317]-[.L317]))*100)/(([.M317]+[.L317])/2);0)" office:value-type="float" office:value="1.26694990714123" calcext:value-type="float">
            <text:p>1.266949907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.6" calcext:value-type="float">
            <text:p>350.6</text:p>
          </table:table-cell>
          <table:table-cell office:value-type="float" office:value="354.51" calcext:value-type="float">
            <text:p>354.5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2.h</text:p>
          </table:table-cell>
          <table:table-cell table:formula="of:=IF([.L318]+[.M318]&gt;0; ((([.M318]-[.L318]))*100)/(([.M318]+[.L318])/2);0)" office:value-type="float" office:value="1.1090468153905" calcext:value-type="float">
            <text:p>1.109046815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.17" calcext:value-type="float">
            <text:p>402.17</text:p>
          </table:table-cell>
          <table:table-cell office:value-type="float" office:value="399.5" calcext:value-type="float">
            <text:p>399.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3.h</text:p>
          </table:table-cell>
          <table:table-cell table:formula="of:=IF([.L319]+[.M319]&gt;0; ((([.M319]-[.L319]))*100)/(([.M319]+[.L319])/2);0)" office:value-type="float" office:value="-0.666109496426214" calcext:value-type="float">
            <text:p>-0.666109496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.85" calcext:value-type="float">
            <text:p>362.85</text:p>
          </table:table-cell>
          <table:table-cell office:value-type="float" office:value="362.88" calcext:value-type="float">
            <text:p>362.8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4.h</text:p>
          </table:table-cell>
          <table:table-cell table:formula="of:=IF([.L320]+[.M320]&gt;0; ((([.M320]-[.L320]))*100)/(([.M320]+[.L320])/2);0)" office:value-type="float" office:value="0.00826753751394395" calcext:value-type="float">
            <text:p>0.008267537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.05" calcext:value-type="float">
            <text:p>393.05</text:p>
          </table:table-cell>
          <table:table-cell office:value-type="float" office:value="392.74" calcext:value-type="float">
            <text:p>392.7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5.h</text:p>
          </table:table-cell>
          <table:table-cell table:formula="of:=IF([.L321]+[.M321]&gt;0; ((([.M321]-[.L321]))*100)/(([.M321]+[.L321])/2);0)" office:value-type="float" office:value="-0.0789014876748246" calcext:value-type="float">
            <text:p>-0.078901487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85" calcext:value-type="float">
            <text:p>358.85</text:p>
          </table:table-cell>
          <table:table-cell office:value-type="float" office:value="355.62" calcext:value-type="float">
            <text:p>355.6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6.h</text:p>
          </table:table-cell>
          <table:table-cell table:formula="of:=IF([.L322]+[.M322]&gt;0; ((([.M322]-[.L322]))*100)/(([.M322]+[.L322])/2);0)" office:value-type="float" office:value="-0.904166724984959" calcext:value-type="float">
            <text:p>-0.90416672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.44" calcext:value-type="float">
            <text:p>398.44</text:p>
          </table:table-cell>
          <table:table-cell office:value-type="float" office:value="398.72" calcext:value-type="float">
            <text:p>398.7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7.h</text:p>
          </table:table-cell>
          <table:table-cell table:formula="of:=IF([.L323]+[.M323]&gt;0; ((([.M323]-[.L323]))*100)/(([.M323]+[.L323])/2);0)" office:value-type="float" office:value="0.0702493853178859" calcext:value-type="float">
            <text:p>0.070249385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38" calcext:value-type="float">
            <text:p>474.38</text:p>
          </table:table-cell>
          <table:table-cell office:value-type="float" office:value="475.93" calcext:value-type="float">
            <text:p>475.9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8.h</text:p>
          </table:table-cell>
          <table:table-cell table:formula="of:=IF([.L324]+[.M324]&gt;0; ((([.M324]-[.L324]))*100)/(([.M324]+[.L324])/2);0)" office:value-type="float" office:value="0.326209342214648" calcext:value-type="float">
            <text:p>0.326209342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.05" calcext:value-type="float">
            <text:p>362.05</text:p>
          </table:table-cell>
          <table:table-cell office:value-type="float" office:value="360.84" calcext:value-type="float">
            <text:p>360.8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9.h</text:p>
          </table:table-cell>
          <table:table-cell table:formula="of:=IF([.L325]+[.M325]&gt;0; ((([.M325]-[.L325]))*100)/(([.M325]+[.L325])/2);0)" office:value-type="float" office:value="-0.334767391996026" calcext:value-type="float">
            <text:p>-0.334767392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74" calcext:value-type="float">
            <text:p>328.74</text:p>
          </table:table-cell>
          <table:table-cell office:value-type="float" office:value="329.32" calcext:value-type="float">
            <text:p>329.3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1.h</text:p>
          </table:table-cell>
          <table:table-cell table:formula="of:=IF([.L326]+[.M326]&gt;0; ((([.M326]-[.L326]))*100)/(([.M326]+[.L326])/2);0)" office:value-type="float" office:value="0.176275719539247" calcext:value-type="float">
            <text:p>0.176275719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93" calcext:value-type="float">
            <text:p>420.93</text:p>
          </table:table-cell>
          <table:table-cell office:value-type="float" office:value="419.89" calcext:value-type="float">
            <text:p>419.8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4.h</text:p>
          </table:table-cell>
          <table:table-cell table:formula="of:=IF([.L327]+[.M327]&gt;0; ((([.M327]-[.L327]))*100)/(([.M327]+[.L327])/2);0)" office:value-type="float" office:value="-0.247377560000956" calcext:value-type="float">
            <text:p>-0.2473775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.83" calcext:value-type="float">
            <text:p>388.83</text:p>
          </table:table-cell>
          <table:table-cell office:value-type="float" office:value="387.15" calcext:value-type="float">
            <text:p>387.1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6.h</text:p>
          </table:table-cell>
          <table:table-cell table:formula="of:=IF([.L328]+[.M328]&gt;0; ((([.M328]-[.L328]))*100)/(([.M328]+[.L328])/2);0)" office:value-type="float" office:value="-0.433000850537387" calcext:value-type="float">
            <text:p>-0.433000850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.83" calcext:value-type="float">
            <text:p>351.83</text:p>
          </table:table-cell>
          <table:table-cell office:value-type="float" office:value="355.22" calcext:value-type="float">
            <text:p>355.2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7.h</text:p>
          </table:table-cell>
          <table:table-cell table:formula="of:=IF([.L329]+[.M329]&gt;0; ((([.M329]-[.L329]))*100)/(([.M329]+[.L329])/2);0)" office:value-type="float" office:value="0.958913796761203" calcext:value-type="float">
            <text:p>0.958913796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86" calcext:value-type="float">
            <text:p>371.86</text:p>
          </table:table-cell>
          <table:table-cell office:value-type="float" office:value="375.26" calcext:value-type="float">
            <text:p>375.2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9.h</text:p>
          </table:table-cell>
          <table:table-cell table:formula="of:=IF([.L330]+[.M330]&gt;0; ((([.M330]-[.L330]))*100)/(([.M330]+[.L330])/2);0)" office:value-type="float" office:value="0.91016168754684" calcext:value-type="float">
            <text:p>0.910161687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9.37" calcext:value-type="float">
            <text:p>449.37</text:p>
          </table:table-cell>
          <table:table-cell office:value-type="float" office:value="454.83" calcext:value-type="float">
            <text:p>454.8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0.h</text:p>
          </table:table-cell>
          <table:table-cell table:formula="of:=IF([.L331]+[.M331]&gt;0; ((([.M331]-[.L331]))*100)/(([.M331]+[.L331])/2);0)" office:value-type="float" office:value="1.20769741207697" calcext:value-type="float">
            <text:p>1.207697412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.46" calcext:value-type="float">
            <text:p>411.46</text:p>
          </table:table-cell>
          <table:table-cell office:value-type="float" office:value="419.5" calcext:value-type="float">
            <text:p>419.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1.h</text:p>
          </table:table-cell>
          <table:table-cell table:formula="of:=IF([.L332]+[.M332]&gt;0; ((([.M332]-[.L332]))*100)/(([.M332]+[.L332])/2);0)" office:value-type="float" office:value="1.93511119668817" calcext:value-type="float">
            <text:p>1.935111196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.85" calcext:value-type="float">
            <text:p>360.85</text:p>
          </table:table-cell>
          <table:table-cell office:value-type="float" office:value="365.41" calcext:value-type="float">
            <text:p>365.4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2.h</text:p>
          </table:table-cell>
          <table:table-cell table:formula="of:=IF([.L333]+[.M333]&gt;0; ((([.M333]-[.L333]))*100)/(([.M333]+[.L333])/2);0)" office:value-type="float" office:value="1.25574862996723" calcext:value-type="float">
            <text:p>1.2557486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89" calcext:value-type="float">
            <text:p>379.89</text:p>
          </table:table-cell>
          <table:table-cell office:value-type="float" office:value="383.9" calcext:value-type="float">
            <text:p>383.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0.h</text:p>
          </table:table-cell>
          <table:table-cell table:formula="of:=IF([.L334]+[.M334]&gt;0; ((([.M334]-[.L334]))*100)/(([.M334]+[.L334])/2);0)" office:value-type="float" office:value="1.05002683983817" calcext:value-type="float">
            <text:p>1.050026839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23" calcext:value-type="float">
            <text:p>327.23</text:p>
          </table:table-cell>
          <table:table-cell office:value-type="float" office:value="332.7" calcext:value-type="float">
            <text:p>332.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1.h</text:p>
          </table:table-cell>
          <table:table-cell table:formula="of:=IF([.L335]+[.M335]&gt;0; ((([.M335]-[.L335]))*100)/(([.M335]+[.L335])/2);0)" office:value-type="float" office:value="1.65775157971299" calcext:value-type="float">
            <text:p>1.657751579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42" calcext:value-type="float">
            <text:p>358.42</text:p>
          </table:table-cell>
          <table:table-cell office:value-type="float" office:value="352.91" calcext:value-type="float">
            <text:p>352.9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2.h</text:p>
          </table:table-cell>
          <table:table-cell table:formula="of:=IF([.L336]+[.M336]&gt;0; ((([.M336]-[.L336]))*100)/(([.M336]+[.L336])/2);0)" office:value-type="float" office:value="-1.54921063360184" calcext:value-type="float">
            <text:p>-1.549210633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.93" calcext:value-type="float">
            <text:p>339.93</text:p>
          </table:table-cell>
          <table:table-cell office:value-type="float" office:value="340.65" calcext:value-type="float">
            <text:p>340.6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3.h</text:p>
          </table:table-cell>
          <table:table-cell table:formula="of:=IF([.L337]+[.M337]&gt;0; ((([.M337]-[.L337]))*100)/(([.M337]+[.L337])/2);0)" office:value-type="float" office:value="0.211584236974337" calcext:value-type="float">
            <text:p>0.21158423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81" calcext:value-type="float">
            <text:p>329.81</text:p>
          </table:table-cell>
          <table:table-cell office:value-type="float" office:value="330.15" calcext:value-type="float">
            <text:p>330.1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4.h</text:p>
          </table:table-cell>
          <table:table-cell table:formula="of:=IF([.L338]+[.M338]&gt;0; ((([.M338]-[.L338]))*100)/(([.M338]+[.L338])/2);0)" office:value-type="float" office:value="0.103036547669548" calcext:value-type="float">
            <text:p>0.103036547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46" calcext:value-type="float">
            <text:p>369.46</text:p>
          </table:table-cell>
          <table:table-cell office:value-type="float" office:value="371.34" calcext:value-type="float">
            <text:p>371.3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5.h</text:p>
          </table:table-cell>
          <table:table-cell table:formula="of:=IF([.L339]+[.M339]&gt;0; ((([.M339]-[.L339]))*100)/(([.M339]+[.L339])/2);0)" office:value-type="float" office:value="0.507559395248379" calcext:value-type="float">
            <text:p>0.507559395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74" calcext:value-type="float">
            <text:p>399.74</text:p>
          </table:table-cell>
          <table:table-cell office:value-type="float" office:value="400.74" calcext:value-type="float">
            <text:p>400.7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6.h</text:p>
          </table:table-cell>
          <table:table-cell table:formula="of:=IF([.L340]+[.M340]&gt;0; ((([.M340]-[.L340]))*100)/(([.M340]+[.L340])/2);0)" office:value-type="float" office:value="0.249850089946032" calcext:value-type="float">
            <text:p>0.2498500899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65" calcext:value-type="float">
            <text:p>388.65</text:p>
          </table:table-cell>
          <table:table-cell office:value-type="float" office:value="388.72" calcext:value-type="float">
            <text:p>388.7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7.h</text:p>
          </table:table-cell>
          <table:table-cell table:formula="of:=IF([.L341]+[.M341]&gt;0; ((([.M341]-[.L341]))*100)/(([.M341]+[.L341])/2);0)" office:value-type="float" office:value="0.0180094420932246" calcext:value-type="float">
            <text:p>0.018009442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13" calcext:value-type="float">
            <text:p>348.13</text:p>
          </table:table-cell>
          <table:table-cell office:value-type="float" office:value="347.11" calcext:value-type="float">
            <text:p>347.1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8.h</text:p>
          </table:table-cell>
          <table:table-cell table:formula="of:=IF([.L342]+[.M342]&gt;0; ((([.M342]-[.L342]))*100)/(([.M342]+[.L342])/2);0)" office:value-type="float" office:value="-0.293423853633272" calcext:value-type="float">
            <text:p>-0.293423853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69" calcext:value-type="float">
            <text:p>342.69</text:p>
          </table:table-cell>
          <table:table-cell office:value-type="float" office:value="345.92" calcext:value-type="float">
            <text:p>345.9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9.h</text:p>
          </table:table-cell>
          <table:table-cell table:formula="of:=IF([.L343]+[.M343]&gt;0; ((([.M343]-[.L343]))*100)/(([.M343]+[.L343])/2);0)" office:value-type="float" office:value="0.938121723471927" calcext:value-type="float">
            <text:p>0.93812172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51" calcext:value-type="float">
            <text:p>335.51</text:p>
          </table:table-cell>
          <table:table-cell office:value-type="float" office:value="335.71" calcext:value-type="float">
            <text:p>335.7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1.h</text:p>
          </table:table-cell>
          <table:table-cell table:formula="of:=IF([.L344]+[.M344]&gt;0; ((([.M344]-[.L344]))*100)/(([.M344]+[.L344])/2);0)" office:value-type="float" office:value="0.0595929799469589" calcext:value-type="float">
            <text:p>0.0595929799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96" calcext:value-type="float">
            <text:p>336.96</text:p>
          </table:table-cell>
          <table:table-cell office:value-type="float" office:value="332.23" calcext:value-type="float">
            <text:p>332.2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2.h</text:p>
          </table:table-cell>
          <table:table-cell table:formula="of:=IF([.L345]+[.M345]&gt;0; ((([.M345]-[.L345]))*100)/(([.M345]+[.L345])/2);0)" office:value-type="float" office:value="-1.41364933725847" calcext:value-type="float">
            <text:p>-1.413649337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.36" calcext:value-type="float">
            <text:p>351.36</text:p>
          </table:table-cell>
          <table:table-cell office:value-type="float" office:value="352.83" calcext:value-type="float">
            <text:p>352.8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4.h</text:p>
          </table:table-cell>
          <table:table-cell table:formula="of:=IF([.L346]+[.M346]&gt;0; ((([.M346]-[.L346]))*100)/(([.M346]+[.L346])/2);0)" office:value-type="float" office:value="0.417500958548111" calcext:value-type="float">
            <text:p>0.417500958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.5" calcext:value-type="float">
            <text:p>354.5</text:p>
          </table:table-cell>
          <table:table-cell office:value-type="float" office:value="352.72" calcext:value-type="float">
            <text:p>352.7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6.h</text:p>
          </table:table-cell>
          <table:table-cell table:formula="of:=IF([.L347]+[.M347]&gt;0; ((([.M347]-[.L347]))*100)/(([.M347]+[.L347])/2);0)" office:value-type="float" office:value="-0.503379429314774" calcext:value-type="float">
            <text:p>-0.503379429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57" calcext:value-type="float">
            <text:p>415.57</text:p>
          </table:table-cell>
          <table:table-cell office:value-type="float" office:value="413.46" calcext:value-type="float">
            <text:p>413.4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7.h</text:p>
          </table:table-cell>
          <table:table-cell table:formula="of:=IF([.L348]+[.M348]&gt;0; ((([.M348]-[.L348]))*100)/(([.M348]+[.L348])/2);0)" office:value-type="float" office:value="-0.509028623813376" calcext:value-type="float">
            <text:p>-0.509028623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36" calcext:value-type="float">
            <text:p>325.36</text:p>
          </table:table-cell>
          <table:table-cell office:value-type="float" office:value="328.04" calcext:value-type="float">
            <text:p>328.0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9.h</text:p>
          </table:table-cell>
          <table:table-cell table:formula="of:=IF([.L349]+[.M349]&gt;0; ((([.M349]-[.L349]))*100)/(([.M349]+[.L349])/2);0)" office:value-type="float" office:value="0.820324456688095" calcext:value-type="float">
            <text:p>0.820324456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62" calcext:value-type="float">
            <text:p>352.62</text:p>
          </table:table-cell>
          <table:table-cell office:value-type="float" office:value="358.92" calcext:value-type="float">
            <text:p>358.9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0.h</text:p>
          </table:table-cell>
          <table:table-cell table:formula="of:=IF([.L350]+[.M350]&gt;0; ((([.M350]-[.L350]))*100)/(([.M350]+[.L350])/2);0)" office:value-type="float" office:value="1.77080698203896" calcext:value-type="float">
            <text:p>1.77080698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22" calcext:value-type="float">
            <text:p>368.22</text:p>
          </table:table-cell>
          <table:table-cell office:value-type="float" office:value="368.36" calcext:value-type="float">
            <text:p>368.36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1.h</text:p>
          </table:table-cell>
          <table:table-cell table:formula="of:=IF([.L351]+[.M351]&gt;0; ((([.M351]-[.L351]))*100)/(([.M351]+[.L351])/2);0)" office:value-type="float" office:value="0.0380135219528052" calcext:value-type="float">
            <text:p>0.03801352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04" calcext:value-type="float">
            <text:p>330.04</text:p>
          </table:table-cell>
          <table:table-cell office:value-type="float" office:value="331.25" calcext:value-type="float">
            <text:p>331.2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2.h</text:p>
          </table:table-cell>
          <table:table-cell table:formula="of:=IF([.L352]+[.M352]&gt;0; ((([.M352]-[.L352]))*100)/(([.M352]+[.L352])/2);0)" office:value-type="float" office:value="0.365951398025066" calcext:value-type="float">
            <text:p>0.36595139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3" calcext:value-type="float">
            <text:p>385.3</text:p>
          </table:table-cell>
          <table:table-cell office:value-type="float" office:value="388.4" calcext:value-type="float">
            <text:p>388.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0.h</text:p>
          </table:table-cell>
          <table:table-cell table:formula="of:=IF([.L353]+[.M353]&gt;0; ((([.M353]-[.L353]))*100)/(([.M353]+[.L353])/2);0)" office:value-type="float" office:value="0.801344190254612" calcext:value-type="float">
            <text:p>0.801344190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54" calcext:value-type="float">
            <text:p>404.54</text:p>
          </table:table-cell>
          <table:table-cell office:value-type="float" office:value="407.17" calcext:value-type="float">
            <text:p>407.1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1.h</text:p>
          </table:table-cell>
          <table:table-cell table:formula="of:=IF([.L354]+[.M354]&gt;0; ((([.M354]-[.L354]))*100)/(([.M354]+[.L354])/2);0)" office:value-type="float" office:value="0.648014685047614" calcext:value-type="float">
            <text:p>0.64801468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03" calcext:value-type="float">
            <text:p>323.03</text:p>
          </table:table-cell>
          <table:table-cell office:value-type="float" office:value="327.73" calcext:value-type="float">
            <text:p>327.7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2.h</text:p>
          </table:table-cell>
          <table:table-cell table:formula="of:=IF([.L355]+[.M355]&gt;0; ((([.M355]-[.L355]))*100)/(([.M355]+[.L355])/2);0)" office:value-type="float" office:value="1.44446493330876" calcext:value-type="float">
            <text:p>1.444464933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98" calcext:value-type="float">
            <text:p>388.98</text:p>
          </table:table-cell>
          <table:table-cell office:value-type="float" office:value="392.31" calcext:value-type="float">
            <text:p>392.3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3.h</text:p>
          </table:table-cell>
          <table:table-cell table:formula="of:=IF([.L356]+[.M356]&gt;0; ((([.M356]-[.L356]))*100)/(([.M356]+[.L356])/2);0)" office:value-type="float" office:value="0.852436355258607" calcext:value-type="float">
            <text:p>0.852436355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93" calcext:value-type="float">
            <text:p>359.93</text:p>
          </table:table-cell>
          <table:table-cell office:value-type="float" office:value="363.12" calcext:value-type="float">
            <text:p>363.1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4.h</text:p>
          </table:table-cell>
          <table:table-cell table:formula="of:=IF([.L357]+[.M357]&gt;0; ((([.M357]-[.L357]))*100)/(([.M357]+[.L357])/2);0)" office:value-type="float" office:value="0.882373279856164" calcext:value-type="float">
            <text:p>0.882373279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57" calcext:value-type="float">
            <text:p>342.57</text:p>
          </table:table-cell>
          <table:table-cell office:value-type="float" office:value="345.9" calcext:value-type="float">
            <text:p>345.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5.h</text:p>
          </table:table-cell>
          <table:table-cell table:formula="of:=IF([.L358]+[.M358]&gt;0; ((([.M358]-[.L358]))*100)/(([.M358]+[.L358])/2);0)" office:value-type="float" office:value="0.967362412305542" calcext:value-type="float">
            <text:p>0.967362412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63" calcext:value-type="float">
            <text:p>336.63</text:p>
          </table:table-cell>
          <table:table-cell office:value-type="float" office:value="335.05" calcext:value-type="float">
            <text:p>335.0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6.h</text:p>
          </table:table-cell>
          <table:table-cell table:formula="of:=IF([.L359]+[.M359]&gt;0; ((([.M359]-[.L359]))*100)/(([.M359]+[.L359])/2);0)" office:value-type="float" office:value="-0.470462124821339" calcext:value-type="float">
            <text:p>-0.470462124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59" calcext:value-type="float">
            <text:p>363.59</text:p>
          </table:table-cell>
          <table:table-cell office:value-type="float" office:value="360.2" calcext:value-type="float">
            <text:p>360.2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7.h</text:p>
          </table:table-cell>
          <table:table-cell table:formula="of:=IF([.L360]+[.M360]&gt;0; ((([.M360]-[.L360]))*100)/(([.M360]+[.L360])/2);0)" office:value-type="float" office:value="-0.936735793531269" calcext:value-type="float">
            <text:p>-0.936735793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97" calcext:value-type="float">
            <text:p>347.97</text:p>
          </table:table-cell>
          <table:table-cell office:value-type="float" office:value="350.35" calcext:value-type="float">
            <text:p>350.35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8.h</text:p>
          </table:table-cell>
          <table:table-cell table:formula="of:=IF([.L361]+[.M361]&gt;0; ((([.M361]-[.L361]))*100)/(([.M361]+[.L361])/2);0)" office:value-type="float" office:value="0.681635926222934" calcext:value-type="float">
            <text:p>0.681635926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4.73" calcext:value-type="float">
            <text:p>364.73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9.h</text:p>
          </table:table-cell>
          <table:table-cell table:formula="of:=IF([.L362]+[.M362]&gt;0; ((([.M362]-[.L362]))*100)/(([.M362]+[.L362])/2);0)" office:value-type="float" office:value="-0.383110308403792" calcext:value-type="float">
            <text:p>-0.383110308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09" calcext:value-type="float">
            <text:p>305.09</text:p>
          </table:table-cell>
          <table:table-cell office:value-type="float" office:value="311.07" calcext:value-type="float">
            <text:p>311.07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1.h</text:p>
          </table:table-cell>
          <table:table-cell table:formula="of:=IF([.L363]+[.M363]&gt;0; ((([.M363]-[.L363]))*100)/(([.M363]+[.L363])/2);0)" office:value-type="float" office:value="1.94105427161777" calcext:value-type="float">
            <text:p>1.941054271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74" calcext:value-type="float">
            <text:p>345.74</text:p>
          </table:table-cell>
          <table:table-cell office:value-type="float" office:value="344.4" calcext:value-type="float">
            <text:p>344.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4.h</text:p>
          </table:table-cell>
          <table:table-cell table:formula="of:=IF([.L364]+[.M364]&gt;0; ((([.M364]-[.L364]))*100)/(([.M364]+[.L364])/2);0)" office:value-type="float" office:value="-0.388327006114711" calcext:value-type="float">
            <text:p>-0.388327006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24" calcext:value-type="float">
            <text:p>396.24</text:p>
          </table:table-cell>
          <table:table-cell office:value-type="float" office:value="397.54" calcext:value-type="float">
            <text:p>397.5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6.h</text:p>
          </table:table-cell>
          <table:table-cell table:formula="of:=IF([.L365]+[.M365]&gt;0; ((([.M365]-[.L365]))*100)/(([.M365]+[.L365])/2);0)" office:value-type="float" office:value="0.327546675401248" calcext:value-type="float">
            <text:p>0.327546675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36" calcext:value-type="float">
            <text:p>357.36</text:p>
          </table:table-cell>
          <table:table-cell office:value-type="float" office:value="352.64" calcext:value-type="float">
            <text:p>352.64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7.h</text:p>
          </table:table-cell>
          <table:table-cell table:formula="of:=IF([.L366]+[.M366]&gt;0; ((([.M366]-[.L366]))*100)/(([.M366]+[.L366])/2);0)" office:value-type="float" office:value="-1.32957746478874" calcext:value-type="float">
            <text:p>-1.329577464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.02" calcext:value-type="float">
            <text:p>371.02</text:p>
          </table:table-cell>
          <table:table-cell office:value-type="float" office:value="374.28" calcext:value-type="float">
            <text:p>374.28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9.h</text:p>
          </table:table-cell>
          <table:table-cell table:formula="of:=IF([.L367]+[.M367]&gt;0; ((([.M367]-[.L367]))*100)/(([.M367]+[.L367])/2);0)" office:value-type="float" office:value="0.874815510532669" calcext:value-type="float">
            <text:p>0.874815510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.5" calcext:value-type="float">
            <text:p>322.5</text:p>
          </table:table-cell>
          <table:table-cell office:value-type="float" office:value="326.71" calcext:value-type="float">
            <text:p>326.71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0.h</text:p>
          </table:table-cell>
          <table:table-cell table:formula="of:=IF([.L368]+[.M368]&gt;0; ((([.M368]-[.L368]))*100)/(([.M368]+[.L368])/2);0)" office:value-type="float" office:value="1.29696092173564" calcext:value-type="float">
            <text:p>1.296960921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92" calcext:value-type="float">
            <text:p>364.92</text:p>
          </table:table-cell>
          <table:table-cell office:value-type="float" office:value="376.49" calcext:value-type="float">
            <text:p>376.4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1.h</text:p>
          </table:table-cell>
          <table:table-cell table:formula="of:=IF([.L369]+[.M369]&gt;0; ((([.M369]-[.L369]))*100)/(([.M369]+[.L369])/2);0)" office:value-type="float" office:value="3.12108010412592" calcext:value-type="float">
            <text:p>3.121080104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79" calcext:value-type="float">
            <text:p>406.79</text:p>
          </table:table-cell>
          <table:table-cell office:value-type="float" office:value="409.79" calcext:value-type="float">
            <text:p>409.79</text:p>
          </table:table-cell>
          <table:table-cell office:value-type="string" calcext:value-type="string">
            <text:p>cov1_partition_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2.h</text:p>
          </table:table-cell>
          <table:table-cell table:formula="of:=IF([.L370]+[.M370]&gt;0; ((([.M370]-[.L370]))*100)/(([.M370]+[.L370])/2);0)" office:value-type="float" office:value="0.734771853339538" calcext:value-type="float">
            <text:p>0.734771853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4" calcext:value-type="float">
            <text:p>68.64</text:p>
          </table:table-cell>
          <table:table-cell office:value-type="float" office:value="69.74" calcext:value-type="float">
            <text:p>69.7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1.h</text:p>
          </table:table-cell>
          <table:table-cell table:formula="of:=IF([.L371]+[.M371]&gt;0; ((([.M371]-[.L371]))*100)/(([.M371]+[.L371])/2);0)" office:value-type="float" office:value="1.58982511923688" calcext:value-type="float">
            <text:p>1.5898251192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5" calcext:value-type="float">
            <text:p>66.6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5.h</text:p>
          </table:table-cell>
          <table:table-cell table:formula="of:=IF([.L372]+[.M372]&gt;0; ((([.M372]-[.L372]))*100)/(([.M372]+[.L372])/2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6" calcext:value-type="float">
            <text:p>75.66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7.h</text:p>
          </table:table-cell>
          <table:table-cell table:formula="of:=IF([.L373]+[.M373]&gt;0; ((([.M373]-[.L373]))*100)/(([.M373]+[.L373])/2);0)" office:value-type="float" office:value="-3.92156862745098" calcext:value-type="float">
            <text:p>-3.9215686275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4" calcext:value-type="float">
            <text:p>63.34</text:p>
          </table:table-cell>
          <table:table-cell office:value-type="float" office:value="63.63" calcext:value-type="float">
            <text:p>63.6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9.h</text:p>
          </table:table-cell>
          <table:table-cell table:formula="of:=IF([.L374]+[.M374]&gt;0; ((([.M374]-[.L374]))*100)/(([.M374]+[.L374])/2);0)" office:value-type="float" office:value="0.456800819091123" calcext:value-type="float">
            <text:p>0.4568008191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7.12" calcext:value-type="float">
            <text:p>67.1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1.h</text:p>
          </table:table-cell>
          <table:table-cell table:formula="of:=IF([.L375]+[.M375]&gt;0; ((([.M375]-[.L375]))*100)/(([.M375]+[.L375])/2);0)" office:value-type="float" office:value="-1.59621637599763" calcext:value-type="float">
            <text:p>-1.596216376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8" calcext:value-type="float">
            <text:p>62.58</text:p>
          </table:table-cell>
          <table:table-cell office:value-type="float" office:value="63.44" calcext:value-type="float">
            <text:p>63.4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9.h</text:p>
          </table:table-cell>
          <table:table-cell table:formula="of:=IF([.L376]+[.M376]&gt;0; ((([.M376]-[.L376]))*100)/(([.M376]+[.L376])/2);0)" office:value-type="float" office:value="1.36486272020314" calcext:value-type="float">
            <text:p>1.364862720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8" calcext:value-type="float">
            <text:p>81.58</text:p>
          </table:table-cell>
          <table:table-cell office:value-type="float" office:value="80.94" calcext:value-type="float">
            <text:p>80.9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1.h</text:p>
          </table:table-cell>
          <table:table-cell table:formula="of:=IF([.L377]+[.M377]&gt;0; ((([.M377]-[.L377]))*100)/(([.M377]+[.L377])/2);0)" office:value-type="float" office:value="-0.787595372877185" calcext:value-type="float">
            <text:p>-0.7875953729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46" calcext:value-type="float">
            <text:p>90.46</text:p>
          </table:table-cell>
          <table:table-cell office:value-type="float" office:value="90.12" calcext:value-type="float">
            <text:p>90.1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0.h</text:p>
          </table:table-cell>
          <table:table-cell table:formula="of:=IF([.L378]+[.M378]&gt;0; ((([.M378]-[.L378]))*100)/(([.M378]+[.L378])/2);0)" office:value-type="float" office:value="-0.376564403588425" calcext:value-type="float">
            <text:p>-0.3765644036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6" calcext:value-type="float">
            <text:p>90.76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1.h</text:p>
          </table:table-cell>
          <table:table-cell table:formula="of:=IF([.L379]+[.M379]&gt;0; ((([.M379]-[.L379]))*100)/(([.M379]+[.L379])/2);0)" office:value-type="float" office:value="-0.896463947761609" calcext:value-type="float">
            <text:p>-0.8964639478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float" office:value="93.29" calcext:value-type="float">
            <text:p>93.29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2.h</text:p>
          </table:table-cell>
          <table:table-cell table:formula="of:=IF([.L380]+[.M380]&gt;0; ((([.M380]-[.L380]))*100)/(([.M380]+[.L380])/2);0)" office:value-type="float" office:value="1.17526551296566" calcext:value-type="float">
            <text:p>1.17526551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4" calcext:value-type="float">
            <text:p>88.74</text:p>
          </table:table-cell>
          <table:table-cell office:value-type="float" office:value="88.31" calcext:value-type="float">
            <text:p>88.3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3.h</text:p>
          </table:table-cell>
          <table:table-cell table:formula="of:=IF([.L381]+[.M381]&gt;0; ((([.M381]-[.L381]))*100)/(([.M381]+[.L381])/2);0)" office:value-type="float" office:value="-0.485738491951418" calcext:value-type="float">
            <text:p>-0.48573849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3" calcext:value-type="float">
            <text:p>81.23</text:p>
          </table:table-cell>
          <table:table-cell office:value-type="float" office:value="81.54" calcext:value-type="float">
            <text:p>81.5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4.h</text:p>
          </table:table-cell>
          <table:table-cell table:formula="of:=IF([.L382]+[.M382]&gt;0; ((([.M382]-[.L382]))*100)/(([.M382]+[.L382])/2);0)" office:value-type="float" office:value="0.380905572279907" calcext:value-type="float">
            <text:p>0.3809055723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49" calcext:value-type="float">
            <text:p>87.49</text:p>
          </table:table-cell>
          <table:table-cell office:value-type="float" office:value="89.46" calcext:value-type="float">
            <text:p>89.46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5.h</text:p>
          </table:table-cell>
          <table:table-cell table:formula="of:=IF([.L383]+[.M383]&gt;0; ((([.M383]-[.L383]))*100)/(([.M383]+[.L383])/2);0)" office:value-type="float" office:value="2.2266176886126" calcext:value-type="float">
            <text:p>2.226617688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2" calcext:value-type="float">
            <text:p>86.92</text:p>
          </table:table-cell>
          <table:table-cell office:value-type="float" office:value="87.49" calcext:value-type="float">
            <text:p>87.49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7.h</text:p>
          </table:table-cell>
          <table:table-cell table:formula="of:=IF([.L384]+[.M384]&gt;0; ((([.M384]-[.L384]))*100)/(([.M384]+[.L384])/2);0)" office:value-type="float" office:value="0.653632245857455" calcext:value-type="float">
            <text:p>0.6536322459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4" calcext:value-type="float">
            <text:p>90.34</text:p>
          </table:table-cell>
          <table:table-cell office:value-type="float" office:value="89.22" calcext:value-type="float">
            <text:p>89.2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8.h</text:p>
          </table:table-cell>
          <table:table-cell table:formula="of:=IF([.L385]+[.M385]&gt;0; ((([.M385]-[.L385]))*100)/(([.M385]+[.L385])/2);0)" office:value-type="float" office:value="-1.24749387391402" calcext:value-type="float">
            <text:p>-1.2474938739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1" calcext:value-type="float">
            <text:p>87.61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9.h</text:p>
          </table:table-cell>
          <table:table-cell table:formula="of:=IF([.L386]+[.M386]&gt;0; ((([.M386]-[.L386]))*100)/(([.M386]+[.L386])/2);0)" office:value-type="float" office:value="-0.0685087919616377" calcext:value-type="float">
            <text:p>-0.068508792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" calcext:value-type="float">
            <text:p>90.1</text:p>
          </table:table-cell>
          <table:table-cell office:value-type="float" office:value="90.03" calcext:value-type="float">
            <text:p>90.0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1.h</text:p>
          </table:table-cell>
          <table:table-cell table:formula="of:=IF([.L387]+[.M387]&gt;0; ((([.M387]-[.L387]))*100)/(([.M387]+[.L387])/2);0)" office:value-type="float" office:value="-0.0777216454782581" calcext:value-type="float">
            <text:p>-0.0777216455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8" calcext:value-type="float">
            <text:p>88.78</text:p>
          </table:table-cell>
          <table:table-cell office:value-type="float" office:value="88.99" calcext:value-type="float">
            <text:p>88.99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2.h</text:p>
          </table:table-cell>
          <table:table-cell table:formula="of:=IF([.L388]+[.M388]&gt;0; ((([.M388]-[.L388]))*100)/(([.M388]+[.L388])/2);0)" office:value-type="float" office:value="0.23626033638971" calcext:value-type="float">
            <text:p>0.2362603364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5" calcext:value-type="float">
            <text:p>102.5</text:p>
          </table:table-cell>
          <table:table-cell office:value-type="float" office:value="102.08" calcext:value-type="float">
            <text:p>102.08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3.h</text:p>
          </table:table-cell>
          <table:table-cell table:formula="of:=IF([.L389]+[.M389]&gt;0; ((([.M389]-[.L389]))*100)/(([.M389]+[.L389])/2);0)" office:value-type="float" office:value="-0.410597321341286" calcext:value-type="float">
            <text:p>-0.410597321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94" calcext:value-type="float">
            <text:p>92.94</text:p>
          </table:table-cell>
          <table:table-cell office:value-type="float" office:value="92.69" calcext:value-type="float">
            <text:p>92.69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4.h</text:p>
          </table:table-cell>
          <table:table-cell table:formula="of:=IF([.L390]+[.M390]&gt;0; ((([.M390]-[.L390]))*100)/(([.M390]+[.L390])/2);0)" office:value-type="float" office:value="-0.269353014060227" calcext:value-type="float">
            <text:p>-0.2693530141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98" calcext:value-type="float">
            <text:p>82.98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5.h</text:p>
          </table:table-cell>
          <table:table-cell table:formula="of:=IF([.L391]+[.M391]&gt;0; ((([.M391]-[.L391]))*100)/(([.M391]+[.L391])/2);0)" office:value-type="float" office:value="-1.98381305908843" calcext:value-type="float">
            <text:p>-1.9838130591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87.71" calcext:value-type="float">
            <text:p>87.7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6.h</text:p>
          </table:table-cell>
          <table:table-cell table:formula="of:=IF([.L392]+[.M392]&gt;0; ((([.M392]-[.L392]))*100)/(([.M392]+[.L392])/2);0)" office:value-type="float" office:value="0.0114018585029256" calcext:value-type="float">
            <text:p>0.011401858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7" calcext:value-type="float">
            <text:p>86.97</text:p>
          </table:table-cell>
          <table:table-cell office:value-type="float" office:value="87.43" calcext:value-type="float">
            <text:p>87.4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7.h</text:p>
          </table:table-cell>
          <table:table-cell table:formula="of:=IF([.L393]+[.M393]&gt;0; ((([.M393]-[.L393]))*100)/(([.M393]+[.L393])/2);0)" office:value-type="float" office:value="0.527522935779826" calcext:value-type="float">
            <text:p>0.5275229358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3" calcext:value-type="float">
            <text:p>64.13</text:p>
          </table:table-cell>
          <table:table-cell office:value-type="float" office:value="63.73" calcext:value-type="float">
            <text:p>63.7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8.h</text:p>
          </table:table-cell>
          <table:table-cell table:formula="of:=IF([.L394]+[.M394]&gt;0; ((([.M394]-[.L394]))*100)/(([.M394]+[.L394])/2);0)" office:value-type="float" office:value="-0.625684342249333" calcext:value-type="float">
            <text:p>-0.625684342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" calcext:value-type="float">
            <text:p>84.17</text:p>
          </table:table-cell>
          <table:table-cell office:value-type="float" office:value="90.33" calcext:value-type="float">
            <text:p>90.3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9.h</text:p>
          </table:table-cell>
          <table:table-cell table:formula="of:=IF([.L395]+[.M395]&gt;0; ((([.M395]-[.L395]))*100)/(([.M395]+[.L395])/2);0)" office:value-type="float" office:value="7.06017191977077" calcext:value-type="float">
            <text:p>7.0601719198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7" calcext:value-type="float">
            <text:p>88.37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0.h</text:p>
          </table:table-cell>
          <table:table-cell table:formula="of:=IF([.L396]+[.M396]&gt;0; ((([.M396]-[.L396]))*100)/(([.M396]+[.L396])/2);0)" office:value-type="float" office:value="-0.932241928149167" calcext:value-type="float">
            <text:p>-0.932241928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1.h</text:p>
          </table:table-cell>
          <table:table-cell table:formula="of:=IF([.L397]+[.M397]&gt;0; ((([.M397]-[.L397]))*100)/(([.M397]+[.L397])/2);0)" office:value-type="float" office:value="-2.73004026318374" calcext:value-type="float">
            <text:p>-2.7300402632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82.44" calcext:value-type="float">
            <text:p>82.4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2.h</text:p>
          </table:table-cell>
          <table:table-cell table:formula="of:=IF([.L398]+[.M398]&gt;0; ((([.M398]-[.L398]))*100)/(([.M398]+[.L398])/2);0)" office:value-type="float" office:value="0.0970873786407746" calcext:value-type="float">
            <text:p>0.097087378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1" calcext:value-type="float">
            <text:p>66.91</text:p>
          </table:table-cell>
          <table:table-cell office:value-type="float" office:value="67.85" calcext:value-type="float">
            <text:p>67.8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1.h</text:p>
          </table:table-cell>
          <table:table-cell table:formula="of:=IF([.L399]+[.M399]&gt;0; ((([.M399]-[.L399]))*100)/(([.M399]+[.L399])/2);0)" office:value-type="float" office:value="1.39507272187592" calcext:value-type="float">
            <text:p>1.395072721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1" calcext:value-type="float">
            <text:p>65.11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2.h</text:p>
          </table:table-cell>
          <table:table-cell table:formula="of:=IF([.L400]+[.M400]&gt;0; ((([.M400]-[.L400]))*100)/(([.M400]+[.L400])/2);0)" office:value-type="float" office:value="1.50903132383202" calcext:value-type="float">
            <text:p>1.5090313238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6" calcext:value-type="float">
            <text:p>77.56</text:p>
          </table:table-cell>
          <table:table-cell office:value-type="float" office:value="77.72" calcext:value-type="float">
            <text:p>77.7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7.h</text:p>
          </table:table-cell>
          <table:table-cell table:formula="of:=IF([.L401]+[.M401]&gt;0; ((([.M401]-[.L401]))*100)/(([.M401]+[.L401])/2);0)" office:value-type="float" office:value="0.206079340546106" calcext:value-type="float">
            <text:p>0.2060793405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7" calcext:value-type="float">
            <text:p>73.67</text:p>
          </table:table-cell>
          <table:table-cell office:value-type="float" office:value="69.24" calcext:value-type="float">
            <text:p>69.2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6.h</text:p>
          </table:table-cell>
          <table:table-cell table:formula="of:=IF([.L402]+[.M402]&gt;0; ((([.M402]-[.L402]))*100)/(([.M402]+[.L402])/2);0)" office:value-type="float" office:value="-6.19970610873978" calcext:value-type="float">
            <text:p>-6.199706108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7" calcext:value-type="float">
            <text:p>62.57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0.h</text:p>
          </table:table-cell>
          <table:table-cell table:formula="of:=IF([.L403]+[.M403]&gt;0; ((([.M403]-[.L403]))*100)/(([.M403]+[.L403])/2);0)" office:value-type="float" office:value="0.938519048755263" calcext:value-type="float">
            <text:p>0.9385190488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4" calcext:value-type="float">
            <text:p>78.24</text:p>
          </table:table-cell>
          <table:table-cell office:value-type="float" office:value="79.07" calcext:value-type="float">
            <text:p>79.07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1.h</text:p>
          </table:table-cell>
          <table:table-cell table:formula="of:=IF([.L404]+[.M404]&gt;0; ((([.M404]-[.L404]))*100)/(([.M404]+[.L404])/2);0)" office:value-type="float" office:value="1.05524124340474" calcext:value-type="float">
            <text:p>1.0552412434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9" calcext:value-type="float">
            <text:p>67.29</text:p>
          </table:table-cell>
          <table:table-cell office:value-type="float" office:value="67.38" calcext:value-type="float">
            <text:p>67.38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0.h</text:p>
          </table:table-cell>
          <table:table-cell table:formula="of:=IF([.L405]+[.M405]&gt;0; ((([.M405]-[.L405]))*100)/(([.M405]+[.L405])/2);0)" office:value-type="float" office:value="0.133660057919342" calcext:value-type="float">
            <text:p>0.1336600579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5" calcext:value-type="float">
            <text:p>68.15</text:p>
          </table:table-cell>
          <table:table-cell office:value-type="float" office:value="67.56" calcext:value-type="float">
            <text:p>67.56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1.h</text:p>
          </table:table-cell>
          <table:table-cell table:formula="of:=IF([.L406]+[.M406]&gt;0; ((([.M406]-[.L406]))*100)/(([.M406]+[.L406])/2);0)" office:value-type="float" office:value="-0.869501142141336" calcext:value-type="float">
            <text:p>-0.8695011421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.74" calcext:value-type="float">
            <text:p>64.74</text:p>
          </table:table-cell>
          <table:table-cell office:value-type="float" office:value="69.16" calcext:value-type="float">
            <text:p>69.16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6.h</text:p>
          </table:table-cell>
          <table:table-cell table:formula="of:=IF([.L407]+[.M407]&gt;0; ((([.M407]-[.L407]))*100)/(([.M407]+[.L407])/2);0)" office:value-type="float" office:value="6.60194174757282" calcext:value-type="float">
            <text:p>6.6019417476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49" calcext:value-type="float">
            <text:p>68.49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7.h</text:p>
          </table:table-cell>
          <table:table-cell table:formula="of:=IF([.L408]+[.M408]&gt;0; ((([.M408]-[.L408]))*100)/(([.M408]+[.L408])/2);0)" office:value-type="float" office:value="-0.747417014728498" calcext:value-type="float">
            <text:p>-0.747417014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4" calcext:value-type="float">
            <text:p>68.94</text:p>
          </table:table-cell>
          <table:table-cell office:value-type="float" office:value="67.34" calcext:value-type="float">
            <text:p>67.3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8.h</text:p>
          </table:table-cell>
          <table:table-cell table:formula="of:=IF([.L409]+[.M409]&gt;0; ((([.M409]-[.L409]))*100)/(([.M409]+[.L409])/2);0)" office:value-type="float" office:value="-2.34810683886116" calcext:value-type="float">
            <text:p>-2.3481068389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5" calcext:value-type="float">
            <text:p>66.45</text:p>
          </table:table-cell>
          <table:table-cell office:value-type="float" office:value="65.27" calcext:value-type="float">
            <text:p>65.27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1.h</text:p>
          </table:table-cell>
          <table:table-cell table:formula="of:=IF([.L410]+[.M410]&gt;0; ((([.M410]-[.L410]))*100)/(([.M410]+[.L410])/2);0)" office:value-type="float" office:value="-1.79167931976922" calcext:value-type="float">
            <text:p>-1.791679319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6" calcext:value-type="float">
            <text:p>71.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5.h</text:p>
          </table:table-cell>
          <table:table-cell table:formula="of:=IF([.L411]+[.M411]&gt;0; ((([.M411]-[.L411]))*100)/(([.M411]+[.L411])/2);0)" office:value-type="float" office:value="-5.51980551980552" calcext:value-type="float">
            <text:p>-5.519805519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48" calcext:value-type="float">
            <text:p>63.48</text:p>
          </table:table-cell>
          <table:table-cell office:value-type="float" office:value="62.82" calcext:value-type="float">
            <text:p>62.8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7.h</text:p>
          </table:table-cell>
          <table:table-cell table:formula="of:=IF([.L412]+[.M412]&gt;0; ((([.M412]-[.L412]))*100)/(([.M412]+[.L412])/2);0)" office:value-type="float" office:value="-1.04513064133016" calcext:value-type="float">
            <text:p>-1.0451306413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3" calcext:value-type="float">
            <text:p>65.63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8.h</text:p>
          </table:table-cell>
          <table:table-cell table:formula="of:=IF([.L413]+[.M413]&gt;0; ((([.M413]-[.L413]))*100)/(([.M413]+[.L413])/2);0)" office:value-type="float" office:value="0.0304692260816731" calcext:value-type="float">
            <text:p>0.0304692261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5" calcext:value-type="float">
            <text:p>76.15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9.h</text:p>
          </table:table-cell>
          <table:table-cell table:formula="of:=IF([.L414]+[.M414]&gt;0; ((([.M414]-[.L414]))*100)/(([.M414]+[.L414])/2);0)" office:value-type="float" office:value="1.36941636778611" calcext:value-type="float">
            <text:p>1.3694163678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2" calcext:value-type="float">
            <text:p>62.52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1.h</text:p>
          </table:table-cell>
          <table:table-cell table:formula="of:=IF([.L415]+[.M415]&gt;0; ((([.M415]-[.L415]))*100)/(([.M415]+[.L415])/2);0)" office:value-type="float" office:value="0.52644173247188" calcext:value-type="float">
            <text:p>0.5264417325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4.h</text:p>
          </table:table-cell>
          <table:table-cell table:formula="of:=IF([.L416]+[.M416]&gt;0; ((([.M416]-[.L416]))*100)/(([.M416]+[.L416])/2);0)" office:value-type="float" office:value="0.845604315497883" calcext:value-type="float">
            <text:p>0.845604315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5" calcext:value-type="float">
            <text:p>78.65</text:p>
          </table:table-cell>
          <table:table-cell office:value-type="float" office:value="80.07" calcext:value-type="float">
            <text:p>80.07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1.h</text:p>
          </table:table-cell>
          <table:table-cell table:formula="of:=IF([.L417]+[.M417]&gt;0; ((([.M417]-[.L417]))*100)/(([.M417]+[.L417])/2);0)" office:value-type="float" office:value="1.78931451612902" calcext:value-type="float">
            <text:p>1.7893145161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1" calcext:value-type="float">
            <text:p>64.81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2.h</text:p>
          </table:table-cell>
          <table:table-cell table:formula="of:=IF([.L418]+[.M418]&gt;0; ((([.M418]-[.L418]))*100)/(([.M418]+[.L418])/2);0)" office:value-type="float" office:value="-1.82172051381861" calcext:value-type="float">
            <text:p>-1.8217205138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9" calcext:value-type="float">
            <text:p>77.79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6.h</text:p>
          </table:table-cell>
          <table:table-cell table:formula="of:=IF([.L419]+[.M419]&gt;0; ((([.M419]-[.L419]))*100)/(([.M419]+[.L419])/2);0)" office:value-type="float" office:value="-0.025713551041412" calcext:value-type="float">
            <text:p>-0.02571355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.77" calcext:value-type="float">
            <text:p>61.77</text:p>
          </table:table-cell>
          <table:table-cell office:value-type="float" office:value="66.85" calcext:value-type="float">
            <text:p>66.8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7.h</text:p>
          </table:table-cell>
          <table:table-cell table:formula="of:=IF([.L420]+[.M420]&gt;0; ((([.M420]-[.L420]))*100)/(([.M420]+[.L420])/2);0)" office:value-type="float" office:value="7.89923806561964" calcext:value-type="float">
            <text:p>7.8992380656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9" calcext:value-type="float">
            <text:p>64.99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1.h</text:p>
          </table:table-cell>
          <table:table-cell table:formula="of:=IF([.L421]+[.M421]&gt;0; ((([.M421]-[.L421]))*100)/(([.M421]+[.L421])/2);0)" office:value-type="float" office:value="0.552401411692496" calcext:value-type="float">
            <text:p>0.5524014117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2" calcext:value-type="float">
            <text:p>68.72</text:p>
          </table:table-cell>
          <table:table-cell office:value-type="float" office:value="67.12" calcext:value-type="float">
            <text:p>67.1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2.h</text:p>
          </table:table-cell>
          <table:table-cell table:formula="of:=IF([.L422]+[.M422]&gt;0; ((([.M422]-[.L422]))*100)/(([.M422]+[.L422])/2);0)" office:value-type="float" office:value="-2.35571260306242" calcext:value-type="float">
            <text:p>-2.355712603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4" calcext:value-type="float">
            <text:p>65.04</text:p>
          </table:table-cell>
          <table:table-cell office:value-type="float" office:value="66.01" calcext:value-type="float">
            <text:p>66.0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3.h</text:p>
          </table:table-cell>
          <table:table-cell table:formula="of:=IF([.L423]+[.M423]&gt;0; ((([.M423]-[.L423]))*100)/(([.M423]+[.L423])/2);0)" office:value-type="float" office:value="1.48035101106448" calcext:value-type="float">
            <text:p>1.4803510111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4.h</text:p>
          </table:table-cell>
          <table:table-cell table:formula="of:=IF([.L424]+[.M424]&gt;0; ((([.M424]-[.L424]))*100)/(([.M424]+[.L424])/2);0)" office:value-type="float" office:value="-2.93264329961578" calcext:value-type="float">
            <text:p>-2.9326432996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9" calcext:value-type="float">
            <text:p>65.69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5.h</text:p>
          </table:table-cell>
          <table:table-cell table:formula="of:=IF([.L425]+[.M425]&gt;0; ((([.M425]-[.L425]))*100)/(([.M425]+[.L425])/2);0)" office:value-type="float" office:value="-1.98324237066645" calcext:value-type="float">
            <text:p>-1.9832423707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2" calcext:value-type="float">
            <text:p>67.82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8.h</text:p>
          </table:table-cell>
          <table:table-cell table:formula="of:=IF([.L426]+[.M426]&gt;0; ((([.M426]-[.L426]))*100)/(([.M426]+[.L426])/2);0)" office:value-type="float" office:value="-0.517407051518951" calcext:value-type="float">
            <text:p>-0.5174070515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4" calcext:value-type="float">
            <text:p>79.34</text:p>
          </table:table-cell>
          <table:table-cell office:value-type="float" office:value="80.92" calcext:value-type="float">
            <text:p>80.9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1.h</text:p>
          </table:table-cell>
          <table:table-cell table:formula="of:=IF([.L427]+[.M427]&gt;0; ((([.M427]-[.L427]))*100)/(([.M427]+[.L427])/2);0)" office:value-type="float" office:value="1.97179583177337" calcext:value-type="float">
            <text:p>1.971795831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3" calcext:value-type="float">
            <text:p>62.23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2.h</text:p>
          </table:table-cell>
          <table:table-cell table:formula="of:=IF([.L428]+[.M428]&gt;0; ((([.M428]-[.L428]))*100)/(([.M428]+[.L428])/2);0)" office:value-type="float" office:value="2.41308144149866" calcext:value-type="float">
            <text:p>2.4130814415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23" calcext:value-type="float">
            <text:p>1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35" calcext:value-type="float">
            <text:p>70.35</text:p>
          </table:table-cell>
          <table:table-cell office:value-type="float" office:value="68.93" calcext:value-type="float">
            <text:p>68.9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8.h</text:p>
          </table:table-cell>
          <table:table-cell table:formula="of:=IF([.L429]+[.M429]&gt;0; ((([.M429]-[.L429]))*100)/(([.M429]+[.L429])/2);0)" office:value-type="float" office:value="-2.0390580126364" calcext:value-type="float">
            <text:p>-2.0390580126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7.4" calcext:value-type="float">
            <text:p>1217.4</text:p>
          </table:table-cell>
          <table:table-cell office:value-type="float" office:value="1228.29" calcext:value-type="float">
            <text:p>1228.2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0.h</text:p>
          </table:table-cell>
          <table:table-cell table:formula="of:=IF([.L430]+[.M430]&gt;0; ((([.M430]-[.L430]))*100)/(([.M430]+[.L430])/2);0)" office:value-type="float" office:value="0.890546226218357" calcext:value-type="float">
            <text:p>0.890546226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.42" calcext:value-type="float">
            <text:p>1002.42</text:p>
          </table:table-cell>
          <table:table-cell office:value-type="float" office:value="1005.9" calcext:value-type="float">
            <text:p>1005.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1.h</text:p>
          </table:table-cell>
          <table:table-cell table:formula="of:=IF([.L431]+[.M431]&gt;0; ((([.M431]-[.L431]))*100)/(([.M431]+[.L431])/2);0)" office:value-type="float" office:value="0.346558317399619" calcext:value-type="float">
            <text:p>0.3465583174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2.55" calcext:value-type="float">
            <text:p>1082.55</text:p>
          </table:table-cell>
          <table:table-cell office:value-type="float" office:value="1080.33" calcext:value-type="float">
            <text:p>1080.3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2.h</text:p>
          </table:table-cell>
          <table:table-cell table:formula="of:=IF([.L432]+[.M432]&gt;0; ((([.M432]-[.L432]))*100)/(([.M432]+[.L432])/2);0)" office:value-type="float" office:value="-0.205281846426989" calcext:value-type="float">
            <text:p>-0.205281846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.36" calcext:value-type="float">
            <text:p>1058.36</text:p>
          </table:table-cell>
          <table:table-cell office:value-type="float" office:value="1061.55" calcext:value-type="float">
            <text:p>1061.5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3.h</text:p>
          </table:table-cell>
          <table:table-cell table:formula="of:=IF([.L433]+[.M433]&gt;0; ((([.M433]-[.L433]))*100)/(([.M433]+[.L433])/2);0)" office:value-type="float" office:value="0.300956172667713" calcext:value-type="float">
            <text:p>0.3009561727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.97" calcext:value-type="float">
            <text:p>1030.97</text:p>
          </table:table-cell>
          <table:table-cell office:value-type="float" office:value="1035.46" calcext:value-type="float">
            <text:p>1035.4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4.h</text:p>
          </table:table-cell>
          <table:table-cell table:formula="of:=IF([.L434]+[.M434]&gt;0; ((([.M434]-[.L434]))*100)/(([.M434]+[.L434])/2);0)" office:value-type="float" office:value="0.43456589383623" calcext:value-type="float">
            <text:p>0.4345658938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2.81" calcext:value-type="float">
            <text:p>1242.81</text:p>
          </table:table-cell>
          <table:table-cell office:value-type="float" office:value="1226.48" calcext:value-type="float">
            <text:p>1226.4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5.h</text:p>
          </table:table-cell>
          <table:table-cell table:formula="of:=IF([.L435]+[.M435]&gt;0; ((([.M435]-[.L435]))*100)/(([.M435]+[.L435])/2);0)" office:value-type="float" office:value="-1.32264740066982" calcext:value-type="float">
            <text:p>-1.3226474007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6.56" calcext:value-type="float">
            <text:p>1036.56</text:p>
          </table:table-cell>
          <table:table-cell office:value-type="float" office:value="1039.25" calcext:value-type="float">
            <text:p>1039.2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6.h</text:p>
          </table:table-cell>
          <table:table-cell table:formula="of:=IF([.L436]+[.M436]&gt;0; ((([.M436]-[.L436]))*100)/(([.M436]+[.L436])/2);0)" office:value-type="float" office:value="0.259175936140596" calcext:value-type="float">
            <text:p>0.2591759361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5.63" calcext:value-type="float">
            <text:p>1045.63</text:p>
          </table:table-cell>
          <table:table-cell office:value-type="float" office:value="1045.53" calcext:value-type="float">
            <text:p>1045.5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7.h</text:p>
          </table:table-cell>
          <table:table-cell table:formula="of:=IF([.L437]+[.M437]&gt;0; ((([.M437]-[.L437]))*100)/(([.M437]+[.L437])/2);0)" office:value-type="float" office:value="-0.00956406970295304" calcext:value-type="float">
            <text:p>-0.0095640697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0.9" calcext:value-type="float">
            <text:p>990.9</text:p>
          </table:table-cell>
          <table:table-cell office:value-type="float" office:value="992.9" calcext:value-type="float">
            <text:p>992.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8.h</text:p>
          </table:table-cell>
          <table:table-cell table:formula="of:=IF([.L438]+[.M438]&gt;0; ((([.M438]-[.L438]))*100)/(([.M438]+[.L438])/2);0)" office:value-type="float" office:value="0.201633229156165" calcext:value-type="float">
            <text:p>0.2016332292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.2" calcext:value-type="float">
            <text:p>1084.2</text:p>
          </table:table-cell>
          <table:table-cell office:value-type="float" office:value="1092.73" calcext:value-type="float">
            <text:p>1092.7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09.h</text:p>
          </table:table-cell>
          <table:table-cell table:formula="of:=IF([.L439]+[.M439]&gt;0; ((([.M439]-[.L439]))*100)/(([.M439]+[.L439])/2);0)" office:value-type="float" office:value="0.783672419416331" calcext:value-type="float">
            <text:p>0.7836724194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7.15" calcext:value-type="float">
            <text:p>997.15</text:p>
          </table:table-cell>
          <table:table-cell office:value-type="float" office:value="998.47" calcext:value-type="float">
            <text:p>998.4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1.h</text:p>
          </table:table-cell>
          <table:table-cell table:formula="of:=IF([.L440]+[.M440]&gt;0; ((([.M440]-[.L440]))*100)/(([.M440]+[.L440])/2);0)" office:value-type="float" office:value="0.132289714474705" calcext:value-type="float">
            <text:p>0.132289714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5.19" calcext:value-type="float">
            <text:p>985.19</text:p>
          </table:table-cell>
          <table:table-cell office:value-type="float" office:value="983.32" calcext:value-type="float">
            <text:p>983.3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2.h</text:p>
          </table:table-cell>
          <table:table-cell table:formula="of:=IF([.L441]+[.M441]&gt;0; ((([.M441]-[.L441]))*100)/(([.M441]+[.L441])/2);0)" office:value-type="float" office:value="-0.189991414826443" calcext:value-type="float">
            <text:p>-0.1899914148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.48" calcext:value-type="float">
            <text:p>1047.48</text:p>
          </table:table-cell>
          <table:table-cell office:value-type="float" office:value="1051.66" calcext:value-type="float">
            <text:p>1051.6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3.h</text:p>
          </table:table-cell>
          <table:table-cell table:formula="of:=IF([.L442]+[.M442]&gt;0; ((([.M442]-[.L442]))*100)/(([.M442]+[.L442])/2);0)" office:value-type="float" office:value="0.398258334365508" calcext:value-type="float">
            <text:p>0.3982583344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2.64" calcext:value-type="float">
            <text:p>1132.64</text:p>
          </table:table-cell>
          <table:table-cell office:value-type="float" office:value="1138.66" calcext:value-type="float">
            <text:p>1138.6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4.h</text:p>
          </table:table-cell>
          <table:table-cell table:formula="of:=IF([.L443]+[.M443]&gt;0; ((([.M443]-[.L443]))*100)/(([.M443]+[.L443])/2);0)" office:value-type="float" office:value="0.530092898340156" calcext:value-type="float">
            <text:p>0.5300928983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.5" calcext:value-type="float">
            <text:p>1012.5</text:p>
          </table:table-cell>
          <table:table-cell office:value-type="float" office:value="1009.19" calcext:value-type="float">
            <text:p>1009.1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5.h</text:p>
          </table:table-cell>
          <table:table-cell table:formula="of:=IF([.L444]+[.M444]&gt;0; ((([.M444]-[.L444]))*100)/(([.M444]+[.L444])/2);0)" office:value-type="float" office:value="-0.327448817573411" calcext:value-type="float">
            <text:p>-0.3274488176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.29" calcext:value-type="float">
            <text:p>986.29</text:p>
          </table:table-cell>
          <table:table-cell office:value-type="float" office:value="983.81" calcext:value-type="float">
            <text:p>983.8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6.h</text:p>
          </table:table-cell>
          <table:table-cell table:formula="of:=IF([.L445]+[.M445]&gt;0; ((([.M445]-[.L445]))*100)/(([.M445]+[.L445])/2);0)" office:value-type="float" office:value="-0.251763869854324" calcext:value-type="float">
            <text:p>-0.251763869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4.4" calcext:value-type="float">
            <text:p>994.4</text:p>
          </table:table-cell>
          <table:table-cell office:value-type="float" office:value="994.8" calcext:value-type="float">
            <text:p>994.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7.h</text:p>
          </table:table-cell>
          <table:table-cell table:formula="of:=IF([.L446]+[.M446]&gt;0; ((([.M446]-[.L446]))*100)/(([.M446]+[.L446])/2);0)" office:value-type="float" office:value="0.0402171727327546" calcext:value-type="float">
            <text:p>0.0402171727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.98" calcext:value-type="float">
            <text:p>1008.98</text:p>
          </table:table-cell>
          <table:table-cell office:value-type="float" office:value="995.43" calcext:value-type="float">
            <text:p>995.4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8.h</text:p>
          </table:table-cell>
          <table:table-cell table:formula="of:=IF([.L447]+[.M447]&gt;0; ((([.M447]-[.L447]))*100)/(([.M447]+[.L447])/2);0)" office:value-type="float" office:value="-1.35201879854921" calcext:value-type="float">
            <text:p>-1.3520187985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37.29" calcext:value-type="float">
            <text:p>1037.2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19.h</text:p>
          </table:table-cell>
          <table:table-cell table:formula="of:=IF([.L448]+[.M448]&gt;0; ((([.M448]-[.L448]))*100)/(([.M448]+[.L448])/2);0)" office:value-type="float" office:value="0.282866314290548" calcext:value-type="float">
            <text:p>0.2828663143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.18" calcext:value-type="float">
            <text:p>1034.18</text:p>
          </table:table-cell>
          <table:table-cell office:value-type="float" office:value="1042.61" calcext:value-type="float">
            <text:p>1042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0.h</text:p>
          </table:table-cell>
          <table:table-cell table:formula="of:=IF([.L449]+[.M449]&gt;0; ((([.M449]-[.L449]))*100)/(([.M449]+[.L449])/2);0)" office:value-type="float" office:value="0.811829795020184" calcext:value-type="float">
            <text:p>0.811829795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6.65" calcext:value-type="float">
            <text:p>1086.65</text:p>
          </table:table-cell>
          <table:table-cell office:value-type="float" office:value="1090.04" calcext:value-type="float">
            <text:p>1090.0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1.h</text:p>
          </table:table-cell>
          <table:table-cell table:formula="of:=IF([.L450]+[.M450]&gt;0; ((([.M450]-[.L450]))*100)/(([.M450]+[.L450])/2);0)" office:value-type="float" office:value="0.311482112749162" calcext:value-type="float">
            <text:p>0.3114821127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.24" calcext:value-type="float">
            <text:p>1047.24</text:p>
          </table:table-cell>
          <table:table-cell office:value-type="float" office:value="1049.33" calcext:value-type="float">
            <text:p>1049.3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1.cfg</text:p>
          </table:table-cell>
          <table:table-cell office:value-type="string" calcext:value-type="string">
            <text:p>id2i_optionstruct_022.h</text:p>
          </table:table-cell>
          <table:table-cell table:formula="of:=IF([.L451]+[.M451]&gt;0; ((([.M451]-[.L451]))*100)/(([.M451]+[.L451])/2);0)" office:value-type="float" office:value="0.19937326204228" calcext:value-type="float">
            <text:p>0.199373262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3.8" calcext:value-type="float">
            <text:p>1073.8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0.h</text:p>
          </table:table-cell>
          <table:table-cell table:formula="of:=IF([.L452]+[.M452]&gt;0; ((([.M452]-[.L452]))*100)/(([.M452]+[.L452])/2);0)" office:value-type="float" office:value="-0.916830386378516" calcext:value-type="float">
            <text:p>-0.9168303864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.91" calcext:value-type="float">
            <text:p>1047.91</text:p>
          </table:table-cell>
          <table:table-cell office:value-type="float" office:value="1037.57" calcext:value-type="float">
            <text:p>1037.5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1.h</text:p>
          </table:table-cell>
          <table:table-cell table:formula="of:=IF([.L453]+[.M453]&gt;0; ((([.M453]-[.L453]))*100)/(([.M453]+[.L453])/2);0)" office:value-type="float" office:value="-0.991618236569053" calcext:value-type="float">
            <text:p>-0.9916182366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5.8" calcext:value-type="float">
            <text:p>1095.8</text:p>
          </table:table-cell>
          <table:table-cell office:value-type="float" office:value="1095.06" calcext:value-type="float">
            <text:p>1095.0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2.h</text:p>
          </table:table-cell>
          <table:table-cell table:formula="of:=IF([.L454]+[.M454]&gt;0; ((([.M454]-[.L454]))*100)/(([.M454]+[.L454])/2);0)" office:value-type="float" office:value="-0.0675533808641364" calcext:value-type="float">
            <text:p>-0.0675533809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4.01" calcext:value-type="float">
            <text:p>1134.01</text:p>
          </table:table-cell>
          <table:table-cell office:value-type="float" office:value="1129.28" calcext:value-type="float">
            <text:p>1129.2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3.h</text:p>
          </table:table-cell>
          <table:table-cell table:formula="of:=IF([.L455]+[.M455]&gt;0; ((([.M455]-[.L455]))*100)/(([.M455]+[.L455])/2);0)" office:value-type="float" office:value="-0.417975601889287" calcext:value-type="float">
            <text:p>-0.417975601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.24" calcext:value-type="float">
            <text:p>1220.24</text:p>
          </table:table-cell>
          <table:table-cell office:value-type="float" office:value="1220.28" calcext:value-type="float">
            <text:p>1220.2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4.h</text:p>
          </table:table-cell>
          <table:table-cell table:formula="of:=IF([.L456]+[.M456]&gt;0; ((([.M456]-[.L456]))*100)/(([.M456]+[.L456])/2);0)" office:value-type="float" office:value="0.00327798993656791" calcext:value-type="float">
            <text:p>0.0032779899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.68" calcext:value-type="float">
            <text:p>1225.68</text:p>
          </table:table-cell>
          <table:table-cell office:value-type="float" office:value="1226.29" calcext:value-type="float">
            <text:p>1226.2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5.h</text:p>
          </table:table-cell>
          <table:table-cell table:formula="of:=IF([.L457]+[.M457]&gt;0; ((([.M457]-[.L457]))*100)/(([.M457]+[.L457])/2);0)" office:value-type="float" office:value="0.0497559105535467" calcext:value-type="float">
            <text:p>0.0497559106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1.42" calcext:value-type="float">
            <text:p>991.42</text:p>
          </table:table-cell>
          <table:table-cell office:value-type="float" office:value="997.07" calcext:value-type="float">
            <text:p>997.0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6.h</text:p>
          </table:table-cell>
          <table:table-cell table:formula="of:=IF([.L458]+[.M458]&gt;0; ((([.M458]-[.L458]))*100)/(([.M458]+[.L458])/2);0)" office:value-type="float" office:value="0.568270396129736" calcext:value-type="float">
            <text:p>0.5682703961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4.63" calcext:value-type="float">
            <text:p>984.63</text:p>
          </table:table-cell>
          <table:table-cell office:value-type="float" office:value="983.34" calcext:value-type="float">
            <text:p>983.3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7.h</text:p>
          </table:table-cell>
          <table:table-cell table:formula="of:=IF([.L459]+[.M459]&gt;0; ((([.M459]-[.L459]))*100)/(([.M459]+[.L459])/2);0)" office:value-type="float" office:value="-0.1310995594445" calcext:value-type="float">
            <text:p>-0.1310995594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.37" calcext:value-type="float">
            <text:p>979.37</text:p>
          </table:table-cell>
          <table:table-cell office:value-type="float" office:value="983.06" calcext:value-type="float">
            <text:p>983.0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8.h</text:p>
          </table:table-cell>
          <table:table-cell table:formula="of:=IF([.L460]+[.M460]&gt;0; ((([.M460]-[.L460]))*100)/(([.M460]+[.L460])/2);0)" office:value-type="float" office:value="0.376064369174945" calcext:value-type="float">
            <text:p>0.3760643692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9.34" calcext:value-type="float">
            <text:p>989.34</text:p>
          </table:table-cell>
          <table:table-cell office:value-type="float" office:value="990.53" calcext:value-type="float">
            <text:p>990.5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09.h</text:p>
          </table:table-cell>
          <table:table-cell table:formula="of:=IF([.L461]+[.M461]&gt;0; ((([.M461]-[.L461]))*100)/(([.M461]+[.L461])/2);0)" office:value-type="float" office:value="0.120209912772045" calcext:value-type="float">
            <text:p>0.120209912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.28" calcext:value-type="float">
            <text:p>1037.28</text:p>
          </table:table-cell>
          <table:table-cell office:value-type="float" office:value="1028.26" calcext:value-type="float">
            <text:p>1028.2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1.h</text:p>
          </table:table-cell>
          <table:table-cell table:formula="of:=IF([.L462]+[.M462]&gt;0; ((([.M462]-[.L462]))*100)/(([.M462]+[.L462])/2);0)" office:value-type="float" office:value="-0.87337935842443" calcext:value-type="float">
            <text:p>-0.8733793584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6.96" calcext:value-type="float">
            <text:p>1036.96</text:p>
          </table:table-cell>
          <table:table-cell office:value-type="float" office:value="1033.23" calcext:value-type="float">
            <text:p>1033.2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2.h</text:p>
          </table:table-cell>
          <table:table-cell table:formula="of:=IF([.L463]+[.M463]&gt;0; ((([.M463]-[.L463]))*100)/(([.M463]+[.L463])/2);0)" office:value-type="float" office:value="-0.36035339751424" calcext:value-type="float">
            <text:p>-0.360353397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3.77" calcext:value-type="float">
            <text:p>1043.77</text:p>
          </table:table-cell>
          <table:table-cell office:value-type="float" office:value="1045.51" calcext:value-type="float">
            <text:p>1045.5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3.h</text:p>
          </table:table-cell>
          <table:table-cell table:formula="of:=IF([.L464]+[.M464]&gt;0; ((([.M464]-[.L464]))*100)/(([.M464]+[.L464])/2);0)" office:value-type="float" office:value="0.166564558125288" calcext:value-type="float">
            <text:p>0.166564558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1036.24" calcext:value-type="float">
            <text:p>1036.2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4.h</text:p>
          </table:table-cell>
          <table:table-cell table:formula="of:=IF([.L465]+[.M465]&gt;0; ((([.M465]-[.L465]))*100)/(([.M465]+[.L465])/2);0)" office:value-type="float" office:value="0.591375213538708" calcext:value-type="float">
            <text:p>0.591375213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5.92" calcext:value-type="float">
            <text:p>1075.92</text:p>
          </table:table-cell>
          <table:table-cell office:value-type="float" office:value="1067.15" calcext:value-type="float">
            <text:p>1067.1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5.h</text:p>
          </table:table-cell>
          <table:table-cell table:formula="of:=IF([.L466]+[.M466]&gt;0; ((([.M466]-[.L466]))*100)/(([.M466]+[.L466])/2);0)" office:value-type="float" office:value="-0.818452033764644" calcext:value-type="float">
            <text:p>-0.8184520338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69.44" calcext:value-type="float">
            <text:p>1069.4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6.h</text:p>
          </table:table-cell>
          <table:table-cell table:formula="of:=IF([.L467]+[.M467]&gt;0; ((([.M467]-[.L467]))*100)/(([.M467]+[.L467])/2);0)" office:value-type="float" office:value="0.503395812534286" calcext:value-type="float">
            <text:p>0.5033958125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9.9" calcext:value-type="float">
            <text:p>1079.9</text:p>
          </table:table-cell>
          <table:table-cell office:value-type="float" office:value="1074.52" calcext:value-type="float">
            <text:p>1074.5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7.h</text:p>
          </table:table-cell>
          <table:table-cell table:formula="of:=IF([.L468]+[.M468]&gt;0; ((([.M468]-[.L468]))*100)/(([.M468]+[.L468])/2);0)" office:value-type="float" office:value="-0.499438363921622" calcext:value-type="float">
            <text:p>-0.4994383639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.69" calcext:value-type="float">
            <text:p>1123.69</text:p>
          </table:table-cell>
          <table:table-cell office:value-type="float" office:value="1121.61" calcext:value-type="float">
            <text:p>1121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8.h</text:p>
          </table:table-cell>
          <table:table-cell table:formula="of:=IF([.L469]+[.M469]&gt;0; ((([.M469]-[.L469]))*100)/(([.M469]+[.L469])/2);0)" office:value-type="float" office:value="-0.185275909678008" calcext:value-type="float">
            <text:p>-0.1852759097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7.63" calcext:value-type="float">
            <text:p>1227.63</text:p>
          </table:table-cell>
          <table:table-cell office:value-type="float" office:value="1228.35" calcext:value-type="float">
            <text:p>1228.3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19.h</text:p>
          </table:table-cell>
          <table:table-cell table:formula="of:=IF([.L470]+[.M470]&gt;0; ((([.M470]-[.L470]))*100)/(([.M470]+[.L470])/2);0)" office:value-type="float" office:value="0.0586323992866228" calcext:value-type="float">
            <text:p>0.0586323993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.1" calcext:value-type="float">
            <text:p>1225.1</text:p>
          </table:table-cell>
          <table:table-cell office:value-type="float" office:value="1232.35" calcext:value-type="float">
            <text:p>1232.3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0.h</text:p>
          </table:table-cell>
          <table:table-cell table:formula="of:=IF([.L471]+[.M471]&gt;0; ((([.M471]-[.L471]))*100)/(([.M471]+[.L471])/2);0)" office:value-type="float" office:value="0.590042523754298" calcext:value-type="float">
            <text:p>0.590042523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7.79" calcext:value-type="float">
            <text:p>1007.79</text:p>
          </table:table-cell>
          <table:table-cell office:value-type="float" office:value="1012.4" calcext:value-type="float">
            <text:p>1012.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1.h</text:p>
          </table:table-cell>
          <table:table-cell table:formula="of:=IF([.L472]+[.M472]&gt;0; ((([.M472]-[.L472]))*100)/(([.M472]+[.L472])/2);0)" office:value-type="float" office:value="0.456392715536659" calcext:value-type="float">
            <text:p>0.456392715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.03" calcext:value-type="float">
            <text:p>993.03</text:p>
          </table:table-cell>
          <table:table-cell office:value-type="float" office:value="1009.52" calcext:value-type="float">
            <text:p>1009.5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2.cfg</text:p>
          </table:table-cell>
          <table:table-cell office:value-type="string" calcext:value-type="string">
            <text:p>id2i_optionstruct_022.h</text:p>
          </table:table-cell>
          <table:table-cell table:formula="of:=IF([.L473]+[.M473]&gt;0; ((([.M473]-[.L473]))*100)/(([.M473]+[.L473])/2);0)" office:value-type="float" office:value="1.64690020224214" calcext:value-type="float">
            <text:p>1.6469002022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8.42" calcext:value-type="float">
            <text:p>1298.42</text:p>
          </table:table-cell>
          <table:table-cell office:value-type="float" office:value="1308.54" calcext:value-type="float">
            <text:p>1308.5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0.h</text:p>
          </table:table-cell>
          <table:table-cell table:formula="of:=IF([.L474]+[.M474]&gt;0; ((([.M474]-[.L474]))*100)/(([.M474]+[.L474])/2);0)" office:value-type="float" office:value="0.776383220302566" calcext:value-type="float">
            <text:p>0.7763832203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0.12" calcext:value-type="float">
            <text:p>1320.12</text:p>
          </table:table-cell>
          <table:table-cell office:value-type="float" office:value="1321.7" calcext:value-type="float">
            <text:p>1321.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1.h</text:p>
          </table:table-cell>
          <table:table-cell table:formula="of:=IF([.L475]+[.M475]&gt;0; ((([.M475]-[.L475]))*100)/(([.M475]+[.L475])/2);0)" office:value-type="float" office:value="0.119614508179979" calcext:value-type="float">
            <text:p>0.1196145082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1.77" calcext:value-type="float">
            <text:p>1371.77</text:p>
          </table:table-cell>
          <table:table-cell office:value-type="float" office:value="1372.57" calcext:value-type="float">
            <text:p>1372.5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2.h</text:p>
          </table:table-cell>
          <table:table-cell table:formula="of:=IF([.L476]+[.M476]&gt;0; ((([.M476]-[.L476]))*100)/(([.M476]+[.L476])/2);0)" office:value-type="float" office:value="0.0583018139151821" calcext:value-type="float">
            <text:p>0.0583018139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9.4" calcext:value-type="float">
            <text:p>1379.4</text:p>
          </table:table-cell>
          <table:table-cell office:value-type="float" office:value="1392.3" calcext:value-type="float">
            <text:p>1392.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3.h</text:p>
          </table:table-cell>
          <table:table-cell table:formula="of:=IF([.L477]+[.M477]&gt;0; ((([.M477]-[.L477]))*100)/(([.M477]+[.L477])/2);0)" office:value-type="float" office:value="0.93083667063534" calcext:value-type="float">
            <text:p>0.930836670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3.22" calcext:value-type="float">
            <text:p>1383.22</text:p>
          </table:table-cell>
          <table:table-cell office:value-type="float" office:value="1393.88" calcext:value-type="float">
            <text:p>1393.8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4.h</text:p>
          </table:table-cell>
          <table:table-cell table:formula="of:=IF([.L478]+[.M478]&gt;0; ((([.M478]-[.L478]))*100)/(([.M478]+[.L478])/2);0)" office:value-type="float" office:value="0.767707320586229" calcext:value-type="float">
            <text:p>0.7677073206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394.58" calcext:value-type="float">
            <text:p>1394.5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5.h</text:p>
          </table:table-cell>
          <table:table-cell table:formula="of:=IF([.L479]+[.M479]&gt;0; ((([.M479]-[.L479]))*100)/(([.M479]+[.L479])/2);0)" office:value-type="float" office:value="-0.145457672175665" calcext:value-type="float">
            <text:p>-0.1454576722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2.05" calcext:value-type="float">
            <text:p>1412.05</text:p>
          </table:table-cell>
          <table:table-cell office:value-type="float" office:value="1414.73" calcext:value-type="float">
            <text:p>1414.7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6.h</text:p>
          </table:table-cell>
          <table:table-cell table:formula="of:=IF([.L480]+[.M480]&gt;0; ((([.M480]-[.L480]))*100)/(([.M480]+[.L480])/2);0)" office:value-type="float" office:value="0.189615039019666" calcext:value-type="float">
            <text:p>0.189615039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0.8" calcext:value-type="float">
            <text:p>1410.8</text:p>
          </table:table-cell>
          <table:table-cell office:value-type="float" office:value="1442.8" calcext:value-type="float">
            <text:p>1442.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7.h</text:p>
          </table:table-cell>
          <table:table-cell table:formula="of:=IF([.L481]+[.M481]&gt;0; ((([.M481]-[.L481]))*100)/(([.M481]+[.L481])/2);0)" office:value-type="float" office:value="2.24278104850014" calcext:value-type="float">
            <text:p>2.242781048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1424.88" calcext:value-type="float">
            <text:p>1424.8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8.h</text:p>
          </table:table-cell>
          <table:table-cell table:formula="of:=IF([.L482]+[.M482]&gt;0; ((([.M482]-[.L482]))*100)/(([.M482]+[.L482])/2);0)" office:value-type="float" office:value="1.9208899438471" calcext:value-type="float">
            <text:p>1.9208899438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3.98" calcext:value-type="float">
            <text:p>1493.98</text:p>
          </table:table-cell>
          <table:table-cell office:value-type="float" office:value="1522.06" calcext:value-type="float">
            <text:p>1522.0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09.h</text:p>
          </table:table-cell>
          <table:table-cell table:formula="of:=IF([.L483]+[.M483]&gt;0; ((([.M483]-[.L483]))*100)/(([.M483]+[.L483])/2);0)" office:value-type="float" office:value="1.86204426996989" calcext:value-type="float">
            <text:p>1.86204427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5.42" calcext:value-type="float">
            <text:p>1635.42</text:p>
          </table:table-cell>
          <table:table-cell office:value-type="float" office:value="1669.65" calcext:value-type="float">
            <text:p>1669.6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1.h</text:p>
          </table:table-cell>
          <table:table-cell table:formula="of:=IF([.L484]+[.M484]&gt;0; ((([.M484]-[.L484]))*100)/(([.M484]+[.L484])/2);0)" office:value-type="float" office:value="2.07136308761993" calcext:value-type="float">
            <text:p>2.0713630876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8.82" calcext:value-type="float">
            <text:p>1688.82</text:p>
          </table:table-cell>
          <table:table-cell office:value-type="float" office:value="1702.51" calcext:value-type="float">
            <text:p>1702.5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2.h</text:p>
          </table:table-cell>
          <table:table-cell table:formula="of:=IF([.L485]+[.M485]&gt;0; ((([.M485]-[.L485]))*100)/(([.M485]+[.L485])/2);0)" office:value-type="float" office:value="0.807352867459083" calcext:value-type="float">
            <text:p>0.8073528675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3.75" calcext:value-type="float">
            <text:p>1343.75</text:p>
          </table:table-cell>
          <table:table-cell office:value-type="float" office:value="1344.07" calcext:value-type="float">
            <text:p>1344.0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3.h</text:p>
          </table:table-cell>
          <table:table-cell table:formula="of:=IF([.L486]+[.M486]&gt;0; ((([.M486]-[.L486]))*100)/(([.M486]+[.L486])/2);0)" office:value-type="float" office:value="0.0238111183040484" calcext:value-type="float">
            <text:p>0.0238111183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7.48" calcext:value-type="float">
            <text:p>1317.48</text:p>
          </table:table-cell>
          <table:table-cell office:value-type="float" office:value="1316.92" calcext:value-type="float">
            <text:p>1316.9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4.h</text:p>
          </table:table-cell>
          <table:table-cell table:formula="of:=IF([.L487]+[.M487]&gt;0; ((([.M487]-[.L487]))*100)/(([.M487]+[.L487])/2);0)" office:value-type="float" office:value="-0.0425144245368923" calcext:value-type="float">
            <text:p>-0.0425144245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0.91" calcext:value-type="float">
            <text:p>1310.91</text:p>
          </table:table-cell>
          <table:table-cell office:value-type="float" office:value="1308.66" calcext:value-type="float">
            <text:p>1308.6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5.h</text:p>
          </table:table-cell>
          <table:table-cell table:formula="of:=IF([.L488]+[.M488]&gt;0; ((([.M488]-[.L488]))*100)/(([.M488]+[.L488])/2);0)" office:value-type="float" office:value="-0.171783918734754" calcext:value-type="float">
            <text:p>-0.1717839187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1.89" calcext:value-type="float">
            <text:p>1321.89</text:p>
          </table:table-cell>
          <table:table-cell office:value-type="float" office:value="1331.29" calcext:value-type="float">
            <text:p>1331.2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6.h</text:p>
          </table:table-cell>
          <table:table-cell table:formula="of:=IF([.L489]+[.M489]&gt;0; ((([.M489]-[.L489]))*100)/(([.M489]+[.L489])/2);0)" office:value-type="float" office:value="0.708583661869897" calcext:value-type="float">
            <text:p>0.7085836619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8.73" calcext:value-type="float">
            <text:p>1378.73</text:p>
          </table:table-cell>
          <table:table-cell office:value-type="float" office:value="1362.11" calcext:value-type="float">
            <text:p>1362.1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7.h</text:p>
          </table:table-cell>
          <table:table-cell table:formula="of:=IF([.L490]+[.M490]&gt;0; ((([.M490]-[.L490]))*100)/(([.M490]+[.L490])/2);0)" office:value-type="float" office:value="-1.21276688898295" calcext:value-type="float">
            <text:p>-1.212766889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.22" calcext:value-type="float">
            <text:p>1041.22</text:p>
          </table:table-cell>
          <table:table-cell office:value-type="float" office:value="1028.61" calcext:value-type="float">
            <text:p>1028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8.h</text:p>
          </table:table-cell>
          <table:table-cell table:formula="of:=IF([.L491]+[.M491]&gt;0; ((([.M491]-[.L491]))*100)/(([.M491]+[.L491])/2);0)" office:value-type="float" office:value="-1.21845755448516" calcext:value-type="float">
            <text:p>-1.218457554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0.47" calcext:value-type="float">
            <text:p>1410.47</text:p>
          </table:table-cell>
          <table:table-cell office:value-type="float" office:value="1406.34" calcext:value-type="float">
            <text:p>1406.3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19.h</text:p>
          </table:table-cell>
          <table:table-cell table:formula="of:=IF([.L492]+[.M492]&gt;0; ((([.M492]-[.L492]))*100)/(([.M492]+[.L492])/2);0)" office:value-type="float" office:value="-0.29323951562229" calcext:value-type="float">
            <text:p>-0.2932395156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2.81" calcext:value-type="float">
            <text:p>1402.81</text:p>
          </table:table-cell>
          <table:table-cell office:value-type="float" office:value="1391.21" calcext:value-type="float">
            <text:p>1391.2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0.h</text:p>
          </table:table-cell>
          <table:table-cell table:formula="of:=IF([.L493]+[.M493]&gt;0; ((([.M493]-[.L493]))*100)/(([.M493]+[.L493])/2);0)" office:value-type="float" office:value="-0.830344807839594" calcext:value-type="float">
            <text:p>-0.8303448078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2.75" calcext:value-type="float">
            <text:p>1482.75</text:p>
          </table:table-cell>
          <table:table-cell office:value-type="float" office:value="1521.4" calcext:value-type="float">
            <text:p>1521.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1.h</text:p>
          </table:table-cell>
          <table:table-cell table:formula="of:=IF([.L494]+[.M494]&gt;0; ((([.M494]-[.L494]))*100)/(([.M494]+[.L494])/2);0)" office:value-type="float" office:value="2.57310720170431" calcext:value-type="float">
            <text:p>2.5731072017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2.34" calcext:value-type="float">
            <text:p>1442.34</text:p>
          </table:table-cell>
          <table:table-cell office:value-type="float" office:value="1435.25" calcext:value-type="float">
            <text:p>1435.2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cC.cfg</text:p>
          </table:table-cell>
          <table:table-cell office:value-type="string" calcext:value-type="string">
            <text:p>id2i_optionstruct_022.h</text:p>
          </table:table-cell>
          <table:table-cell table:formula="of:=IF([.L495]+[.M495]&gt;0; ((([.M495]-[.L495]))*100)/(([.M495]+[.L495])/2);0)" office:value-type="float" office:value="-0.492773466685658" calcext:value-type="float">
            <text:p>-0.4927734667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1.69" calcext:value-type="float">
            <text:p>1081.69</text:p>
          </table:table-cell>
          <table:table-cell office:value-type="float" office:value="1073.12" calcext:value-type="float">
            <text:p>1073.1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0.h</text:p>
          </table:table-cell>
          <table:table-cell table:formula="of:=IF([.L496]+[.M496]&gt;0; ((([.M496]-[.L496]))*100)/(([.M496]+[.L496])/2);0)" office:value-type="float" office:value="-0.795429759468367" calcext:value-type="float">
            <text:p>-0.7954297595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6.41" calcext:value-type="float">
            <text:p>1156.41</text:p>
          </table:table-cell>
          <table:table-cell office:value-type="float" office:value="1145.79" calcext:value-type="float">
            <text:p>1145.7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1.h</text:p>
          </table:table-cell>
          <table:table-cell table:formula="of:=IF([.L497]+[.M497]&gt;0; ((([.M497]-[.L497]))*100)/(([.M497]+[.L497])/2);0)" office:value-type="float" office:value="-0.922595777951535" calcext:value-type="float">
            <text:p>-0.922595778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4.29" calcext:value-type="float">
            <text:p>1294.29</text:p>
          </table:table-cell>
          <table:table-cell office:value-type="float" office:value="1278.48" calcext:value-type="float">
            <text:p>1278.4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2.h</text:p>
          </table:table-cell>
          <table:table-cell table:formula="of:=IF([.L498]+[.M498]&gt;0; ((([.M498]-[.L498]))*100)/(([.M498]+[.L498])/2);0)" office:value-type="float" office:value="-1.22902552501778" calcext:value-type="float">
            <text:p>-1.22902552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.43" calcext:value-type="float">
            <text:p>1012.43</text:p>
          </table:table-cell>
          <table:table-cell office:value-type="float" office:value="1002.96" calcext:value-type="float">
            <text:p>1002.9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3.h</text:p>
          </table:table-cell>
          <table:table-cell table:formula="of:=IF([.L499]+[.M499]&gt;0; ((([.M499]-[.L499]))*100)/(([.M499]+[.L499])/2);0)" office:value-type="float" office:value="-0.939768481534583" calcext:value-type="float">
            <text:p>-0.939768481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09.07" calcext:value-type="float">
            <text:p>1009.0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4.h</text:p>
          </table:table-cell>
          <table:table-cell table:formula="of:=IF([.L500]+[.M500]&gt;0; ((([.M500]-[.L500]))*100)/(([.M500]+[.L500])/2);0)" office:value-type="float" office:value="-0.569198082909234" calcext:value-type="float">
            <text:p>-0.5691980829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6.36" calcext:value-type="float">
            <text:p>1286.36</text:p>
          </table:table-cell>
          <table:table-cell office:value-type="float" office:value="1283.11" calcext:value-type="float">
            <text:p>1283.1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5.h</text:p>
          </table:table-cell>
          <table:table-cell table:formula="of:=IF([.L501]+[.M501]&gt;0; ((([.M501]-[.L501]))*100)/(([.M501]+[.L501])/2);0)" office:value-type="float" office:value="-0.252970456942482" calcext:value-type="float">
            <text:p>-0.2529704569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3.38" calcext:value-type="float">
            <text:p>1033.38</text:p>
          </table:table-cell>
          <table:table-cell office:value-type="float" office:value="1046.78" calcext:value-type="float">
            <text:p>1046.7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6.h</text:p>
          </table:table-cell>
          <table:table-cell table:formula="of:=IF([.L502]+[.M502]&gt;0; ((([.M502]-[.L502]))*100)/(([.M502]+[.L502])/2);0)" office:value-type="float" office:value="1.28836243365894" calcext:value-type="float">
            <text:p>1.2883624337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1.94" calcext:value-type="float">
            <text:p>991.94</text:p>
          </table:table-cell>
          <table:table-cell office:value-type="float" office:value="984.92" calcext:value-type="float">
            <text:p>984.9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7.h</text:p>
          </table:table-cell>
          <table:table-cell table:formula="of:=IF([.L503]+[.M503]&gt;0; ((([.M503]-[.L503]))*100)/(([.M503]+[.L503])/2);0)" office:value-type="float" office:value="-0.710217213156227" calcext:value-type="float">
            <text:p>-0.7102172132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.9" calcext:value-type="float">
            <text:p>1009.9</text:p>
          </table:table-cell>
          <table:table-cell office:value-type="float" office:value="1007.15" calcext:value-type="float">
            <text:p>1007.1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8.h</text:p>
          </table:table-cell>
          <table:table-cell table:formula="of:=IF([.L504]+[.M504]&gt;0; ((([.M504]-[.L504]))*100)/(([.M504]+[.L504])/2);0)" office:value-type="float" office:value="-0.272675441858159" calcext:value-type="float">
            <text:p>-0.272675441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0.3" calcext:value-type="float">
            <text:p>1080.3</text:p>
          </table:table-cell>
          <table:table-cell office:value-type="float" office:value="1078.76" calcext:value-type="float">
            <text:p>1078.7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09.h</text:p>
          </table:table-cell>
          <table:table-cell table:formula="of:=IF([.L505]+[.M505]&gt;0; ((([.M505]-[.L505]))*100)/(([.M505]+[.L505])/2);0)" office:value-type="float" office:value="-0.142654673793221" calcext:value-type="float">
            <text:p>-0.1426546738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.99" calcext:value-type="float">
            <text:p>1037.99</text:p>
          </table:table-cell>
          <table:table-cell office:value-type="float" office:value="1037.49" calcext:value-type="float">
            <text:p>1037.4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1.h</text:p>
          </table:table-cell>
          <table:table-cell table:formula="of:=IF([.L506]+[.M506]&gt;0; ((([.M506]-[.L506]))*100)/(([.M506]+[.L506])/2);0)" office:value-type="float" office:value="-0.0481816254553164" calcext:value-type="float">
            <text:p>-0.048181625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2.02" calcext:value-type="float">
            <text:p>1062.02</text:p>
          </table:table-cell>
          <table:table-cell office:value-type="float" office:value="1056.83" calcext:value-type="float">
            <text:p>1056.8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2.h</text:p>
          </table:table-cell>
          <table:table-cell table:formula="of:=IF([.L507]+[.M507]&gt;0; ((([.M507]-[.L507]))*100)/(([.M507]+[.L507])/2);0)" office:value-type="float" office:value="-0.489888382849192" calcext:value-type="float">
            <text:p>-0.4898883828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056.71" calcext:value-type="float">
            <text:p>1056.7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3.h</text:p>
          </table:table-cell>
          <table:table-cell table:formula="of:=IF([.L508]+[.M508]&gt;0; ((([.M508]-[.L508]))*100)/(([.M508]+[.L508])/2);0)" office:value-type="float" office:value="-0.583128892243825" calcext:value-type="float">
            <text:p>-0.5831288922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3.18" calcext:value-type="float">
            <text:p>1083.18</text:p>
          </table:table-cell>
          <table:table-cell office:value-type="float" office:value="1086.51" calcext:value-type="float">
            <text:p>1086.5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4.h</text:p>
          </table:table-cell>
          <table:table-cell table:formula="of:=IF([.L509]+[.M509]&gt;0; ((([.M509]-[.L509]))*100)/(([.M509]+[.L509])/2);0)" office:value-type="float" office:value="0.306956293295349" calcext:value-type="float">
            <text:p>0.3069562933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.33" calcext:value-type="float">
            <text:p>1139.33</text:p>
          </table:table-cell>
          <table:table-cell office:value-type="float" office:value="1136.49" calcext:value-type="float">
            <text:p>1136.4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5.h</text:p>
          </table:table-cell>
          <table:table-cell table:formula="of:=IF([.L510]+[.M510]&gt;0; ((([.M510]-[.L510]))*100)/(([.M510]+[.L510])/2);0)" office:value-type="float" office:value="-0.249580371031094" calcext:value-type="float">
            <text:p>-0.249580371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3.17" calcext:value-type="float">
            <text:p>1133.17</text:p>
          </table:table-cell>
          <table:table-cell office:value-type="float" office:value="1143.57" calcext:value-type="float">
            <text:p>1143.5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6.h</text:p>
          </table:table-cell>
          <table:table-cell table:formula="of:=IF([.L511]+[.M511]&gt;0; ((([.M511]-[.L511]))*100)/(([.M511]+[.L511])/2);0)" office:value-type="float" office:value="0.913586970844265" calcext:value-type="float">
            <text:p>0.9135869708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8.52" calcext:value-type="float">
            <text:p>1008.52</text:p>
          </table:table-cell>
          <table:table-cell office:value-type="float" office:value="1003.97" calcext:value-type="float">
            <text:p>1003.9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7.h</text:p>
          </table:table-cell>
          <table:table-cell table:formula="of:=IF([.L512]+[.M512]&gt;0; ((([.M512]-[.L512]))*100)/(([.M512]+[.L512])/2);0)" office:value-type="float" office:value="-0.452176159881535" calcext:value-type="float">
            <text:p>-0.4521761599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1011.95" calcext:value-type="float">
            <text:p>1011.9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8.h</text:p>
          </table:table-cell>
          <table:table-cell table:formula="of:=IF([.L513]+[.M513]&gt;0; ((([.M513]-[.L513]))*100)/(([.M513]+[.L513])/2);0)" office:value-type="float" office:value="0.189912857693951" calcext:value-type="float">
            <text:p>0.1899128577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.23" calcext:value-type="float">
            <text:p>1270.23</text:p>
          </table:table-cell>
          <table:table-cell office:value-type="float" office:value="1267.88" calcext:value-type="float">
            <text:p>1267.8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19.h</text:p>
          </table:table-cell>
          <table:table-cell table:formula="of:=IF([.L514]+[.M514]&gt;0; ((([.M514]-[.L514]))*100)/(([.M514]+[.L514])/2);0)" office:value-type="float" office:value="-0.185177159382368" calcext:value-type="float">
            <text:p>-0.1851771594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6.68" calcext:value-type="float">
            <text:p>1036.68</text:p>
          </table:table-cell>
          <table:table-cell office:value-type="float" office:value="1046.53" calcext:value-type="float">
            <text:p>1046.5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0.h</text:p>
          </table:table-cell>
          <table:table-cell table:formula="of:=IF([.L515]+[.M515]&gt;0; ((([.M515]-[.L515]))*100)/(([.M515]+[.L515])/2);0)" office:value-type="float" office:value="0.945655982834175" calcext:value-type="float">
            <text:p>0.9456559828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.64" calcext:value-type="float">
            <text:p>1022.64</text:p>
          </table:table-cell>
          <table:table-cell office:value-type="float" office:value="1018.55" calcext:value-type="float">
            <text:p>1018.5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1.h</text:p>
          </table:table-cell>
          <table:table-cell table:formula="of:=IF([.L516]+[.M516]&gt;0; ((([.M516]-[.L516]))*100)/(([.M516]+[.L516])/2);0)" office:value-type="float" office:value="-0.400746623293278" calcext:value-type="float">
            <text:p>-0.4007466233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7.78" calcext:value-type="float">
            <text:p>1287.78</text:p>
          </table:table-cell>
          <table:table-cell office:value-type="float" office:value="1274.01" calcext:value-type="float">
            <text:p>1274.0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dotlock.cfg</text:p>
          </table:table-cell>
          <table:table-cell office:value-type="string" calcext:value-type="string">
            <text:p>id2i_optionstruct_022.h</text:p>
          </table:table-cell>
          <table:table-cell table:formula="of:=IF([.L517]+[.M517]&gt;0; ((([.M517]-[.L517]))*100)/(([.M517]+[.L517])/2);0)" office:value-type="float" office:value="-1.07502956916843" calcext:value-type="float">
            <text:p>-1.0750295692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.08" calcext:value-type="float">
            <text:p>1004.08</text:p>
          </table:table-cell>
          <table:table-cell office:value-type="float" office:value="1006.39" calcext:value-type="float">
            <text:p>1006.3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0.h</text:p>
          </table:table-cell>
          <table:table-cell table:formula="of:=IF([.L518]+[.M518]&gt;0; ((([.M518]-[.L518]))*100)/(([.M518]+[.L518])/2);0)" office:value-type="float" office:value="0.22979701263883" calcext:value-type="float">
            <text:p>0.2297970126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9.85" calcext:value-type="float">
            <text:p>1079.85</text:p>
          </table:table-cell>
          <table:table-cell office:value-type="float" office:value="1063.66" calcext:value-type="float">
            <text:p>1063.6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1.h</text:p>
          </table:table-cell>
          <table:table-cell table:formula="of:=IF([.L519]+[.M519]&gt;0; ((([.M519]-[.L519]))*100)/(([.M519]+[.L519])/2);0)" office:value-type="float" office:value="-1.51060643523938" calcext:value-type="float">
            <text:p>-1.5106064352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3.2" calcext:value-type="float">
            <text:p>1043.2</text:p>
          </table:table-cell>
          <table:table-cell office:value-type="float" office:value="1053.51" calcext:value-type="float">
            <text:p>1053.5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2.h</text:p>
          </table:table-cell>
          <table:table-cell table:formula="of:=IF([.L520]+[.M520]&gt;0; ((([.M520]-[.L520]))*100)/(([.M520]+[.L520])/2);0)" office:value-type="float" office:value="0.983445493177401" calcext:value-type="float">
            <text:p>0.9834454932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4.65" calcext:value-type="float">
            <text:p>1064.65</text:p>
          </table:table-cell>
          <table:table-cell office:value-type="float" office:value="1078.68" calcext:value-type="float">
            <text:p>1078.6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3.h</text:p>
          </table:table-cell>
          <table:table-cell table:formula="of:=IF([.L521]+[.M521]&gt;0; ((([.M521]-[.L521]))*100)/(([.M521]+[.L521])/2);0)" office:value-type="float" office:value="1.30917777477103" calcext:value-type="float">
            <text:p>1.3091777748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.72" calcext:value-type="float">
            <text:p>1057.72</text:p>
          </table:table-cell>
          <table:table-cell office:value-type="float" office:value="1052.48" calcext:value-type="float">
            <text:p>1052.4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4.h</text:p>
          </table:table-cell>
          <table:table-cell table:formula="of:=IF([.L522]+[.M522]&gt;0; ((([.M522]-[.L522]))*100)/(([.M522]+[.L522])/2);0)" office:value-type="float" office:value="-0.496635390010426" calcext:value-type="float">
            <text:p>-0.49663539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3.72" calcext:value-type="float">
            <text:p>1083.72</text:p>
          </table:table-cell>
          <table:table-cell office:value-type="float" office:value="1072.58" calcext:value-type="float">
            <text:p>1072.5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5.h</text:p>
          </table:table-cell>
          <table:table-cell table:formula="of:=IF([.L523]+[.M523]&gt;0; ((([.M523]-[.L523]))*100)/(([.M523]+[.L523])/2);0)" office:value-type="float" office:value="-1.03325140286603" calcext:value-type="float">
            <text:p>-1.033251402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0.54" calcext:value-type="float">
            <text:p>1140.54</text:p>
          </table:table-cell>
          <table:table-cell office:value-type="float" office:value="1141.63" calcext:value-type="float">
            <text:p>1141.6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6.h</text:p>
          </table:table-cell>
          <table:table-cell table:formula="of:=IF([.L524]+[.M524]&gt;0; ((([.M524]-[.L524]))*100)/(([.M524]+[.L524])/2);0)" office:value-type="float" office:value="0.0955231205387982" calcext:value-type="float">
            <text:p>0.0955231205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.92" calcext:value-type="float">
            <text:p>1145.92</text:p>
          </table:table-cell>
          <table:table-cell office:value-type="float" office:value="1142.07" calcext:value-type="float">
            <text:p>1142.0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7.h</text:p>
          </table:table-cell>
          <table:table-cell table:formula="of:=IF([.L525]+[.M525]&gt;0; ((([.M525]-[.L525]))*100)/(([.M525]+[.L525])/2);0)" office:value-type="float" office:value="-0.336539932429787" calcext:value-type="float">
            <text:p>-0.3365399324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.68" calcext:value-type="float">
            <text:p>995.68</text:p>
          </table:table-cell>
          <table:table-cell office:value-type="float" office:value="993.65" calcext:value-type="float">
            <text:p>993.6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8.h</text:p>
          </table:table-cell>
          <table:table-cell table:formula="of:=IF([.L526]+[.M526]&gt;0; ((([.M526]-[.L526]))*100)/(([.M526]+[.L526])/2);0)" office:value-type="float" office:value="-0.204088813821736" calcext:value-type="float">
            <text:p>-0.2040888138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7.47" calcext:value-type="float">
            <text:p>1007.47</text:p>
          </table:table-cell>
          <table:table-cell office:value-type="float" office:value="1005.38" calcext:value-type="float">
            <text:p>1005.3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09.h</text:p>
          </table:table-cell>
          <table:table-cell table:formula="of:=IF([.L527]+[.M527]&gt;0; ((([.M527]-[.L527]))*100)/(([.M527]+[.L527])/2);0)" office:value-type="float" office:value="-0.207665747571854" calcext:value-type="float">
            <text:p>-0.2076657476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7.43" calcext:value-type="float">
            <text:p>997.43</text:p>
          </table:table-cell>
          <table:table-cell office:value-type="float" office:value="987.56" calcext:value-type="float">
            <text:p>987.5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1.h</text:p>
          </table:table-cell>
          <table:table-cell table:formula="of:=IF([.L528]+[.M528]&gt;0; ((([.M528]-[.L528]))*100)/(([.M528]+[.L528])/2);0)" office:value-type="float" office:value="-0.994463448178581" calcext:value-type="float">
            <text:p>-0.9944634482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2.89" calcext:value-type="float">
            <text:p>1032.89</text:p>
          </table:table-cell>
          <table:table-cell office:value-type="float" office:value="1035.6" calcext:value-type="float">
            <text:p>1035.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2.h</text:p>
          </table:table-cell>
          <table:table-cell table:formula="of:=IF([.L529]+[.M529]&gt;0; ((([.M529]-[.L529]))*100)/(([.M529]+[.L529])/2);0)" office:value-type="float" office:value="0.262026889180011" calcext:value-type="float">
            <text:p>0.2620268892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.4" calcext:value-type="float">
            <text:p>1002.4</text:p>
          </table:table-cell>
          <table:table-cell office:value-type="float" office:value="1006.54" calcext:value-type="float">
            <text:p>1006.5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3.h</text:p>
          </table:table-cell>
          <table:table-cell table:formula="of:=IF([.L530]+[.M530]&gt;0; ((([.M530]-[.L530]))*100)/(([.M530]+[.L530])/2);0)" office:value-type="float" office:value="0.412157655280893" calcext:value-type="float">
            <text:p>0.4121576553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6.5" calcext:value-type="float">
            <text:p>1276.5</text:p>
          </table:table-cell>
          <table:table-cell office:value-type="float" office:value="1264.8" calcext:value-type="float">
            <text:p>1264.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4.h</text:p>
          </table:table-cell>
          <table:table-cell table:formula="of:=IF([.L531]+[.M531]&gt;0; ((([.M531]-[.L531]))*100)/(([.M531]+[.L531])/2);0)" office:value-type="float" office:value="-0.920788572777716" calcext:value-type="float">
            <text:p>-0.9207885728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3.3" calcext:value-type="float">
            <text:p>1033.3</text:p>
          </table:table-cell>
          <table:table-cell office:value-type="float" office:value="1033.31" calcext:value-type="float">
            <text:p>1033.3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5.h</text:p>
          </table:table-cell>
          <table:table-cell table:formula="of:=IF([.L532]+[.M532]&gt;0; ((([.M532]-[.L532]))*100)/(([.M532]+[.L532])/2);0)" office:value-type="float" office:value="0.000967768471070101" calcext:value-type="float">
            <text:p>0.000967768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.03" calcext:value-type="float">
            <text:p>1074.03</text:p>
          </table:table-cell>
          <table:table-cell office:value-type="float" office:value="1065.2" calcext:value-type="float">
            <text:p>1065.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6.h</text:p>
          </table:table-cell>
          <table:table-cell table:formula="of:=IF([.L533]+[.M533]&gt;0; ((([.M533]-[.L533]))*100)/(([.M533]+[.L533])/2);0)" office:value-type="float" office:value="-0.825530681600382" calcext:value-type="float">
            <text:p>-0.8255306816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7.76" calcext:value-type="float">
            <text:p>1257.76</text:p>
          </table:table-cell>
          <table:table-cell office:value-type="float" office:value="1230.78" calcext:value-type="float">
            <text:p>1230.7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7.h</text:p>
          </table:table-cell>
          <table:table-cell table:formula="of:=IF([.L534]+[.M534]&gt;0; ((([.M534]-[.L534]))*100)/(([.M534]+[.L534])/2);0)" office:value-type="float" office:value="-2.16833966904289" calcext:value-type="float">
            <text:p>-2.168339669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.08" calcext:value-type="float">
            <text:p>1053.08</text:p>
          </table:table-cell>
          <table:table-cell office:value-type="float" office:value="1050.13" calcext:value-type="float">
            <text:p>1050.1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8.h</text:p>
          </table:table-cell>
          <table:table-cell table:formula="of:=IF([.L535]+[.M535]&gt;0; ((([.M535]-[.L535]))*100)/(([.M535]+[.L535])/2);0)" office:value-type="float" office:value="-0.280523580621984" calcext:value-type="float">
            <text:p>-0.2805235806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9.32" calcext:value-type="float">
            <text:p>1059.32</text:p>
          </table:table-cell>
          <table:table-cell office:value-type="float" office:value="1060.13" calcext:value-type="float">
            <text:p>1060.1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19.h</text:p>
          </table:table-cell>
          <table:table-cell table:formula="of:=IF([.L536]+[.M536]&gt;0; ((([.M536]-[.L536]))*100)/(([.M536]+[.L536])/2);0)" office:value-type="float" office:value="0.0764349241548678" calcext:value-type="float">
            <text:p>0.0764349242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5.85" calcext:value-type="float">
            <text:p>1075.85</text:p>
          </table:table-cell>
          <table:table-cell office:value-type="float" office:value="1078.93" calcext:value-type="float">
            <text:p>1078.9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0.h</text:p>
          </table:table-cell>
          <table:table-cell table:formula="of:=IF([.L537]+[.M537]&gt;0; ((([.M537]-[.L537]))*100)/(([.M537]+[.L537])/2);0)" office:value-type="float" office:value="0.285876052311619" calcext:value-type="float">
            <text:p>0.2858760523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.69" calcext:value-type="float">
            <text:p>1024.69</text:p>
          </table:table-cell>
          <table:table-cell office:value-type="float" office:value="1024.66" calcext:value-type="float">
            <text:p>1024.6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1.h</text:p>
          </table:table-cell>
          <table:table-cell table:formula="of:=IF([.L538]+[.M538]&gt;0; ((([.M538]-[.L538]))*100)/(([.M538]+[.L538])/2);0)" office:value-type="float" office:value="-0.00292775758166957" calcext:value-type="float">
            <text:p>-0.0029277576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68" calcext:value-type="float">
            <text:p>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3.56" calcext:value-type="float">
            <text:p>1003.56</text:p>
          </table:table-cell>
          <table:table-cell office:value-type="float" office:value="1006.22" calcext:value-type="float">
            <text:p>1006.2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intr1.cfg</text:p>
          </table:table-cell>
          <table:table-cell office:value-type="string" calcext:value-type="string">
            <text:p>id2i_optionstruct_022.h</text:p>
          </table:table-cell>
          <table:table-cell table:formula="of:=IF([.L539]+[.M539]&gt;0; ((([.M539]-[.L539]))*100)/(([.M539]+[.L539])/2);0)" office:value-type="float" office:value="0.264705589666539" calcext:value-type="float">
            <text:p>0.264705589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4.58" calcext:value-type="float">
            <text:p>1134.58</text:p>
          </table:table-cell>
          <table:table-cell office:value-type="float" office:value="1125.05" calcext:value-type="float">
            <text:p>1125.0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0.h</text:p>
          </table:table-cell>
          <table:table-cell table:formula="of:=IF([.L540]+[.M540]&gt;0; ((([.M540]-[.L540]))*100)/(([.M540]+[.L540])/2);0)" office:value-type="float" office:value="-0.843500927142937" calcext:value-type="float">
            <text:p>-0.8435009271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6.02" calcext:value-type="float">
            <text:p>1136.02</text:p>
          </table:table-cell>
          <table:table-cell office:value-type="float" office:value="1131.23" calcext:value-type="float">
            <text:p>1131.2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1.h</text:p>
          </table:table-cell>
          <table:table-cell table:formula="of:=IF([.L541]+[.M541]&gt;0; ((([.M541]-[.L541]))*100)/(([.M541]+[.L541])/2);0)" office:value-type="float" office:value="-0.422538317344798" calcext:value-type="float">
            <text:p>-0.4225383173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5.09" calcext:value-type="float">
            <text:p>1075.09</text:p>
          </table:table-cell>
          <table:table-cell office:value-type="float" office:value="1084.58" calcext:value-type="float">
            <text:p>1084.5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2.h</text:p>
          </table:table-cell>
          <table:table-cell table:formula="of:=IF([.L542]+[.M542]&gt;0; ((([.M542]-[.L542]))*100)/(([.M542]+[.L542])/2);0)" office:value-type="float" office:value="0.878837970615882" calcext:value-type="float">
            <text:p>0.8788379706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9.23" calcext:value-type="float">
            <text:p>989.23</text:p>
          </table:table-cell>
          <table:table-cell office:value-type="float" office:value="987.94" calcext:value-type="float">
            <text:p>987.9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3.h</text:p>
          </table:table-cell>
          <table:table-cell table:formula="of:=IF([.L543]+[.M543]&gt;0; ((([.M543]-[.L543]))*100)/(([.M543]+[.L543])/2);0)" office:value-type="float" office:value="-0.130489538077147" calcext:value-type="float">
            <text:p>-0.1304895381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1.21" calcext:value-type="float">
            <text:p>1031.21</text:p>
          </table:table-cell>
          <table:table-cell office:value-type="float" office:value="1035.02" calcext:value-type="float">
            <text:p>1035.0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4.h</text:p>
          </table:table-cell>
          <table:table-cell table:formula="of:=IF([.L544]+[.M544]&gt;0; ((([.M544]-[.L544]))*100)/(([.M544]+[.L544])/2);0)" office:value-type="float" office:value="0.368787598670036" calcext:value-type="float">
            <text:p>0.3687875987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.25" calcext:value-type="float">
            <text:p>1000.25</text:p>
          </table:table-cell>
          <table:table-cell office:value-type="float" office:value="994.61" calcext:value-type="float">
            <text:p>994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5.h</text:p>
          </table:table-cell>
          <table:table-cell table:formula="of:=IF([.L545]+[.M545]&gt;0; ((([.M545]-[.L545]))*100)/(([.M545]+[.L545])/2);0)" office:value-type="float" office:value="-0.565453214761937" calcext:value-type="float">
            <text:p>-0.5654532148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.17" calcext:value-type="float">
            <text:p>1028.17</text:p>
          </table:table-cell>
          <table:table-cell office:value-type="float" office:value="1022.84" calcext:value-type="float">
            <text:p>1022.8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6.h</text:p>
          </table:table-cell>
          <table:table-cell table:formula="of:=IF([.L546]+[.M546]&gt;0; ((([.M546]-[.L546]))*100)/(([.M546]+[.L546])/2);0)" office:value-type="float" office:value="-0.519743931038858" calcext:value-type="float">
            <text:p>-0.519743931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9.69" calcext:value-type="float">
            <text:p>1059.69</text:p>
          </table:table-cell>
          <table:table-cell office:value-type="float" office:value="1061.19" calcext:value-type="float">
            <text:p>1061.1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7.h</text:p>
          </table:table-cell>
          <table:table-cell table:formula="of:=IF([.L547]+[.M547]&gt;0; ((([.M547]-[.L547]))*100)/(([.M547]+[.L547])/2);0)" office:value-type="float" office:value="0.14145071856965" calcext:value-type="float">
            <text:p>0.1414507186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8.72" calcext:value-type="float">
            <text:p>1258.72</text:p>
          </table:table-cell>
          <table:table-cell office:value-type="float" office:value="1261.47" calcext:value-type="float">
            <text:p>1261.4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8.h</text:p>
          </table:table-cell>
          <table:table-cell table:formula="of:=IF([.L548]+[.M548]&gt;0; ((([.M548]-[.L548]))*100)/(([.M548]+[.L548])/2);0)" office:value-type="float" office:value="0.218237513838242" calcext:value-type="float">
            <text:p>0.2182375138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9.14" calcext:value-type="float">
            <text:p>1039.14</text:p>
          </table:table-cell>
          <table:table-cell office:value-type="float" office:value="1046.93" calcext:value-type="float">
            <text:p>1046.9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09.h</text:p>
          </table:table-cell>
          <table:table-cell table:formula="of:=IF([.L549]+[.M549]&gt;0; ((([.M549]-[.L549]))*100)/(([.M549]+[.L549])/2);0)" office:value-type="float" office:value="0.746858926114652" calcext:value-type="float">
            <text:p>0.7468589261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.81" calcext:value-type="float">
            <text:p>1046.81</text:p>
          </table:table-cell>
          <table:table-cell office:value-type="float" office:value="1042.73" calcext:value-type="float">
            <text:p>1042.7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1.h</text:p>
          </table:table-cell>
          <table:table-cell table:formula="of:=IF([.L550]+[.M550]&gt;0; ((([.M550]-[.L550]))*100)/(([.M550]+[.L550])/2);0)" office:value-type="float" office:value="-0.390516573025635" calcext:value-type="float">
            <text:p>-0.390516573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4.43" calcext:value-type="float">
            <text:p>1224.43</text:p>
          </table:table-cell>
          <table:table-cell office:value-type="float" office:value="1213.94" calcext:value-type="float">
            <text:p>1213.9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2.h</text:p>
          </table:table-cell>
          <table:table-cell table:formula="of:=IF([.L551]+[.M551]&gt;0; ((([.M551]-[.L551]))*100)/(([.M551]+[.L551])/2);0)" office:value-type="float" office:value="-0.860410848230581" calcext:value-type="float">
            <text:p>-0.86041084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3.22" calcext:value-type="float">
            <text:p>1063.22</text:p>
          </table:table-cell>
          <table:table-cell office:value-type="float" office:value="1061.4" calcext:value-type="float">
            <text:p>1061.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3.h</text:p>
          </table:table-cell>
          <table:table-cell table:formula="of:=IF([.L552]+[.M552]&gt;0; ((([.M552]-[.L552]))*100)/(([.M552]+[.L552])/2);0)" office:value-type="float" office:value="-0.171324754544336" calcext:value-type="float">
            <text:p>-0.171324754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.99" calcext:value-type="float">
            <text:p>993.99</text:p>
          </table:table-cell>
          <table:table-cell office:value-type="float" office:value="995.16" calcext:value-type="float">
            <text:p>995.1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4.h</text:p>
          </table:table-cell>
          <table:table-cell table:formula="of:=IF([.L553]+[.M553]&gt;0; ((([.M553]-[.L553]))*100)/(([.M553]+[.L553])/2);0)" office:value-type="float" office:value="0.117638187165368" calcext:value-type="float">
            <text:p>0.1176381872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4.68" calcext:value-type="float">
            <text:p>994.68</text:p>
          </table:table-cell>
          <table:table-cell office:value-type="float" office:value="995.35" calcext:value-type="float">
            <text:p>995.3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5.h</text:p>
          </table:table-cell>
          <table:table-cell table:formula="of:=IF([.L554]+[.M554]&gt;0; ((([.M554]-[.L554]))*100)/(([.M554]+[.L554])/2);0)" office:value-type="float" office:value="0.0673356683065153" calcext:value-type="float">
            <text:p>0.0673356683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9.48" calcext:value-type="float">
            <text:p>1129.48</text:p>
          </table:table-cell>
          <table:table-cell office:value-type="float" office:value="1128.97" calcext:value-type="float">
            <text:p>1128.9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6.h</text:p>
          </table:table-cell>
          <table:table-cell table:formula="of:=IF([.L555]+[.M555]&gt;0; ((([.M555]-[.L555]))*100)/(([.M555]+[.L555])/2);0)" office:value-type="float" office:value="-0.0451637184794874" calcext:value-type="float">
            <text:p>-0.045163718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8.12" calcext:value-type="float">
            <text:p>1118.12</text:p>
          </table:table-cell>
          <table:table-cell office:value-type="float" office:value="1096.89" calcext:value-type="float">
            <text:p>1096.8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7.h</text:p>
          </table:table-cell>
          <table:table-cell table:formula="of:=IF([.L556]+[.M556]&gt;0; ((([.M556]-[.L556]))*100)/(([.M556]+[.L556])/2);0)" office:value-type="float" office:value="-1.9169213683008" calcext:value-type="float">
            <text:p>-1.9169213683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0.64" calcext:value-type="float">
            <text:p>980.64</text:p>
          </table:table-cell>
          <table:table-cell office:value-type="float" office:value="985.34" calcext:value-type="float">
            <text:p>985.3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8.h</text:p>
          </table:table-cell>
          <table:table-cell table:formula="of:=IF([.L557]+[.M557]&gt;0; ((([.M557]-[.L557]))*100)/(([.M557]+[.L557])/2);0)" office:value-type="float" office:value="0.478133043062498" calcext:value-type="float">
            <text:p>0.4781330431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.45" calcext:value-type="float">
            <text:p>1074.45</text:p>
          </table:table-cell>
          <table:table-cell office:value-type="float" office:value="1073.13" calcext:value-type="float">
            <text:p>1073.1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19.h</text:p>
          </table:table-cell>
          <table:table-cell table:formula="of:=IF([.L558]+[.M558]&gt;0; ((([.M558]-[.L558]))*100)/(([.M558]+[.L558])/2);0)" office:value-type="float" office:value="-0.122929064342184" calcext:value-type="float">
            <text:p>-0.1229290643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.64" calcext:value-type="float">
            <text:p>1113.64</text:p>
          </table:table-cell>
          <table:table-cell office:value-type="float" office:value="1132.7" calcext:value-type="float">
            <text:p>1132.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0.h</text:p>
          </table:table-cell>
          <table:table-cell table:formula="of:=IF([.L559]+[.M559]&gt;0; ((([.M559]-[.L559]))*100)/(([.M559]+[.L559])/2);0)" office:value-type="float" office:value="1.69698264732854" calcext:value-type="float">
            <text:p>1.6969826473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1.56" calcext:value-type="float">
            <text:p>1031.56</text:p>
          </table:table-cell>
          <table:table-cell office:value-type="float" office:value="1029.7" calcext:value-type="float">
            <text:p>1029.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1.h</text:p>
          </table:table-cell>
          <table:table-cell table:formula="of:=IF([.L560]+[.M560]&gt;0; ((([.M560]-[.L560]))*100)/(([.M560]+[.L560])/2);0)" office:value-type="float" office:value="-0.180472138400774" calcext:value-type="float">
            <text:p>-0.1804721384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1.42" calcext:value-type="float">
            <text:p>1031.42</text:p>
          </table:table-cell>
          <table:table-cell office:value-type="float" office:value="1030.35" calcext:value-type="float">
            <text:p>1030.3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excl.cfg</text:p>
          </table:table-cell>
          <table:table-cell office:value-type="string" calcext:value-type="string">
            <text:p>id2i_optionstruct_022.h</text:p>
          </table:table-cell>
          <table:table-cell table:formula="of:=IF([.L561]+[.M561]&gt;0; ((([.M561]-[.L561]))*100)/(([.M561]+[.L561])/2);0)" office:value-type="float" office:value="-0.103794312653707" calcext:value-type="float">
            <text:p>-0.103794312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0.35" calcext:value-type="float">
            <text:p>1020.35</text:p>
          </table:table-cell>
          <table:table-cell office:value-type="float" office:value="1022.98" calcext:value-type="float">
            <text:p>1022.9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0.h</text:p>
          </table:table-cell>
          <table:table-cell table:formula="of:=IF([.L562]+[.M562]&gt;0; ((([.M562]-[.L562]))*100)/(([.M562]+[.L562])/2);0)" office:value-type="float" office:value="0.25742293217444" calcext:value-type="float">
            <text:p>0.2574229322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1.05" calcext:value-type="float">
            <text:p>1061.05</text:p>
          </table:table-cell>
          <table:table-cell office:value-type="float" office:value="1064.59" calcext:value-type="float">
            <text:p>1064.5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1.h</text:p>
          </table:table-cell>
          <table:table-cell table:formula="of:=IF([.L563]+[.M563]&gt;0; ((([.M563]-[.L563]))*100)/(([.M563]+[.L563])/2);0)" office:value-type="float" office:value="0.333076155887165" calcext:value-type="float">
            <text:p>0.3330761559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9.16" calcext:value-type="float">
            <text:p>1059.16</text:p>
          </table:table-cell>
          <table:table-cell office:value-type="float" office:value="1045.38" calcext:value-type="float">
            <text:p>1045.3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2.h</text:p>
          </table:table-cell>
          <table:table-cell table:formula="of:=IF([.L564]+[.M564]&gt;0; ((([.M564]-[.L564]))*100)/(([.M564]+[.L564])/2);0)" office:value-type="float" office:value="-1.30954983036673" calcext:value-type="float">
            <text:p>-1.3095498304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3.82" calcext:value-type="float">
            <text:p>1043.82</text:p>
          </table:table-cell>
          <table:table-cell office:value-type="float" office:value="1045.94" calcext:value-type="float">
            <text:p>1045.9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3.h</text:p>
          </table:table-cell>
          <table:table-cell table:formula="of:=IF([.L565]+[.M565]&gt;0; ((([.M565]-[.L565]))*100)/(([.M565]+[.L565])/2);0)" office:value-type="float" office:value="0.202894112242565" calcext:value-type="float">
            <text:p>0.2028941122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.87" calcext:value-type="float">
            <text:p>1074.87</text:p>
          </table:table-cell>
          <table:table-cell office:value-type="float" office:value="1083.62" calcext:value-type="float">
            <text:p>1083.6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4.h</text:p>
          </table:table-cell>
          <table:table-cell table:formula="of:=IF([.L566]+[.M566]&gt;0; ((([.M566]-[.L566]))*100)/(([.M566]+[.L566])/2);0)" office:value-type="float" office:value="0.810751960861528" calcext:value-type="float">
            <text:p>0.8107519609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.13" calcext:value-type="float">
            <text:p>993.13</text:p>
          </table:table-cell>
          <table:table-cell office:value-type="float" office:value="990.33" calcext:value-type="float">
            <text:p>990.3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5.h</text:p>
          </table:table-cell>
          <table:table-cell table:formula="of:=IF([.L567]+[.M567]&gt;0; ((([.M567]-[.L567]))*100)/(([.M567]+[.L567])/2);0)" office:value-type="float" office:value="-0.282334909703241" calcext:value-type="float">
            <text:p>-0.2823349097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9.83" calcext:value-type="float">
            <text:p>999.83</text:p>
          </table:table-cell>
          <table:table-cell office:value-type="float" office:value="1001.61" calcext:value-type="float">
            <text:p>1001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6.h</text:p>
          </table:table-cell>
          <table:table-cell table:formula="of:=IF([.L568]+[.M568]&gt;0; ((([.M568]-[.L568]))*100)/(([.M568]+[.L568])/2);0)" office:value-type="float" office:value="0.177871932208807" calcext:value-type="float">
            <text:p>0.1778719322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1061.56" calcext:value-type="float">
            <text:p>1061.5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7.h</text:p>
          </table:table-cell>
          <table:table-cell table:formula="of:=IF([.L569]+[.M569]&gt;0; ((([.M569]-[.L569]))*100)/(([.M569]+[.L569])/2);0)" office:value-type="float" office:value="-1.62948013603917" calcext:value-type="float">
            <text:p>-1.629480136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1260.55" calcext:value-type="float">
            <text:p>1260.5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8.h</text:p>
          </table:table-cell>
          <table:table-cell table:formula="of:=IF([.L570]+[.M570]&gt;0; ((([.M570]-[.L570]))*100)/(([.M570]+[.L570])/2);0)" office:value-type="float" office:value="-0.0356923320973247" calcext:value-type="float">
            <text:p>-0.0356923321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1213.27" calcext:value-type="float">
            <text:p>1213.2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09.h</text:p>
          </table:table-cell>
          <table:table-cell table:formula="of:=IF([.L571]+[.M571]&gt;0; ((([.M571]-[.L571]))*100)/(([.M571]+[.L571])/2);0)" office:value-type="float" office:value="-1.51164407653107" calcext:value-type="float">
            <text:p>-1.511644076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5.39" calcext:value-type="float">
            <text:p>985.39</text:p>
          </table:table-cell>
          <table:table-cell office:value-type="float" office:value="988.95" calcext:value-type="float">
            <text:p>988.9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1.h</text:p>
          </table:table-cell>
          <table:table-cell table:formula="of:=IF([.L572]+[.M572]&gt;0; ((([.M572]-[.L572]))*100)/(([.M572]+[.L572])/2);0)" office:value-type="float" office:value="0.360626842387842" calcext:value-type="float">
            <text:p>0.3606268424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.55" calcext:value-type="float">
            <text:p>1124.55</text:p>
          </table:table-cell>
          <table:table-cell office:value-type="float" office:value="1129.35" calcext:value-type="float">
            <text:p>1129.3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2.h</text:p>
          </table:table-cell>
          <table:table-cell table:formula="of:=IF([.L573]+[.M573]&gt;0; ((([.M573]-[.L573]))*100)/(([.M573]+[.L573])/2);0)" office:value-type="float" office:value="0.425928390789295" calcext:value-type="float">
            <text:p>0.4259283908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3.53" calcext:value-type="float">
            <text:p>1093.53</text:p>
          </table:table-cell>
          <table:table-cell office:value-type="float" office:value="1088.4" calcext:value-type="float">
            <text:p>1088.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3.h</text:p>
          </table:table-cell>
          <table:table-cell table:formula="of:=IF([.L574]+[.M574]&gt;0; ((([.M574]-[.L574]))*100)/(([.M574]+[.L574])/2);0)" office:value-type="float" office:value="-0.470225900922567" calcext:value-type="float">
            <text:p>-0.4702259009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.08" calcext:value-type="float">
            <text:p>1065.08</text:p>
          </table:table-cell>
          <table:table-cell office:value-type="float" office:value="1061.45" calcext:value-type="float">
            <text:p>1061.4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4.h</text:p>
          </table:table-cell>
          <table:table-cell table:formula="of:=IF([.L575]+[.M575]&gt;0; ((([.M575]-[.L575]))*100)/(([.M575]+[.L575])/2);0)" office:value-type="float" office:value="-0.341401249923573" calcext:value-type="float">
            <text:p>-0.341401249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.54" calcext:value-type="float">
            <text:p>1002.54</text:p>
          </table:table-cell>
          <table:table-cell office:value-type="float" office:value="997.78" calcext:value-type="float">
            <text:p>997.7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5.h</text:p>
          </table:table-cell>
          <table:table-cell table:formula="of:=IF([.L576]+[.M576]&gt;0; ((([.M576]-[.L576]))*100)/(([.M576]+[.L576])/2);0)" office:value-type="float" office:value="-0.47592385218365" calcext:value-type="float">
            <text:p>-0.4759238522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6.11" calcext:value-type="float">
            <text:p>1026.11</text:p>
          </table:table-cell>
          <table:table-cell office:value-type="float" office:value="1040.18" calcext:value-type="float">
            <text:p>1040.1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6.h</text:p>
          </table:table-cell>
          <table:table-cell table:formula="of:=IF([.L577]+[.M577]&gt;0; ((([.M577]-[.L577]))*100)/(([.M577]+[.L577])/2);0)" office:value-type="float" office:value="1.36186111339649" calcext:value-type="float">
            <text:p>1.361861113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1.81" calcext:value-type="float">
            <text:p>1131.81</text:p>
          </table:table-cell>
          <table:table-cell office:value-type="float" office:value="1106.77" calcext:value-type="float">
            <text:p>1106.7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7.h</text:p>
          </table:table-cell>
          <table:table-cell table:formula="of:=IF([.L578]+[.M578]&gt;0; ((([.M578]-[.L578]))*100)/(([.M578]+[.L578])/2);0)" office:value-type="float" office:value="-2.23713246790376" calcext:value-type="float">
            <text:p>-2.2371324679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.42" calcext:value-type="float">
            <text:p>1026.42</text:p>
          </table:table-cell>
          <table:table-cell office:value-type="float" office:value="1024.85" calcext:value-type="float">
            <text:p>1024.8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8.h</text:p>
          </table:table-cell>
          <table:table-cell table:formula="of:=IF([.L579]+[.M579]&gt;0; ((([.M579]-[.L579]))*100)/(([.M579]+[.L579])/2);0)" office:value-type="float" office:value="-0.153075899320924" calcext:value-type="float">
            <text:p>-0.1530758993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9.58" calcext:value-type="float">
            <text:p>1059.58</text:p>
          </table:table-cell>
          <table:table-cell office:value-type="float" office:value="1060.25" calcext:value-type="float">
            <text:p>1060.2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19.h</text:p>
          </table:table-cell>
          <table:table-cell table:formula="of:=IF([.L580]+[.M580]&gt;0; ((([.M580]-[.L580]))*100)/(([.M580]+[.L580])/2);0)" office:value-type="float" office:value="0.0632126161060154" calcext:value-type="float">
            <text:p>0.063212616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9.25" calcext:value-type="float">
            <text:p>1039.2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0.h</text:p>
          </table:table-cell>
          <table:table-cell table:formula="of:=IF([.L581]+[.M581]&gt;0; ((([.M581]-[.L581]))*100)/(([.M581]+[.L581])/2);0)" office:value-type="float" office:value="0.168249008532628" calcext:value-type="float">
            <text:p>0.1682490085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8.36" calcext:value-type="float">
            <text:p>1068.36</text:p>
          </table:table-cell>
          <table:table-cell office:value-type="float" office:value="1084.93" calcext:value-type="float">
            <text:p>1084.9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1.h</text:p>
          </table:table-cell>
          <table:table-cell table:formula="of:=IF([.L582]+[.M582]&gt;0; ((([.M582]-[.L582]))*100)/(([.M582]+[.L582])/2);0)" office:value-type="float" office:value="1.53904025932412" calcext:value-type="float">
            <text:p>1.5390402593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8.93" calcext:value-type="float">
            <text:p>988.93</text:p>
          </table:table-cell>
          <table:table-cell office:value-type="float" office:value="991.03" calcext:value-type="float">
            <text:p>991.0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mmap2.cfg</text:p>
          </table:table-cell>
          <table:table-cell office:value-type="string" calcext:value-type="string">
            <text:p>id2i_optionstruct_022.h</text:p>
          </table:table-cell>
          <table:table-cell table:formula="of:=IF([.L583]+[.M583]&gt;0; ((([.M583]-[.L583]))*100)/(([.M583]+[.L583])/2);0)" office:value-type="float" office:value="0.2121254974848" calcext:value-type="float">
            <text:p>0.2121254975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3.58" calcext:value-type="float">
            <text:p>1083.58</text:p>
          </table:table-cell>
          <table:table-cell office:value-type="float" office:value="1081.75" calcext:value-type="float">
            <text:p>1081.7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0.h</text:p>
          </table:table-cell>
          <table:table-cell table:formula="of:=IF([.L584]+[.M584]&gt;0; ((([.M584]-[.L584]))*100)/(([.M584]+[.L584])/2);0)" office:value-type="float" office:value="-0.16902735379826" calcext:value-type="float">
            <text:p>-0.1690273538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.83" calcext:value-type="float">
            <text:p>1002.83</text:p>
          </table:table-cell>
          <table:table-cell office:value-type="float" office:value="998.84" calcext:value-type="float">
            <text:p>998.8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1.h</text:p>
          </table:table-cell>
          <table:table-cell table:formula="of:=IF([.L585]+[.M585]&gt;0; ((([.M585]-[.L585]))*100)/(([.M585]+[.L585])/2);0)" office:value-type="float" office:value="-0.398667112960679" calcext:value-type="float">
            <text:p>-0.398667113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5.82" calcext:value-type="float">
            <text:p>1075.82</text:p>
          </table:table-cell>
          <table:table-cell office:value-type="float" office:value="1063.89" calcext:value-type="float">
            <text:p>1063.8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2.h</text:p>
          </table:table-cell>
          <table:table-cell table:formula="of:=IF([.L586]+[.M586]&gt;0; ((([.M586]-[.L586]))*100)/(([.M586]+[.L586])/2);0)" office:value-type="float" office:value="-1.11510438330426" calcext:value-type="float">
            <text:p>-1.1151043833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1.43" calcext:value-type="float">
            <text:p>991.43</text:p>
          </table:table-cell>
          <table:table-cell office:value-type="float" office:value="984.11" calcext:value-type="float">
            <text:p>984.1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3.h</text:p>
          </table:table-cell>
          <table:table-cell table:formula="of:=IF([.L587]+[.M587]&gt;0; ((([.M587]-[.L587]))*100)/(([.M587]+[.L587])/2);0)" office:value-type="float" office:value="-0.741063202972345" calcext:value-type="float">
            <text:p>-0.741063203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.63" calcext:value-type="float">
            <text:p>1213.63</text:p>
          </table:table-cell>
          <table:table-cell office:value-type="float" office:value="1223.59" calcext:value-type="float">
            <text:p>1223.5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4.h</text:p>
          </table:table-cell>
          <table:table-cell table:formula="of:=IF([.L588]+[.M588]&gt;0; ((([.M588]-[.L588]))*100)/(([.M588]+[.L588])/2);0)" office:value-type="float" office:value="0.817324656781071" calcext:value-type="float">
            <text:p>0.8173246568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1.68" calcext:value-type="float">
            <text:p>1261.68</text:p>
          </table:table-cell>
          <table:table-cell office:value-type="float" office:value="1255.98" calcext:value-type="float">
            <text:p>1255.9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5.h</text:p>
          </table:table-cell>
          <table:table-cell table:formula="of:=IF([.L589]+[.M589]&gt;0; ((([.M589]-[.L589]))*100)/(([.M589]+[.L589])/2);0)" office:value-type="float" office:value="-0.452801410833873" calcext:value-type="float">
            <text:p>-0.4528014108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.72" calcext:value-type="float">
            <text:p>1002.72</text:p>
          </table:table-cell>
          <table:table-cell office:value-type="float" office:value="997.08" calcext:value-type="float">
            <text:p>997.0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6.h</text:p>
          </table:table-cell>
          <table:table-cell table:formula="of:=IF([.L590]+[.M590]&gt;0; ((([.M590]-[.L590]))*100)/(([.M590]+[.L590])/2);0)" office:value-type="float" office:value="-0.564056405640563" calcext:value-type="float">
            <text:p>-0.564056405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1.55" calcext:value-type="float">
            <text:p>1091.55</text:p>
          </table:table-cell>
          <table:table-cell office:value-type="float" office:value="1092.14" calcext:value-type="float">
            <text:p>1092.1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7.h</text:p>
          </table:table-cell>
          <table:table-cell table:formula="of:=IF([.L591]+[.M591]&gt;0; ((([.M591]-[.L591]))*100)/(([.M591]+[.L591])/2);0)" office:value-type="float" office:value="0.0540369741126392" calcext:value-type="float">
            <text:p>0.0540369741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.97" calcext:value-type="float">
            <text:p>1029.97</text:p>
          </table:table-cell>
          <table:table-cell office:value-type="float" office:value="1026.2" calcext:value-type="float">
            <text:p>1026.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8.h</text:p>
          </table:table-cell>
          <table:table-cell table:formula="of:=IF([.L592]+[.M592]&gt;0; ((([.M592]-[.L592]))*100)/(([.M592]+[.L592])/2);0)" office:value-type="float" office:value="-0.36670119688547" calcext:value-type="float">
            <text:p>-0.3667011969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8.29" calcext:value-type="float">
            <text:p>1128.29</text:p>
          </table:table-cell>
          <table:table-cell office:value-type="float" office:value="1121.92" calcext:value-type="float">
            <text:p>1121.9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09.h</text:p>
          </table:table-cell>
          <table:table-cell table:formula="of:=IF([.L593]+[.M593]&gt;0; ((([.M593]-[.L593]))*100)/(([.M593]+[.L593])/2);0)" office:value-type="float" office:value="-0.56616937974677" calcext:value-type="float">
            <text:p>-0.5661693797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3.16" calcext:value-type="float">
            <text:p>1063.16</text:p>
          </table:table-cell>
          <table:table-cell office:value-type="float" office:value="1051.42" calcext:value-type="float">
            <text:p>1051.4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1.h</text:p>
          </table:table-cell>
          <table:table-cell table:formula="of:=IF([.L594]+[.M594]&gt;0; ((([.M594]-[.L594]))*100)/(([.M594]+[.L594])/2);0)" office:value-type="float" office:value="-1.11038598681535" calcext:value-type="float">
            <text:p>-1.1103859868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1.44" calcext:value-type="float">
            <text:p>1101.44</text:p>
          </table:table-cell>
          <table:table-cell office:value-type="float" office:value="1099.74" calcext:value-type="float">
            <text:p>1099.7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2.h</text:p>
          </table:table-cell>
          <table:table-cell table:formula="of:=IF([.L595]+[.M595]&gt;0; ((([.M595]-[.L595]))*100)/(([.M595]+[.L595])/2);0)" office:value-type="float" office:value="-0.154462606420197" calcext:value-type="float">
            <text:p>-0.1544626064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8.18" calcext:value-type="float">
            <text:p>1018.18</text:p>
          </table:table-cell>
          <table:table-cell office:value-type="float" office:value="1005.62" calcext:value-type="float">
            <text:p>1005.6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3.h</text:p>
          </table:table-cell>
          <table:table-cell table:formula="of:=IF([.L596]+[.M596]&gt;0; ((([.M596]-[.L596]))*100)/(([.M596]+[.L596])/2);0)" office:value-type="float" office:value="-1.24122937049115" calcext:value-type="float">
            <text:p>-1.241229370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9.3" calcext:value-type="float">
            <text:p>1059.3</text:p>
          </table:table-cell>
          <table:table-cell office:value-type="float" office:value="1044.78" calcext:value-type="float">
            <text:p>1044.7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4.h</text:p>
          </table:table-cell>
          <table:table-cell table:formula="of:=IF([.L597]+[.M597]&gt;0; ((([.M597]-[.L597]))*100)/(([.M597]+[.L597])/2);0)" office:value-type="float" office:value="-1.3801756587202" calcext:value-type="float">
            <text:p>-1.3801756587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2.68" calcext:value-type="float">
            <text:p>1042.68</text:p>
          </table:table-cell>
          <table:table-cell office:value-type="float" office:value="1046.76" calcext:value-type="float">
            <text:p>1046.7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5.h</text:p>
          </table:table-cell>
          <table:table-cell table:formula="of:=IF([.L598]+[.M598]&gt;0; ((([.M598]-[.L598]))*100)/(([.M598]+[.L598])/2);0)" office:value-type="float" office:value="0.390535263036979" calcext:value-type="float">
            <text:p>0.390535263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1.75" calcext:value-type="float">
            <text:p>1071.75</text:p>
          </table:table-cell>
          <table:table-cell office:value-type="float" office:value="1087.2" calcext:value-type="float">
            <text:p>1087.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6.h</text:p>
          </table:table-cell>
          <table:table-cell table:formula="of:=IF([.L599]+[.M599]&gt;0; ((([.M599]-[.L599]))*100)/(([.M599]+[.L599])/2);0)" office:value-type="float" office:value="1.4312513027166" calcext:value-type="float">
            <text:p>1.431251302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.31" calcext:value-type="float">
            <text:p>1000.31</text:p>
          </table:table-cell>
          <table:table-cell office:value-type="float" office:value="999.44" calcext:value-type="float">
            <text:p>999.4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7.h</text:p>
          </table:table-cell>
          <table:table-cell table:formula="of:=IF([.L600]+[.M600]&gt;0; ((([.M600]-[.L600]))*100)/(([.M600]+[.L600])/2);0)" office:value-type="float" office:value="-0.087010876359534" calcext:value-type="float">
            <text:p>-0.0870108764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6" calcext:value-type="float">
            <text:p>999.96</text:p>
          </table:table-cell>
          <table:table-cell office:value-type="float" office:value="1002.86" calcext:value-type="float">
            <text:p>1002.8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8.h</text:p>
          </table:table-cell>
          <table:table-cell table:formula="of:=IF([.L601]+[.M601]&gt;0; ((([.M601]-[.L601]))*100)/(([.M601]+[.L601])/2);0)" office:value-type="float" office:value="0.289591675737208" calcext:value-type="float">
            <text:p>0.2895916757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6.52" calcext:value-type="float">
            <text:p>1086.52</text:p>
          </table:table-cell>
          <table:table-cell office:value-type="float" office:value="1088.01" calcext:value-type="float">
            <text:p>1088.0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19.h</text:p>
          </table:table-cell>
          <table:table-cell table:formula="of:=IF([.L602]+[.M602]&gt;0; ((([.M602]-[.L602]))*100)/(([.M602]+[.L602])/2);0)" office:value-type="float" office:value="0.137041107733626" calcext:value-type="float">
            <text:p>0.1370411077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.47" calcext:value-type="float">
            <text:p>1058.47</text:p>
          </table:table-cell>
          <table:table-cell office:value-type="float" office:value="1059.75" calcext:value-type="float">
            <text:p>1059.7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0.h</text:p>
          </table:table-cell>
          <table:table-cell table:formula="of:=IF([.L603]+[.M603]&gt;0; ((([.M603]-[.L603]))*100)/(([.M603]+[.L603])/2);0)" office:value-type="float" office:value="0.120856190575103" calcext:value-type="float">
            <text:p>0.1208561906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.99" calcext:value-type="float">
            <text:p>1037.99</text:p>
          </table:table-cell>
          <table:table-cell office:value-type="float" office:value="1075.44" calcext:value-type="float">
            <text:p>1075.4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1.h</text:p>
          </table:table-cell>
          <table:table-cell table:formula="of:=IF([.L604]+[.M604]&gt;0; ((([.M604]-[.L604]))*100)/(([.M604]+[.L604])/2);0)" office:value-type="float" office:value="3.54400193051107" calcext:value-type="float">
            <text:p>3.5440019305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0.39" calcext:value-type="float">
            <text:p>1150.39</text:p>
          </table:table-cell>
          <table:table-cell office:value-type="float" office:value="1208.92" calcext:value-type="float">
            <text:p>1208.9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nolock.cfg</text:p>
          </table:table-cell>
          <table:table-cell office:value-type="string" calcext:value-type="string">
            <text:p>id2i_optionstruct_022.h</text:p>
          </table:table-cell>
          <table:table-cell table:formula="of:=IF([.L605]+[.M605]&gt;0; ((([.M605]-[.L605]))*100)/(([.M605]+[.L605])/2);0)" office:value-type="float" office:value="4.9616201347004" calcext:value-type="float">
            <text:p>4.9616201347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.16" calcext:value-type="float">
            <text:p>375.16</text:p>
          </table:table-cell>
          <table:table-cell office:value-type="float" office:value="382.76" calcext:value-type="float">
            <text:p>382.7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0.h</text:p>
          </table:table-cell>
          <table:table-cell table:formula="of:=IF([.L606]+[.M606]&gt;0; ((([.M606]-[.L606]))*100)/(([.M606]+[.L606])/2);0)" office:value-type="float" office:value="2.00548870593202" calcext:value-type="float">
            <text:p>2.005488705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.34" calcext:value-type="float">
            <text:p>349.34</text:p>
          </table:table-cell>
          <table:table-cell office:value-type="float" office:value="349.23" calcext:value-type="float">
            <text:p>349.23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1.h</text:p>
          </table:table-cell>
          <table:table-cell table:formula="of:=IF([.L607]+[.M607]&gt;0; ((([.M607]-[.L607]))*100)/(([.M607]+[.L607])/2);0)" office:value-type="float" office:value="-0.0314929069384476" calcext:value-type="float">
            <text:p>-0.0314929069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.08" calcext:value-type="float">
            <text:p>399.08</text:p>
          </table:table-cell>
          <table:table-cell office:value-type="float" office:value="410.87" calcext:value-type="float">
            <text:p>410.8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2.h</text:p>
          </table:table-cell>
          <table:table-cell table:formula="of:=IF([.L608]+[.M608]&gt;0; ((([.M608]-[.L608]))*100)/(([.M608]+[.L608])/2);0)" office:value-type="float" office:value="2.91129082042102" calcext:value-type="float">
            <text:p>2.9112908204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.17" calcext:value-type="float">
            <text:p>369.17</text:p>
          </table:table-cell>
          <table:table-cell office:value-type="float" office:value="375.71" calcext:value-type="float">
            <text:p>375.7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3.h</text:p>
          </table:table-cell>
          <table:table-cell table:formula="of:=IF([.L609]+[.M609]&gt;0; ((([.M609]-[.L609]))*100)/(([.M609]+[.L609])/2);0)" office:value-type="float" office:value="1.75598754161743" calcext:value-type="float">
            <text:p>1.7559875416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.96" calcext:value-type="float">
            <text:p>351.96</text:p>
          </table:table-cell>
          <table:table-cell office:value-type="float" office:value="354.44" calcext:value-type="float">
            <text:p>354.4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4.h</text:p>
          </table:table-cell>
          <table:table-cell table:formula="of:=IF([.L610]+[.M610]&gt;0; ((([.M610]-[.L610]))*100)/(([.M610]+[.L610])/2);0)" office:value-type="float" office:value="0.702151755379394" calcext:value-type="float">
            <text:p>0.7021517554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05" calcext:value-type="float">
            <text:p>340.05</text:p>
          </table:table-cell>
          <table:table-cell office:value-type="float" office:value="339.55" calcext:value-type="float">
            <text:p>339.5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5.h</text:p>
          </table:table-cell>
          <table:table-cell table:formula="of:=IF([.L611]+[.M611]&gt;0; ((([.M611]-[.L611]))*100)/(([.M611]+[.L611])/2);0)" office:value-type="float" office:value="-0.147145379635079" calcext:value-type="float">
            <text:p>-0.1471453796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12" calcext:value-type="float">
            <text:p>379.12</text:p>
          </table:table-cell>
          <table:table-cell office:value-type="float" office:value="377.45" calcext:value-type="float">
            <text:p>377.4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6.h</text:p>
          </table:table-cell>
          <table:table-cell table:formula="of:=IF([.L612]+[.M612]&gt;0; ((([.M612]-[.L612]))*100)/(([.M612]+[.L612])/2);0)" office:value-type="float" office:value="-0.441466090381595" calcext:value-type="float">
            <text:p>-0.4414660904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.33" calcext:value-type="float">
            <text:p>347.33</text:p>
          </table:table-cell>
          <table:table-cell office:value-type="float" office:value="348.06" calcext:value-type="float">
            <text:p>348.0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7.h</text:p>
          </table:table-cell>
          <table:table-cell table:formula="of:=IF([.L613]+[.M613]&gt;0; ((([.M613]-[.L613]))*100)/(([.M613]+[.L613])/2);0)" office:value-type="float" office:value="0.209954126461415" calcext:value-type="float">
            <text:p>0.2099541265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.85" calcext:value-type="float">
            <text:p>360.85</text:p>
          </table:table-cell>
          <table:table-cell office:value-type="float" office:value="359.99" calcext:value-type="float">
            <text:p>359.9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8.h</text:p>
          </table:table-cell>
          <table:table-cell table:formula="of:=IF([.L614]+[.M614]&gt;0; ((([.M614]-[.L614]))*100)/(([.M614]+[.L614])/2);0)" office:value-type="float" office:value="-0.238610509960605" calcext:value-type="float">
            <text:p>-0.23861051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.03" calcext:value-type="float">
            <text:p>363.03</text:p>
          </table:table-cell>
          <table:table-cell office:value-type="float" office:value="355.92" calcext:value-type="float">
            <text:p>355.9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09.h</text:p>
          </table:table-cell>
          <table:table-cell table:formula="of:=IF([.L615]+[.M615]&gt;0; ((([.M615]-[.L615]))*100)/(([.M615]+[.L615])/2);0)" office:value-type="float" office:value="-1.97788441477153" calcext:value-type="float">
            <text:p>-1.9778844148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15" calcext:value-type="float">
            <text:p>340.15</text:p>
          </table:table-cell>
          <table:table-cell office:value-type="float" office:value="340.7" calcext:value-type="float">
            <text:p>340.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1.h</text:p>
          </table:table-cell>
          <table:table-cell table:formula="of:=IF([.L616]+[.M616]&gt;0; ((([.M616]-[.L616]))*100)/(([.M616]+[.L616])/2);0)" office:value-type="float" office:value="0.161562752441804" calcext:value-type="float">
            <text:p>0.1615627524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.66" calcext:value-type="float">
            <text:p>337.66</text:p>
          </table:table-cell>
          <table:table-cell office:value-type="float" office:value="338.44" calcext:value-type="float">
            <text:p>338.4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2.h</text:p>
          </table:table-cell>
          <table:table-cell table:formula="of:=IF([.L617]+[.M617]&gt;0; ((([.M617]-[.L617]))*100)/(([.M617]+[.L617])/2);0)" office:value-type="float" office:value="0.230735098358223" calcext:value-type="float">
            <text:p>0.2307350984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.1" calcext:value-type="float">
            <text:p>338.1</text:p>
          </table:table-cell>
          <table:table-cell office:value-type="float" office:value="335.36" calcext:value-type="float">
            <text:p>335.3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3.h</text:p>
          </table:table-cell>
          <table:table-cell table:formula="of:=IF([.L618]+[.M618]&gt;0; ((([.M618]-[.L618]))*100)/(([.M618]+[.L618])/2);0)" office:value-type="float" office:value="-0.813708312297689" calcext:value-type="float">
            <text:p>-0.8137083123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29" calcext:value-type="float">
            <text:p>354.29</text:p>
          </table:table-cell>
          <table:table-cell office:value-type="float" office:value="355.01" calcext:value-type="float">
            <text:p>355.0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4.h</text:p>
          </table:table-cell>
          <table:table-cell table:formula="of:=IF([.L619]+[.M619]&gt;0; ((([.M619]-[.L619]))*100)/(([.M619]+[.L619])/2);0)" office:value-type="float" office:value="0.203017059072316" calcext:value-type="float">
            <text:p>0.2030170591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.03" calcext:value-type="float">
            <text:p>368.03</text:p>
          </table:table-cell>
          <table:table-cell office:value-type="float" office:value="370.55" calcext:value-type="float">
            <text:p>370.5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5.h</text:p>
          </table:table-cell>
          <table:table-cell table:formula="of:=IF([.L620]+[.M620]&gt;0; ((([.M620]-[.L620]))*100)/(([.M620]+[.L620])/2);0)" office:value-type="float" office:value="0.682390533185312" calcext:value-type="float">
            <text:p>0.6823905332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.15" calcext:value-type="float">
            <text:p>389.15</text:p>
          </table:table-cell>
          <table:table-cell office:value-type="float" office:value="389.17" calcext:value-type="float">
            <text:p>389.1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6.h</text:p>
          </table:table-cell>
          <table:table-cell table:formula="of:=IF([.L621]+[.M621]&gt;0; ((([.M621]-[.L621]))*100)/(([.M621]+[.L621])/2);0)" office:value-type="float" office:value="0.00513927433447391" calcext:value-type="float">
            <text:p>0.0051392743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29" calcext:value-type="float">
            <text:p>356.29</text:p>
          </table:table-cell>
          <table:table-cell office:value-type="float" office:value="358.91" calcext:value-type="float">
            <text:p>358.9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7.h</text:p>
          </table:table-cell>
          <table:table-cell table:formula="of:=IF([.L622]+[.M622]&gt;0; ((([.M622]-[.L622]))*100)/(([.M622]+[.L622])/2);0)" office:value-type="float" office:value="0.732662192393737" calcext:value-type="float">
            <text:p>0.7326621924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.16" calcext:value-type="float">
            <text:p>1108.16</text:p>
          </table:table-cell>
          <table:table-cell office:value-type="float" office:value="1100.35" calcext:value-type="float">
            <text:p>1100.3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8.h</text:p>
          </table:table-cell>
          <table:table-cell table:formula="of:=IF([.L623]+[.M623]&gt;0; ((([.M623]-[.L623]))*100)/(([.M623]+[.L623])/2);0)" office:value-type="float" office:value="-0.70726417358311" calcext:value-type="float">
            <text:p>-0.7072641736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.54" calcext:value-type="float">
            <text:p>410.54</text:p>
          </table:table-cell>
          <table:table-cell office:value-type="float" office:value="413.96" calcext:value-type="float">
            <text:p>413.9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19.h</text:p>
          </table:table-cell>
          <table:table-cell table:formula="of:=IF([.L624]+[.M624]&gt;0; ((([.M624]-[.L624]))*100)/(([.M624]+[.L624])/2);0)" office:value-type="float" office:value="0.829593693147352" calcext:value-type="float">
            <text:p>0.8295936931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67" calcext:value-type="float">
            <text:p>380.67</text:p>
          </table:table-cell>
          <table:table-cell office:value-type="float" office:value="386.49" calcext:value-type="float">
            <text:p>386.4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0.h</text:p>
          </table:table-cell>
          <table:table-cell table:formula="of:=IF([.L625]+[.M625]&gt;0; ((([.M625]-[.L625]))*100)/(([.M625]+[.L625])/2);0)" office:value-type="float" office:value="1.51728452995464" calcext:value-type="float">
            <text:p>1.517284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32" calcext:value-type="float">
            <text:p>378.32</text:p>
          </table:table-cell>
          <table:table-cell office:value-type="float" office:value="379.46" calcext:value-type="float">
            <text:p>379.4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1.h</text:p>
          </table:table-cell>
          <table:table-cell table:formula="of:=IF([.L626]+[.M626]&gt;0; ((([.M626]-[.L626]))*100)/(([.M626]+[.L626])/2);0)" office:value-type="float" office:value="0.300878883053125" calcext:value-type="float">
            <text:p>0.3008788831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92" calcext:value-type="float">
            <text:p>378.92</text:p>
          </table:table-cell>
          <table:table-cell office:value-type="float" office:value="378.29" calcext:value-type="float">
            <text:p>378.2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plock.cfg</text:p>
          </table:table-cell>
          <table:table-cell office:value-type="string" calcext:value-type="string">
            <text:p>id2i_optionstruct_022.h</text:p>
          </table:table-cell>
          <table:table-cell table:formula="of:=IF([.L627]+[.M627]&gt;0; ((([.M627]-[.L627]))*100)/(([.M627]+[.L627])/2);0)" office:value-type="float" office:value="-0.166400338083225" calcext:value-type="float">
            <text:p>-0.166400338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41" calcext:value-type="float">
            <text:p>365.41</text:p>
          </table:table-cell>
          <table:table-cell office:value-type="float" office:value="365.58" calcext:value-type="float">
            <text:p>365.5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0.h</text:p>
          </table:table-cell>
          <table:table-cell table:formula="of:=IF([.L628]+[.M628]&gt;0; ((([.M628]-[.L628]))*100)/(([.M628]+[.L628])/2);0)" office:value-type="float" office:value="0.0465122641896494" calcext:value-type="float">
            <text:p>0.046512264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85" calcext:value-type="float">
            <text:p>377.85</text:p>
          </table:table-cell>
          <table:table-cell office:value-type="float" office:value="376.97" calcext:value-type="float">
            <text:p>376.9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1.h</text:p>
          </table:table-cell>
          <table:table-cell table:formula="of:=IF([.L629]+[.M629]&gt;0; ((([.M629]-[.L629]))*100)/(([.M629]+[.L629])/2);0)" office:value-type="float" office:value="-0.233168172544446" calcext:value-type="float">
            <text:p>-0.2331681725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.05" calcext:value-type="float">
            <text:p>350.05</text:p>
          </table:table-cell>
          <table:table-cell office:value-type="float" office:value="346.61" calcext:value-type="float">
            <text:p>346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2.h</text:p>
          </table:table-cell>
          <table:table-cell table:formula="of:=IF([.L630]+[.M630]&gt;0; ((([.M630]-[.L630]))*100)/(([.M630]+[.L630])/2);0)" office:value-type="float" office:value="-0.987569259035971" calcext:value-type="float">
            <text:p>-0.987569259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.83" calcext:value-type="float">
            <text:p>349.83</text:p>
          </table:table-cell>
          <table:table-cell office:value-type="float" office:value="351.2" calcext:value-type="float">
            <text:p>351.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3.h</text:p>
          </table:table-cell>
          <table:table-cell table:formula="of:=IF([.L631]+[.M631]&gt;0; ((([.M631]-[.L631]))*100)/(([.M631]+[.L631])/2);0)" office:value-type="float" office:value="0.39085345848252" calcext:value-type="float">
            <text:p>0.390853458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.57" calcext:value-type="float">
            <text:p>360.57</text:p>
          </table:table-cell>
          <table:table-cell office:value-type="float" office:value="355.34" calcext:value-type="float">
            <text:p>355.3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4.h</text:p>
          </table:table-cell>
          <table:table-cell table:formula="of:=IF([.L632]+[.M632]&gt;0; ((([.M632]-[.L632]))*100)/(([.M632]+[.L632])/2);0)" office:value-type="float" office:value="-1.46107750974285" calcext:value-type="float">
            <text:p>-1.4610775097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.17" calcext:value-type="float">
            <text:p>338.17</text:p>
          </table:table-cell>
          <table:table-cell office:value-type="float" office:value="340.84" calcext:value-type="float">
            <text:p>340.8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5.h</text:p>
          </table:table-cell>
          <table:table-cell table:formula="of:=IF([.L633]+[.M633]&gt;0; ((([.M633]-[.L633]))*100)/(([.M633]+[.L633])/2);0)" office:value-type="float" office:value="0.786439080425902" calcext:value-type="float">
            <text:p>0.7864390804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81" calcext:value-type="float">
            <text:p>357.81</text:p>
          </table:table-cell>
          <table:table-cell office:value-type="float" office:value="364.42" calcext:value-type="float">
            <text:p>364.4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6.h</text:p>
          </table:table-cell>
          <table:table-cell table:formula="of:=IF([.L634]+[.M634]&gt;0; ((([.M634]-[.L634]))*100)/(([.M634]+[.L634])/2);0)" office:value-type="float" office:value="1.83044182601111" calcext:value-type="float">
            <text:p>1.830441826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24" calcext:value-type="float">
            <text:p>378.2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7.h</text:p>
          </table:table-cell>
          <table:table-cell table:formula="of:=IF([.L635]+[.M635]&gt;0; ((([.M635]-[.L635]))*100)/(([.M635]+[.L635])/2);0)" office:value-type="float" office:value="0.464232960540196" calcext:value-type="float">
            <text:p>0.464232960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02" calcext:value-type="float">
            <text:p>348.02</text:p>
          </table:table-cell>
          <table:table-cell office:value-type="float" office:value="346.29" calcext:value-type="float">
            <text:p>346.29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8.h</text:p>
          </table:table-cell>
          <table:table-cell table:formula="of:=IF([.L636]+[.M636]&gt;0; ((([.M636]-[.L636]))*100)/(([.M636]+[.L636])/2);0)" office:value-type="float" office:value="-0.498336477942118" calcext:value-type="float">
            <text:p>-0.4983364779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.98" calcext:value-type="float">
            <text:p>393.98</text:p>
          </table:table-cell>
          <table:table-cell office:value-type="float" office:value="391.66" calcext:value-type="float">
            <text:p>391.6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09.h</text:p>
          </table:table-cell>
          <table:table-cell table:formula="of:=IF([.L637]+[.M637]&gt;0; ((([.M637]-[.L637]))*100)/(([.M637]+[.L637])/2);0)" office:value-type="float" office:value="-0.590601293213175" calcext:value-type="float">
            <text:p>-0.5906012932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.63" calcext:value-type="float">
            <text:p>389.63</text:p>
          </table:table-cell>
          <table:table-cell office:value-type="float" office:value="387.81" calcext:value-type="float">
            <text:p>387.8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1.h</text:p>
          </table:table-cell>
          <table:table-cell table:formula="of:=IF([.L638]+[.M638]&gt;0; ((([.M638]-[.L638]))*100)/(([.M638]+[.L638])/2);0)" office:value-type="float" office:value="-0.468203334019344" calcext:value-type="float">
            <text:p>-0.468203334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31" calcext:value-type="float">
            <text:p>364.31</text:p>
          </table:table-cell>
          <table:table-cell office:value-type="float" office:value="361.65" calcext:value-type="float">
            <text:p>361.6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2.h</text:p>
          </table:table-cell>
          <table:table-cell table:formula="of:=IF([.L639]+[.M639]&gt;0; ((([.M639]-[.L639]))*100)/(([.M639]+[.L639])/2);0)" office:value-type="float" office:value="-0.732822745054831" calcext:value-type="float">
            <text:p>-0.7328227451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23.6" calcext:value-type="float">
            <text:p>423.6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4.h</text:p>
          </table:table-cell>
          <table:table-cell table:formula="of:=IF([.L640]+[.M640]&gt;0; ((([.M640]-[.L640]))*100)/(([.M640]+[.L640])/2);0)" office:value-type="float" office:value="-0.691650786929211" calcext:value-type="float">
            <text:p>-0.6916507869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.16" calcext:value-type="float">
            <text:p>383.16</text:p>
          </table:table-cell>
          <table:table-cell office:value-type="float" office:value="379.54" calcext:value-type="float">
            <text:p>379.54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5.h</text:p>
          </table:table-cell>
          <table:table-cell table:formula="of:=IF([.L641]+[.M641]&gt;0; ((([.M641]-[.L641]))*100)/(([.M641]+[.L641])/2);0)" office:value-type="float" office:value="-0.949259210698834" calcext:value-type="float">
            <text:p>-0.9492592107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12" calcext:value-type="float">
            <text:p>363.12</text:p>
          </table:table-cell>
          <table:table-cell office:value-type="float" office:value="362.95" calcext:value-type="float">
            <text:p>362.95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6.h</text:p>
          </table:table-cell>
          <table:table-cell table:formula="of:=IF([.L642]+[.M642]&gt;0; ((([.M642]-[.L642]))*100)/(([.M642]+[.L642])/2);0)" office:value-type="float" office:value="-0.0468274408803603" calcext:value-type="float">
            <text:p>-0.046827440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.17" calcext:value-type="float">
            <text:p>381.17</text:p>
          </table:table-cell>
          <table:table-cell office:value-type="float" office:value="378.72" calcext:value-type="float">
            <text:p>378.7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7.h</text:p>
          </table:table-cell>
          <table:table-cell table:formula="of:=IF([.L643]+[.M643]&gt;0; ((([.M643]-[.L643]))*100)/(([.M643]+[.L643])/2);0)" office:value-type="float" office:value="-0.644830172788164" calcext:value-type="float">
            <text:p>-0.644830172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.35" calcext:value-type="float">
            <text:p>983.35</text:p>
          </table:table-cell>
          <table:table-cell office:value-type="float" office:value="983.61" calcext:value-type="float">
            <text:p>983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8.h</text:p>
          </table:table-cell>
          <table:table-cell table:formula="of:=IF([.L644]+[.M644]&gt;0; ((([.M644]-[.L644]))*100)/(([.M644]+[.L644])/2);0)" office:value-type="float" office:value="0.0264367348598844" calcext:value-type="float">
            <text:p>0.0264367349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.9" calcext:value-type="float">
            <text:p>341.9</text:p>
          </table:table-cell>
          <table:table-cell office:value-type="float" office:value="344.2" calcext:value-type="float">
            <text:p>344.2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19.h</text:p>
          </table:table-cell>
          <table:table-cell table:formula="of:=IF([.L645]+[.M645]&gt;0; ((([.M645]-[.L645]))*100)/(([.M645]+[.L645])/2);0)" office:value-type="float" office:value="0.670456201719869" calcext:value-type="float">
            <text:p>0.6704562017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.93" calcext:value-type="float">
            <text:p>345.93</text:p>
          </table:table-cell>
          <table:table-cell office:value-type="float" office:value="343.61" calcext:value-type="float">
            <text:p>343.61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0.h</text:p>
          </table:table-cell>
          <table:table-cell table:formula="of:=IF([.L646]+[.M646]&gt;0; ((([.M646]-[.L646]))*100)/(([.M646]+[.L646])/2);0)" office:value-type="float" office:value="-0.672912376366851" calcext:value-type="float">
            <text:p>-0.672912376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.28" calcext:value-type="float">
            <text:p>392.28</text:p>
          </table:table-cell>
          <table:table-cell office:value-type="float" office:value="398.88" calcext:value-type="float">
            <text:p>398.88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1.h</text:p>
          </table:table-cell>
          <table:table-cell table:formula="of:=IF([.L647]+[.M647]&gt;0; ((([.M647]-[.L647]))*100)/(([.M647]+[.L647])/2);0)" office:value-type="float" office:value="1.66843622023359" calcext:value-type="float">
            <text:p>1.6684362202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14" calcext:value-type="float">
            <text:p>365.14</text:p>
          </table:table-cell>
          <table:table-cell office:value-type="float" office:value="355.7" calcext:value-type="float">
            <text:p>355.7</text:p>
          </table:table-cell>
          <table:table-cell office:value-type="string" calcext:value-type="string">
            <text:p>extra1</text:p>
          </table:table-cell>
          <table:table-cell office:value-type="string" calcext:value-type="string">
            <text:p>wal1.cfg</text:p>
          </table:table-cell>
          <table:table-cell office:value-type="string" calcext:value-type="string">
            <text:p>id2i_optionstruct_022.h</text:p>
          </table:table-cell>
          <table:table-cell table:formula="of:=IF([.L648]+[.M648]&gt;0; ((([.M648]-[.L648]))*100)/(([.M648]+[.L648])/2);0)" office:value-type="float" office:value="-2.61916652793963" calcext:value-type="float">
            <text:p>-2.6191665279</text:p>
          </table:table-cell>
        </table:table-row>
      </table:table>
      <table:named-expressions/>
      <table:database-ranges>
        <table:database-range table:name="__Anonymous_Sheet_DB__0" table:target-range-address="ft_exclusive_09_10_15.A2:ft_exclusive_09_10_15.Q6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 number:truncate-on-overflow="false">
      <number:hours/>
      <number:text>:</number:text>
      <number:minutes/>
      <number:text>:</number:text>
      <number:seconds number:style="long" number:decimal-places="2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12:42:45.300289795</dc:date>
    <dc:creator>Flo </dc:creator>
    <meta:editing-duration>PT3M33S</meta:editing-duration>
    <meta:editing-cycles>1</meta:editing-cycles>
    <meta:document-statistic meta:table-count="1" meta:cell-count="11016" meta:object-count="0"/>
    <meta:generator>LibreOffice/4.4.3.2$Linux_X86_64 LibreOffice_project/40m0$Build-2</meta:generator>
  </office:meta>
</office:document-meta>
</file>